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4"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5" style:family="table-cell" style:parent-style-name="Default" style:data-style-name="N0">
      <style:table-cell-properties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style:repeat-content="false"/>
      <style:paragraph-properties fo:text-align="center"/>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hin solid #000000"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automatic" fo:wrap-option="wrap" style:repeat-content="false"/>
      <style:paragraph-properties fo:text-align="center"/>
    </style:style>
    <style:style style:name="ce10" style:family="table-cell" style:parent-style-name="Default" style:data-style-name="N0">
      <style:table-cell-properties fo:border="thin solid #000000" style:vertical-align="middle" fo:wrap-option="wrap"/>
    </style:style>
    <style:style style:name="ce11" style:family="table-cell" style:parent-style-name="Default" style:data-style-name="N0">
      <style:table-cell-properties fo:border="thin solid #000000" style:vertical-align="automatic" fo:wrap-option="wrap"/>
    </style:style>
    <style:style style:name="ce12" style:family="table-cell" style:parent-style-name="Default" style:data-style-name="N0">
      <style:table-cell-properties fo:border="thin solid #000000" style:vertical-align="middle" style:repeat-content="false"/>
      <style:paragraph-properties fo:text-align="center"/>
    </style:style>
    <style:style style:name="ce13" style:family="table-cell" style:parent-style-name="Default" style:data-style-name="N0">
      <style:table-cell-properties fo:border="thin solid #000000" style:vertical-align="middle"/>
    </style:style>
    <style:style style:name="ce14" style:family="table-cell" style:parent-style-name="Default" style:data-style-name="N0">
      <style:table-cell-properties style:vertical-align="middle"/>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center"/>
    </style:style>
    <style:style style:name="ce17" style:family="table-cell" style:parent-style-name="Default" style:data-style-name="N0">
      <style:table-cell-properties style:vertical-align="middle" fo:wrap-option="wrap"/>
    </style:style>
    <style:style style:name="ce18" style:family="table-cell" style:parent-style-name="Default" style:data-style-name="N0">
      <style:table-cell-properties style:vertical-align="automatic" fo:wrap-option="wrap"/>
    </style:style>
    <style:style style:name="co1" style:family="table-column">
      <style:table-column-properties fo:break-before="auto" style:column-width="4.206875cm"/>
    </style:style>
    <style:style style:name="co2" style:family="table-column">
      <style:table-column-properties fo:break-before="auto" style:column-width="1.69333333333333cm"/>
    </style:style>
    <style:style style:name="co3" style:family="table-column">
      <style:table-column-properties fo:break-before="auto" style:column-width="8.969375cm" style:use-optimal-column-width="true"/>
    </style:style>
    <style:style style:name="co4" style:family="table-column">
      <style:table-column-properties fo:break-before="auto" style:column-width="4.10104166666667cm"/>
    </style:style>
    <style:style style:name="co5" style:family="table-column">
      <style:table-column-properties fo:break-before="auto" style:column-width="5.29166666666667cm"/>
    </style:style>
    <style:style style:name="co6" style:family="table-column">
      <style:table-column-properties fo:break-before="auto" style:column-width="3.94229166666667cm"/>
    </style:style>
    <style:style style:name="co7" style:family="table-column">
      <style:table-column-properties fo:break-before="auto" style:column-width="4.73604166666667cm" style:use-optimal-column-width="true"/>
    </style:style>
    <style:style style:name="co8" style:family="table-column">
      <style:table-column-properties fo:break-before="auto" style:column-width="6.82625cm"/>
    </style:style>
    <style:style style:name="co9" style:family="table-column">
      <style:table-column-properties fo:break-before="auto" style:column-width="6.21770833333333cm" style:use-optimal-column-width="true"/>
    </style:style>
    <style:style style:name="co10" style:family="table-column">
      <style:table-column-properties fo:break-before="auto" style:column-width="11.8004166666667cm"/>
    </style:style>
    <style:style style:name="co11" style:family="table-column">
      <style:table-column-properties fo:break-before="auto" style:column-width="2.24895833333333cm" style:use-optimal-column-width="true"/>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89.25pt" style:use-optimal-row-height="true" fo:break-before="auto"/>
    </style:style>
    <style:style style:name="ro6" style:family="table-row">
      <style:table-row-properties style:row-height="51pt" style:use-optimal-row-height="true" fo:break-before="auto"/>
    </style:style>
    <style:style style:name="ro7" style:family="table-row">
      <style:table-row-properties style:row-height="63.75pt" style:use-optimal-row-height="true" fo:break-before="auto"/>
    </style:style>
    <style:style style:name="ro8" style:family="table-row">
      <style:table-row-properties style:row-height="76.5pt" style:use-optimal-row-height="true" fo:break-before="auto"/>
    </style:style>
    <style:style style:name="ro9" style:family="table-row">
      <style:table-row-properties style:row-height="153pt" style:use-optimal-row-height="true" fo:break-before="auto"/>
    </style:style>
    <style:style style:name="ro10" style:family="table-row">
      <style:table-row-properties style:row-height="102pt" style:use-optimal-row-height="true" fo:break-before="auto"/>
    </style:style>
    <style:style style:name="ro11" style:family="table-row">
      <style:table-row-properties style:row-height="178.5pt" style:use-optimal-row-height="true" fo:break-before="auto"/>
    </style:style>
    <style:style style:name="ro12"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Relatório_de_Suprimento_-_Porta" table:style-name="ta1">
        <table:table-column table:style-name="co1" table:default-cell-style-name="ce16"/>
        <table:table-column table:style-name="co2" table:default-cell-style-name="ce16"/>
        <table:table-column table:style-name="co3" table:default-cell-style-name="ce1"/>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7"/>
        <table:table-column table:style-name="co9" table:default-cell-style-name="ce1"/>
        <table:table-column table:style-name="co10" table:default-cell-style-name="ce18"/>
        <table:table-column table:style-name="co11" table:default-cell-style-name="ce16"/>
        <table:table-column table:style-name="co2" table:number-columns-repeated="16373" table:default-cell-style-name="ce1"/>
        <table:table-row table:style-name="ro1">
          <table:table-cell office:value-type="string" table:style-name="ce2">
            <text:p>Unidade Gestora</text:p>
          </table:table-cell>
          <table:table-cell office:value-type="string" table:style-name="ce2">
            <text:p>Ano</text:p>
          </table:table-cell>
          <table:table-cell office:value-type="string" table:style-name="ce2">
            <text:p>Suprido</text:p>
          </table:table-cell>
          <table:table-cell office:value-type="string" table:style-name="ce2">
            <text:p>CPF do Suprido</text:p>
          </table:table-cell>
          <table:table-cell office:value-type="string" table:style-name="ce2">
            <text:p>Período de Aplicação</text:p>
          </table:table-cell>
          <table:table-cell office:value-type="string" table:style-name="ce2">
            <text:p>Aprovado</text:p>
          </table:table-cell>
          <table:table-cell office:value-type="string" table:style-name="ce2">
            <text:p>Data da Aquisição</text:p>
          </table:table-cell>
          <table:table-cell office:value-type="string" table:style-name="ce3">
            <text:p>Nome do Favorecido</text:p>
          </table:table-cell>
          <table:table-cell office:value-type="string" table:style-name="ce2">
            <text:p>CPF/CNPJ do Favorecido</text:p>
          </table:table-cell>
          <table:table-cell office:value-type="string" table:style-name="ce4">
            <text:p>Objeto da Aquisição</text:p>
          </table:table-cell>
          <table:table-cell office:value-type="string" table:style-name="ce2">
            <text:p>Valor</text:p>
          </table:table-cell>
          <table:table-cell table:number-columns-repeated="16373" table:style-name="ce5"/>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8/01/2021 a 17/04/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0/06/2021</text:p>
          </table:table-cell>
          <table:table-cell office:value-type="string" table:style-name="ce8">
            <text:p>A. J. P. DA CUNHA</text:p>
          </table:table-cell>
          <table:table-cell office:value-type="string" table:style-name="ce6">
            <text:p>15.504.352/0001-51</text:p>
          </table:table-cell>
          <table:table-cell office:value-type="string" table:style-name="ce9">
            <text:p>MATERIAL DE CONSUMO PARA INSTALAÇÃO DE CONDICIONADOR DE AR DO CFTV.</text:p>
          </table:table-cell>
          <table:table-cell office:value-type="string" table:style-name="ce6">
            <text:p>R$ <text:s text:c="3"/>144,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4/05/2021</text:p>
          </table:table-cell>
          <table:table-cell office:value-type="string" table:style-name="ce8">
            <text:p>COMABEL IND E COM DE MADEIRAS BENEFICIADAS LTDA</text:p>
          </table:table-cell>
          <table:table-cell office:value-type="string" table:style-name="ce6">
            <text:p>07.773.277/0001-04</text:p>
          </table:table-cell>
          <table:table-cell office:value-type="string" table:style-name="ce9">
            <text:p>MATERIAL DE CONSUMO PARA CONSTRUIR EMBALAR O DISJUNTOR DA SUBESTAÇÃO.</text:p>
          </table:table-cell>
          <table:table-cell office:value-type="string" table:style-name="ce6">
            <text:p>R$ <text:s text:c="3"/>285,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9/05/2021</text:p>
          </table:table-cell>
          <table:table-cell office:value-type="string" table:style-name="ce8">
            <text:p>COSTA MONTEIRO LTDA</text:p>
          </table:table-cell>
          <table:table-cell office:value-type="string" table:style-name="ce6">
            <text:p>08.549.742/0001-82</text:p>
          </table:table-cell>
          <table:table-cell office:value-type="string" table:style-name="ce9">
            <text:p>PARAFUSO E BROCA UTILIZADA PARA VEDA A CAIXA UTILIZADA PARA EMBALAR O DISJUNTOR DA SUBESTAÇÃO.</text:p>
          </table:table-cell>
          <table:table-cell office:value-type="string" table:style-name="ce6">
            <text:p>R$ <text:s text:c="4"/>23,00</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1/05/2021</text:p>
          </table:table-cell>
          <table:table-cell office:value-type="string" table:style-name="ce8">
            <text:p>PARANORTE COMÉRCIO DE MÁQUINAS E MATERIAL DE CONSTRUÇÃO LTDA.</text:p>
          </table:table-cell>
          <table:table-cell office:value-type="string" table:style-name="ce6">
            <text:p>84.328.129/0001-13</text:p>
          </table:table-cell>
          <table:table-cell office:value-type="string" table:style-name="ce9">
            <text:p>COMPRAR CAPACITOR PARA AR CONDICIONADO DO TIPO SPLIT.</text:p>
          </table:table-cell>
          <table:table-cell office:value-type="string" table:style-name="ce6">
            <text:p>R$ <text:s text:c="4"/>54,22</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4/05/2021</text:p>
          </table:table-cell>
          <table:table-cell office:value-type="string" table:style-name="ce8">
            <text:p>COMABEL IND E COM DE MADEIRAS BENEFICIADAS LTDA</text:p>
          </table:table-cell>
          <table:table-cell office:value-type="string" table:style-name="ce6">
            <text:p>07.773.277/0001-04</text:p>
          </table:table-cell>
          <table:table-cell office:value-type="string" table:style-name="ce9">
            <text:p>PARA EMBALAR DISJUNTOR DA SUBESTAÇÃO A SER ENCAMINHADO PARA AUTORIZADA PARA MANUTENÇÃO CORRETIVA.</text:p>
          </table:table-cell>
          <table:table-cell office:value-type="string" table:style-name="ce6">
            <text:p>R$ <text:s text:c="4"/>52,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9/04/2021</text:p>
          </table:table-cell>
          <table:table-cell office:value-type="string" table:style-name="ce8">
            <text:p>OFICINA DOS BITS LTDA.</text:p>
          </table:table-cell>
          <table:table-cell office:value-type="string" table:style-name="ce6">
            <text:p>02.593.449/0001-36</text:p>
          </table:table-cell>
          <table:table-cell office:value-type="string" table:style-name="ce9">
            <text:p>AQUISIÇÃO DE MATERIAL DE CONSUMO PARA OS RACKS DA PRAC.</text:p>
          </table:table-cell>
          <table:table-cell office:value-type="string" table:style-name="ce6">
            <text:p>R$ <text:s text:c="3"/>576,97</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1/05/2021 a 31/05/2021</text:p>
          </table:table-cell>
          <table:table-cell office:value-type="string" table:style-name="ce6">
            <text:p>SIM</text:p>
          </table:table-cell>
          <table:table-cell office:value-type="string" table:style-name="ce6">
            <text:p>31/05/2021</text:p>
          </table:table-cell>
          <table:table-cell office:value-type="string" table:style-name="ce8">
            <text:p>IVANILSON <text:s/>FERREIRA <text:s/>DA <text:s/>CONCEICAO <text:s/>¿ <text:s/>ME</text:p>
          </table:table-cell>
          <table:table-cell office:value-type="string" table:style-name="ce6">
            <text:p>13.987.182/0001-88</text:p>
          </table:table-cell>
          <table:table-cell office:value-type="string" table:style-name="ce9">
            <text:p>PARA CONTRATAÇÕES EM CARÁTER EXCEPCIONAL QUE POR SUA NATUREZA E URGÊNCIA NÃO PODEM SER CONTRATADAS POR MEIO DE PROCESSO NORMAL DE LICITAÇÃO OU DISPENSA.</text:p>
          </table:table-cell>
          <table:table-cell office:value-type="string" table:style-name="ce6">
            <text:p>R$ <text:s text:c="4"/>94,00</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8/06/2021 a 28/07/2021</text:p>
          </table:table-cell>
          <table:table-cell office:value-type="string" table:style-name="ce6">
            <text:p>SIM</text:p>
          </table:table-cell>
          <table:table-cell office:value-type="string" table:style-name="ce6">
            <text:p>05/07/2021</text:p>
          </table:table-cell>
          <table:table-cell office:value-type="string" table:style-name="ce8">
            <text:p>INVIOLAVEL CRUZEIRO DO SUL VIGILANCIA ELETRONICA EIRELI</text:p>
          </table:table-cell>
          <table:table-cell office:value-type="string" table:style-name="ce6">
            <text:p>14.090.754/0001-94</text:p>
          </table:table-cell>
          <table:table-cell office:value-type="string" table:style-name="ce9">
            <text:p>COBRIR <text:s/>DESPESAS <text:s/>DE <text:s/>PEQUENO <text:s/>VULTO, <text:s/>DE <text:s/>PRONTO <text:s/>PAGAMENTO <text:s/>E <text:s/>ENTREGA <text:s/>IMEDIATA <text:s/>NÃO AMPARADA POR CONTRATO.</text:p>
          </table:table-cell>
          <table:table-cell office:value-type="string" table:style-name="ce6">
            <text:p>R$ <text:s text:c="4"/>80,00</text:p>
          </table:table-cell>
          <table:table-cell table:number-columns-repeated="16373"/>
        </table:table-row>
        <table:table-row table:style-name="ro2">
          <table:table-cell office:value-type="string" table:style-name="ce6">
            <text:p>PR-AM</text:p>
          </table:table-cell>
          <table:table-cell office:value-type="float" office:value="2021" table:style-name="ce6">
            <text:p>2021</text:p>
          </table:table-cell>
          <table:table-cell office:value-type="string" table:style-name="ce7">
            <text:p>RICARDO SANTOS DA COSTA</text:p>
          </table:table-cell>
          <table:table-cell office:value-type="string" table:style-name="ce6">
            <text:p>842.892.362-00</text:p>
          </table:table-cell>
          <table:table-cell office:value-type="string" table:style-name="ce6">
            <text:p>28/06/2021 a 24/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ALDERICO EUSTAQUIO DOS SANTOS FILHO</text:p>
          </table:table-cell>
          <table:table-cell office:value-type="string" table:style-name="ce6">
            <text:p>529.309.985-04</text:p>
          </table:table-cell>
          <table:table-cell office:value-type="string" table:style-name="ce6">
            <text:p>26/04/2021 a 10/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2/02/2021</text:p>
          </table:table-cell>
          <table:table-cell office:value-type="string" table:style-name="ce10">
            <text:p>N&amp;S SERVICOS E MANUTENCAO EM ELETRONICOS EIRELI</text:p>
          </table:table-cell>
          <table:table-cell office:value-type="string" table:style-name="ce7">
            <text:p>36.012.617/0001-74</text:p>
          </table:table-cell>
          <table:table-cell office:value-type="string" table:style-name="ce11">
            <text:p>'- Desinstalação de condensadora de ar condicionado 9.000 BTUS - R$: 120,00</text:p>
            <text:p>- Instalação de condensadora de ar condicionado 9.000 BTUS - R$: 120,00</text:p>
            <text:p>- Instalação de purificador de água - R$: 60,00</text:p>
            <text:p>- Recondicionamento em canal de DVR - R$ 180,00</text:p>
            <text:p>- Manutenção em sensor de barreira - R$: 47,00</text:p>
          </table:table-cell>
          <table:table-cell office:value-type="string" table:style-name="ce6">
            <text:p>R$ <text:s text:c="3"/>526,32</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3/02/2021</text:p>
          </table:table-cell>
          <table:table-cell office:value-type="string" table:style-name="ce10">
            <text:p>DISMAC - DISTRIBUIDORA DE MATERIAIS DE CONSTRUÇÃO LTDA</text:p>
          </table:table-cell>
          <table:table-cell office:value-type="string" table:style-name="ce7">
            <text:p>14.274.559/0001-14</text:p>
          </table:table-cell>
          <table:table-cell office:value-type="string" table:style-name="ce11">
            <text:p>MATERIAIS PARA MANUTENÇÃO DE PIAS, VASO SANITÁRIO, E MANGUEIRA.</text:p>
          </table:table-cell>
          <table:table-cell office:value-type="string" table:style-name="ce6">
            <text:p>R$ <text:s text:c="3"/>466,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4/02/2021</text:p>
          </table:table-cell>
          <table:table-cell office:value-type="string" table:style-name="ce8">
            <text:p>ALCEBIADES FREIRE SENA E CIA LTDA - MOGNO MÓVEIS</text:p>
          </table:table-cell>
          <table:table-cell office:value-type="string" table:style-name="ce6">
            <text:p>10.470.707/0001-15</text:p>
          </table:table-cell>
          <table:table-cell office:value-type="string" table:style-name="ce9">
            <text:p>COLA DE CONTATO UNA 200GR</text:p>
          </table:table-cell>
          <table:table-cell office:value-type="string" table:style-name="ce6">
            <text:p>R$ <text:s text:c="4"/>29,4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10">
            <text:p>CCA ALUMÍNIO LTDA</text:p>
          </table:table-cell>
          <table:table-cell office:value-type="string" table:style-name="ce7">
            <text:p>30.261.627/0001-67</text:p>
          </table:table-cell>
          <table:table-cell office:value-type="string" table:style-name="ce11">
            <text:p>KIT PIA PRETO</text:p>
          </table:table-cell>
          <table:table-cell office:value-type="string" table:style-name="ce6">
            <text:p>R$ <text:s text:c="5"/>6,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10">
            <text:p>QUEDISSON SOUSA DO PRADO</text:p>
          </table:table-cell>
          <table:table-cell office:value-type="string" table:style-name="ce7">
            <text:p>04.443.706/0001-89</text:p>
          </table:table-cell>
          <table:table-cell office:value-type="string" table:style-name="ce11">
            <text:p>Manutenção em fechadura de porta de vidro.</text:p>
          </table:table-cell>
          <table:table-cell office:value-type="string" table:style-name="ce6">
            <text:p>R$ <text:s text:c="4"/>3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10/02/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Manutenções em quatro luminárias com mudança do sistema fluorescente para o sistema led.</text:p>
          </table:table-cell>
          <table:table-cell office:value-type="string" table:style-name="ce6">
            <text:p>R$ <text:s text:c="3"/>20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8">
            <text:p>BRASIL ELETRICA COMERCIO DE MATERIAIS ELETRICOS LTDA</text:p>
          </table:table-cell>
          <table:table-cell office:value-type="string" table:style-name="ce6">
            <text:p>19.618.920/0002-87</text:p>
          </table:table-cell>
          <table:table-cell office:value-type="string" table:style-name="ce9">
            <text:p>MATERIAIS ELÉTRICOS - LÂMPADAS.</text:p>
          </table:table-cell>
          <table:table-cell office:value-type="string" table:style-name="ce6">
            <text:p>R$ <text:s text:c="3"/>127,47</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10">
            <text:p>EMERSON SANTANA SOUZA SILVA 88073254549</text:p>
          </table:table-cell>
          <table:table-cell office:value-type="string" table:style-name="ce7">
            <text:p>13.173.188/0001-11</text:p>
          </table:table-cell>
          <table:table-cell office:value-type="string" table:style-name="ce11">
            <text:p>MANUTENÇÃO ELÉTRICA EM TRÊS LUMINÁRIAS COM CONVERSÃO DOS CIRCUITOS DO SISTEMA FLUORESCENTE PARA CIRCUITOS DO SISTEMA LED E SUBSTITUIÇÃO DE LÂMPADAS.</text:p>
          </table:table-cell>
          <table:table-cell office:value-type="string" table:style-name="ce6">
            <text:p>R$ <text:s text:c="3"/>15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9/04/2021 a 05/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12">
            <text:p>PR-BA</text:p>
          </table:table-cell>
          <table:table-cell office:value-type="float" office:value="2021" table:style-name="ce12">
            <text:p>2021</text:p>
          </table:table-cell>
          <table:table-cell office:value-type="string" table:style-name="ce13">
            <text:p>FREDSON PASTOR DA SILVA</text:p>
          </table:table-cell>
          <table:table-cell office:value-type="string" table:style-name="ce12">
            <text:p>001.568.005-35</text:p>
          </table:table-cell>
          <table:table-cell office:value-type="string" table:style-name="ce12">
            <text:p>01/07/2021 a 24/09/2021</text:p>
          </table:table-cell>
          <table:table-cell office:value-type="string" table:style-name="ce12">
            <text:p>EM UTILIZAÇÃO</text:p>
          </table:table-cell>
          <table:table-cell office:value-type="string" table:style-name="ce12">
            <text:p>N/A</text:p>
          </table:table-cell>
          <table:table-cell office:value-type="string" table:style-name="ce10">
            <text:p>N/A</text:p>
          </table:table-cell>
          <table:table-cell office:value-type="string" table:style-name="ce13">
            <text:p>N/A</text:p>
          </table:table-cell>
          <table:table-cell office:value-type="string" table:style-name="ce10">
            <text:p>N/A</text:p>
          </table:table-cell>
          <table:table-cell office:value-type="string" table:style-name="ce12">
            <text:p>N/A</text:p>
          </table:table-cell>
          <table:table-cell table:number-columns-repeated="16373" table:style-name="ce14"/>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4/03/2021</text:p>
          </table:table-cell>
          <table:table-cell office:value-type="string" table:style-name="ce8">
            <text:p>ALBERICO DE JESUS DA SILVA</text:p>
          </table:table-cell>
          <table:table-cell office:value-type="string" table:style-name="ce6">
            <text:p>460.436.595-49</text:p>
          </table:table-cell>
          <table:table-cell office:value-type="string" table:style-name="ce9">
            <text:p>SERVIÇOS DE REPARO E MANUTENÇÃO EM ARMÁRIO PLANEJADO QUE FICA LOCALIZADO NO PAVIMENTO TÉRREO DA SEDE DA PRM FEIRA ( AO LADO DO CARTÓRIO)</text:p>
          </table:table-cell>
          <table:table-cell office:value-type="string" table:style-name="ce6">
            <text:p>R$ <text:s text:c="3"/>476,5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9/03/2021</text:p>
          </table:table-cell>
          <table:table-cell office:value-type="string" table:style-name="ce8">
            <text:p>R.R. DE MATOS BORGES</text:p>
          </table:table-cell>
          <table:table-cell office:value-type="string" table:style-name="ce6">
            <text:p>07.760.615/0001-65</text:p>
          </table:table-cell>
          <table:table-cell office:value-type="string" table:style-name="ce9">
            <text:p>REPARO EM INSTALAÇÃO ELÉTRICA DO AR CONCIONADO DA SALA DO CARTÓRIO ( TÉRREO), CONFORME SOLICITAÇÃO DO COORDENADOR DESTA PRM. COMPRA DE 25 METROS DE CABOS ELÉTRICOS.</text:p>
          </table:table-cell>
          <table:table-cell office:value-type="string" table:style-name="ce6">
            <text:p>R$ <text:s text:c="3"/>325,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11/02/2021</text:p>
          </table:table-cell>
          <table:table-cell office:value-type="string" table:style-name="ce8">
            <text:p>SO FRIO REFRIGERAÇÃO LTDA</text:p>
          </table:table-cell>
          <table:table-cell office:value-type="string" table:style-name="ce6">
            <text:p>34.195.032/0001-01</text:p>
          </table:table-cell>
          <table:table-cell office:value-type="string" table:style-name="ce9">
            <text:p>MANUTENÇÃO EM APARELHO DE AR CONDICIONADO DA GUARITA DO PRÉDIO DA PRM FEIRA DE SANTANA, COM SUBSTITUIÇÃO DE PEÇAS</text:p>
            <text:p>( CAPACITOR), INCLUINDO LIMPEZA.</text:p>
          </table:table-cell>
          <table:table-cell office:value-type="string" table:style-name="ce6">
            <text:p>R$ <text:s text:c="3"/>25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22/03/2021</text:p>
          </table:table-cell>
          <table:table-cell office:value-type="string" table:style-name="ce8">
            <text:p>ERIVALDO CERQUEIRA DOS SANTOS</text:p>
          </table:table-cell>
          <table:table-cell office:value-type="string" table:style-name="ce6">
            <text:p>018.779.625-46</text:p>
          </table:table-cell>
          <table:table-cell office:value-type="string" table:style-name="ce9">
            <text:p>SERVIÇOS TÉCNICOS DE MANUTENÇÃO EM MOTOR DE PORTÃO ELÉTRICO (CONSERTO DE PLACA DE COMANDO) DO ESTACIONAMENTO</text:p>
            <text:p>PRINCIPAL DO PRÉDIO DA PRM FEIRA DE SANTANA/BA.</text:p>
          </table:table-cell>
          <table:table-cell office:value-type="string" table:style-name="ce6">
            <text:p>R$ <text:s text:c="3"/>16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07/05/2021</text:p>
          </table:table-cell>
          <table:table-cell office:value-type="string" table:style-name="ce8">
            <text:p>FABIO MARCEL DA ROCHA CAMPOS</text:p>
          </table:table-cell>
          <table:table-cell office:value-type="string" table:style-name="ce6">
            <text:p>08.912.625/0001-31</text:p>
          </table:table-cell>
          <table:table-cell office:value-type="string" table:style-name="ce9">
            <text:p>COMPRA DE FONTE DE ALIMENTAÇÃO PARA INSTALAÇÃO/CONSERTO/SUBSTITUIÇÃO DO PORTÃO ELETRÔNIO QUE DÁ ACESSO DO ESTACIONAMENTO AO CORREDOR DE ACESSO AO PRÉDIO PRINCIPAL DA PRM FEIRA.</text:p>
          </table:table-cell>
          <table:table-cell office:value-type="string" table:style-name="ce6">
            <text:p>R$ <text:s text:c="3"/>120,00</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15/04/2021</text:p>
          </table:table-cell>
          <table:table-cell office:value-type="string" table:style-name="ce8">
            <text:p>R.R. DE MATOS BORGES</text:p>
          </table:table-cell>
          <table:table-cell office:value-type="string" table:style-name="ce6">
            <text:p>07.760.615/0001-65</text:p>
          </table:table-cell>
          <table:table-cell office:value-type="string" table:style-name="ce9">
            <text:p>COMPRA DE BOTOEIRAS PARA SUBSTITUIÇÃO TENDO EM VISTA QUE A EXISTENTE APRESENTOU DEFEITO, DESSA FORMA IMPACTANDO A ABERTURA E FECHAMENTO DO PORTÃO ELETRÔNICO DO ESTACIONAMENTO E CONSEQUENTEMENTE FRAGILIZANDO A SEGURANÇA DA PRM.</text:p>
          </table:table-cell>
          <table:table-cell office:value-type="string" table:style-name="ce6">
            <text:p>R$ <text:s text:c="4"/>40,5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18/03/2021</text:p>
          </table:table-cell>
          <table:table-cell office:value-type="string" table:style-name="ce8">
            <text:p>VLADIMIR SOUZA ALVES</text:p>
          </table:table-cell>
          <table:table-cell office:value-type="string" table:style-name="ce6">
            <text:p>011.607.358-67</text:p>
          </table:table-cell>
          <table:table-cell office:value-type="string" table:style-name="ce9">
            <text:p>SERVIÇOS TÉCNICO DE ELETRICISTA PARA SUBSTITUIÇÃO DE CABOS E MANUTENÇÃO NAS INSTALAÇÕES ELÉTRICAS DO AR CONDICIONADO DA SALA DO CARTÓRIO DA PRM FEIRA DE SANTANA.</text:p>
          </table:table-cell>
          <table:table-cell office:value-type="string" table:style-name="ce6">
            <text:p>R$ <text:s text:c="3"/>40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26/05/2021</text:p>
          </table:table-cell>
          <table:table-cell office:value-type="string" table:style-name="ce8">
            <text:p>ERIVALDO CERQUEIRA DOS SANTOS</text:p>
          </table:table-cell>
          <table:table-cell office:value-type="string" table:style-name="ce6">
            <text:p>018.779.625-46</text:p>
          </table:table-cell>
          <table:table-cell office:value-type="string" table:style-name="ce9">
            <text:p>MANUTENÇÃO E SEGURANÇA DA PRM.</text:p>
          </table:table-cell>
          <table:table-cell office:value-type="string" table:style-name="ce6">
            <text:p>R$ <text:s text:c="3"/>112,36</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8">
            <text:p>MELLO IND E COM DE ACESSÓRIOS HIDRAULICOS</text:p>
          </table:table-cell>
          <table:table-cell office:value-type="string" table:style-name="ce6">
            <text:p>08.981.430/0001-43</text:p>
          </table:table-cell>
          <table:table-cell office:value-type="string" table:style-name="ce9">
            <text:p>CONSERTO DO GERADOR. A INOPERÂNCIA DO GERADOR PODE</text:p>
            <text:p>AFETAR OS SISTEMAS DE BOMBA DE INCÊNDIO, REDE ESTABILIZADA (NOBREAK), ELEVADORES E ILUMINAÇÃO.</text:p>
          </table:table-cell>
          <table:table-cell office:value-type="string" table:style-name="ce6">
            <text:p>R$ <text:s text:c="3"/>412,45</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8">
            <text:p>MOVESA MOTORES E VÉICULOS LTDA (FILIAL SALVADOR)</text:p>
          </table:table-cell>
          <table:table-cell office:value-type="string" table:style-name="ce6">
            <text:p>09.405.797/0010-72</text:p>
          </table:table-cell>
          <table:table-cell office:value-type="string" table:style-name="ce9">
            <text:p>CONSERTO DO GERADOR DA PR-BA- INOPERANCIA PODE CAUSAR PROBLEMAS NA BOMBA DE INCÊNDIO, REDE ESTABILIZADA (NOBREAK), ELEVADORES E ILUMINAÇÃO.</text:p>
          </table:table-cell>
          <table:table-cell office:value-type="string" table:style-name="ce6">
            <text:p>R$ <text:s text:c="3"/>260,84</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0/03/2021</text:p>
          </table:table-cell>
          <table:table-cell office:value-type="string" table:style-name="ce8">
            <text:p>AV2 COMERCIAL DE EQUIPAMENTOS LTDA-EPP</text:p>
          </table:table-cell>
          <table:table-cell office:value-type="string" table:style-name="ce6">
            <text:p>11.771.092/0001-20</text:p>
          </table:table-cell>
          <table:table-cell office:value-type="string" table:style-name="ce9">
            <text:p>RECIPIENTES COM CAPACIDADE DE 50 (CINQUENTA) LITROS PRÓPRIOS PARA TRANSPORTE DE COMBUSTÍVEL PARA REALIZAÇÃO DO TRANSPORTE DO ÓLEO DIESEL CONTAMINADO DO</text:p>
            <text:p>GERADOR DO EDIFÍCIO-SEDE DA PR-BA.</text:p>
          </table:table-cell>
          <table:table-cell office:value-type="string" table:style-name="ce6">
            <text:p>R$ <text:s text:c="3"/>63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8/02/2021</text:p>
          </table:table-cell>
          <table:table-cell office:value-type="string" table:style-name="ce10">
            <text:p>DIONE MAISA SOARES DA CUNHA EUZEBIO</text:p>
          </table:table-cell>
          <table:table-cell office:value-type="string" table:style-name="ce7">
            <text:p>03.996.825/0001-04</text:p>
          </table:table-cell>
          <table:table-cell office:value-type="string" table:style-name="ce11">
            <text:p>PARA A MANUTENÇÃO DO ESTOQUE DO SERVIÇO MÉDICO.</text:p>
          </table:table-cell>
          <table:table-cell office:value-type="string" table:style-name="ce6">
            <text:p>R$ <text:s text:c="3"/>111,48</text:p>
          </table:table-cell>
          <table:table-cell table:number-columns-repeated="16373"/>
        </table:table-row>
        <table:table-row table:style-name="ro8">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0</text:p>
          </table:table-cell>
          <table:table-cell office:value-type="string" table:style-name="ce8">
            <text:p>FERREIRA COSTA CIA LTDA</text:p>
          </table:table-cell>
          <table:table-cell office:value-type="string" table:style-name="ce6">
            <text:p>10.230.480/0003-00</text:p>
          </table:table-cell>
          <table:table-cell office:value-type="string" table:style-name="ce9">
            <text:p>CONSERTO DO NEGATOSCÓPIO <text:s/>- APARELHO <text:s/>NECESSÁRIO <text:s/>ÀAVALIAÇÃO <text:s/>DE <text:s/>RAIO <text:s/>X, <text:s/>SENDO <text:s/>IMPORTANTE <text:s/>NA <text:s/>ANÁLISE <text:s/>DE <text:s/>PROBLEMAS <text:s/>ÓSSEOS <text:s/>E <text:s/>TAMBÉM <text:s/>NAAVERIGUAÇÃO <text:s/>DE <text:s/>SÍNDROMES <text:s/>RESPIRATÓRIAS, <text:s/>O <text:s/>QUE <text:s/>TEM <text:s/>ESPECIAL <text:s/>IMPORTÂNCIA <text:s/>NO <text:s/>ATUAL <text:s/>PERÍODODEVIDO A ESTARMOS PASSANDO PELA PANDEMIA DE COVID-19</text:p>
          </table:table-cell>
          <table:table-cell office:value-type="string" table:style-name="ce6">
            <text:p>R$ <text:s text:c="4"/>15,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8">
            <text:p>COMERCIAL DRUGSTORE LTDA (FARMACIA PERMANENTE)</text:p>
          </table:table-cell>
          <table:table-cell office:value-type="string" table:style-name="ce6">
            <text:p>05.230.009/0085-10</text:p>
          </table:table-cell>
          <table:table-cell office:value-type="string" table:style-name="ce9">
            <text:p>MANUTENÇÃO DO ESTOQUE DO SERVIÇO MÉDICO: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50,88</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8">
            <text:p>NGR COMERCIAL DE MEDICAMENTOS LTDA (POUPAFARMA)</text:p>
          </table:table-cell>
          <table:table-cell office:value-type="string" table:style-name="ce6">
            <text:p>30.949.144/0001-50</text:p>
          </table:table-cell>
          <table:table-cell office:value-type="string" table:style-name="ce9">
            <text:p>MANUTENÇÃO DO ESTOQUE DO SERVIÇO MÉDICO: 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18,53</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01/03/2021</text:p>
          </table:table-cell>
          <table:table-cell office:value-type="string" table:style-name="ce8">
            <text:p>CRIMERIO ARAUJO GALVÃO 68840888500</text:p>
          </table:table-cell>
          <table:table-cell office:value-type="string" table:style-name="ce6">
            <text:p>12.089.935/0001-75</text:p>
          </table:table-cell>
          <table:table-cell office:value-type="string" table:style-name="ce9">
            <text:p>NECESSIDADE DE CHAVES PARA TRANCAMENTO DAS PORTAS DAS SALAS EM USO PELO SERVIDOR DO SETOR.</text:p>
          </table:table-cell>
          <table:table-cell office:value-type="string" table:style-name="ce6">
            <text:p>R$ <text:s text:c="4"/>84,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03/03/2021</text:p>
          </table:table-cell>
          <table:table-cell office:value-type="string" table:style-name="ce8">
            <text:p>MASTER COMUNICAÇÃO VISUAL.</text:p>
          </table:table-cell>
          <table:table-cell office:value-type="string" table:style-name="ce6">
            <text:p>33.787.053/0001-53</text:p>
          </table:table-cell>
          <table:table-cell office:value-type="string" table:style-name="ce9">
            <text:p>CONFECÇÃO ADESIVO DE RECORTE PARA IDENTIFICAÇÃO 3 PORTAS DA SEDE DO PRÉDIO</text:p>
          </table:table-cell>
          <table:table-cell office:value-type="string" table:style-name="ce6">
            <text:p>R$ <text:s text:c="4"/>2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14/04/2021</text:p>
          </table:table-cell>
          <table:table-cell office:value-type="string" table:style-name="ce8">
            <text:p>ARIOSVALDO PEREIRA SALES</text:p>
          </table:table-cell>
          <table:table-cell office:value-type="string" table:style-name="ce6">
            <text:p>13.070.030/0001-16</text:p>
          </table:table-cell>
          <table:table-cell office:value-type="string" table:style-name="ce9">
            <text:p>DISJUNTOR DA GUARITA APRESENTOU CURTO-CIRCUITO E ESTAVA DESARMANDO E SEM A ILUMINAÇÃO EXTERNA DO PRÉDIO.</text:p>
          </table:table-cell>
          <table:table-cell office:value-type="string" table:style-name="ce6">
            <text:p>R$ <text:s text:c="4"/>80,00</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29/04/2021</text:p>
          </table:table-cell>
          <table:table-cell office:value-type="string" table:style-name="ce8">
            <text:p>CLEYTON ROCHA &amp; CIA LTDA ME</text:p>
          </table:table-cell>
          <table:table-cell office:value-type="string" table:style-name="ce6">
            <text:p>03.533.911/0001-72</text:p>
          </table:table-cell>
          <table:table-cell office:value-type="string" table:style-name="ce9">
            <text:p>VAZAMENTO DO RESERVATÓRIO DE ÁGUA DO PRÉDIO DA PRM BARREIRAS FORNECIDO PELA EMBASA POR DEFEITO NA BOIA. O VAZAMENTO DA ÁGUA ATINGIU UM RESERVATÓRIO DO SUBSOLO E NECESSIDADE DE RETIRAR O EXCESSO DE ÁGUA DO RESERVATÓRIO DO SUBSOLO.</text:p>
          </table:table-cell>
          <table:table-cell office:value-type="string" table:style-name="ce6">
            <text:p>R$ <text:s text:c="3"/>250,00</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30/04/2021</text:p>
          </table:table-cell>
          <table:table-cell office:value-type="string" table:style-name="ce8">
            <text:p>ARIOSVALDO PEREIRA SALES</text:p>
          </table:table-cell>
          <table:table-cell office:value-type="string" table:style-name="ce6">
            <text:p>13.070.030/0001-16</text:p>
          </table:table-cell>
          <table:table-cell office:value-type="string" table:style-name="ce9">
            <text:p>DISJUNTOR DO QUADRO DE ENERGIA ELÉTRICA TERIA DESARMADO APÓS OUVIR UM BARULHO, PROVAVELMENTE DEVIDO A ALGUM CURTO-CIRCUITO, RESULTANDO NO DESLIGAMENTO DE TODA A ILUMINAÇÃO EXTERNA DA SEDE DESTA PRM BARREIRAS.</text:p>
          </table:table-cell>
          <table:table-cell office:value-type="string" table:style-name="ce6">
            <text:p>R$ <text:s text:c="4"/>8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5/2021 a 30/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04/02/2021</text:p>
          </table:table-cell>
          <table:table-cell office:value-type="string" table:style-name="ce8">
            <text:p>FERNANDO DA LUZ CARVALHO - FILTROS E SOFT</text:p>
          </table:table-cell>
          <table:table-cell office:value-type="string" table:style-name="ce6">
            <text:p>13.530.766/0001-20</text:p>
          </table:table-cell>
          <table:table-cell office:value-type="string" table:style-name="ce9">
            <text:p>SUBSTITUIR O RESERVATÓRIO DO FILTRO DA UNIDADE, HAJA VISTA TER SIDO DETECTADO UM FISSURA NO OBJETO. Á AGUA QUE ESTAVA VAZANDO DO RESERVATÓRIO ESTAVA INFILTRANDO NA MADEIRA DA PIA (MDF), FAZENDO COM QUE HOUVESSE UMA DILATAÇÃO DO MATERIAL.</text:p>
          </table:table-cell>
          <table:table-cell office:value-type="string" table:style-name="ce6">
            <text:p>R$ <text:s text:c="3"/>17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15/04/2021</text:p>
          </table:table-cell>
          <table:table-cell office:value-type="string" table:style-name="ce8">
            <text:p>MADEMIL MADEIRAS MIL LTDA</text:p>
          </table:table-cell>
          <table:table-cell office:value-type="string" table:style-name="ce6">
            <text:p>14.097.224/0001-78</text:p>
          </table:table-cell>
          <table:table-cell office:value-type="string" table:style-name="ce9">
            <text:p>CONFORME DESCRITO NO EXPEDIENTE PRM-GNB-BA-00002056/2021</text:p>
          </table:table-cell>
          <table:table-cell office:value-type="string" table:style-name="ce6">
            <text:p>R$ <text:s text:c="5"/>6,50</text:p>
          </table:table-cell>
          <table:table-cell table:number-columns-repeated="16373"/>
        </table:table-row>
        <table:table-row table:style-name="ro9">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25/03/2021</text:p>
          </table:table-cell>
          <table:table-cell office:value-type="string" table:style-name="ce10">
            <text:p>MADEMIL MADEIRAS MIL LTDA</text:p>
          </table:table-cell>
          <table:table-cell office:value-type="string" table:style-name="ce7">
            <text:p>14.097.224/0001-78</text:p>
          </table:table-cell>
          <table:table-cell office:value-type="string" table:style-name="ce11">
            <text:p>DIANTE DA CONSTATAÇÃO DE QUE O SIFÃO DE UM DOS BANHEIROS DESTA PROCURADORIA DA REPÚBLICA NO MUNICÍPIO DE GUANAMBI ESTÁ DANIFICADO, NECESSITANDO A SUBSTITUIÇÃO, FOI REALIZADA A CONSULTA A <text:s/>SEÇÃO <text:s/>DE <text:s/>LOGÍSTICA <text:s/>- <text:s/>SELOG <text:s/>E <text:s/>AO <text:s/>DEPARTAMENTO <text:s/>DE <text:s/>ENGENHARIA <text:s/>E ARQUITETURA <text:s/>- <text:s/>DEA <text:s/>DA PRBA <text:s text:c="2"/>QUANTO <text:s text:c="2"/>À <text:s text:c="2"/>DISPONIBILIDADE <text:s text:c="2"/>DO <text:s text:c="2"/>ITEM, <text:s text:c="2"/>ÍNTEGRA <text:s text:c="2"/>COMPLEMENTAR. <text:s text:c="2"/>DIANTE <text:s text:c="2"/>DA</text:p>
            <text:p>INDISPONIBILIDADE DA PEÇA, O BAIXO CUSTO E VISANDO SANAR O PROBLEMA, JÁ QUE A PIA DO BANHEIRO ESTAVA <text:s/>INTERDITADA, <text:s/>FOI <text:s/>SOLICITADO <text:s/>AO <text:s/>SUPRIDO <text:s/>DESTA <text:s/>UNIDADE, <text:s/>O <text:s/>SERVIDOR <text:s/>MARCOS ALOISIO OLIVEIRA BOMFIM, MATRÍCULA Nº 25786-9, QUE REALIZE A AQUISIÇÃO DO OBJETO.</text:p>
          </table:table-cell>
          <table:table-cell office:value-type="string" table:style-name="ce6">
            <text:p>R$ <text:s text:c="5"/>7,1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26/03/2021</text:p>
          </table:table-cell>
          <table:table-cell office:value-type="string" table:style-name="ce10">
            <text:p>JUSSIMARÍO TEIXEIRA REIS</text:p>
          </table:table-cell>
          <table:table-cell office:value-type="string" table:style-name="ce7">
            <text:p>625.215.515-20</text:p>
          </table:table-cell>
          <table:table-cell office:value-type="string" table:style-name="ce11">
            <text:p>CONFORME EXPEDIENTE PRM-GNB-BA-00001248/2021</text:p>
          </table:table-cell>
          <table:table-cell office:value-type="string" table:style-name="ce6">
            <text:p>R$ <text:s text:c="3"/>238,1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27/05/2021 a 10/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12/03/2021 a 11/06/2021</text:p>
          </table:table-cell>
          <table:table-cell office:value-type="string" table:style-name="ce6">
            <text:p>SIM</text:p>
          </table:table-cell>
          <table:table-cell office:value-type="string" table:style-name="ce6">
            <text:p>09/06/2021</text:p>
          </table:table-cell>
          <table:table-cell office:value-type="string" table:style-name="ce10">
            <text:p>DALVA LÚCIA DA SILVA ESTEVAM</text:p>
          </table:table-cell>
          <table:table-cell office:value-type="string" table:style-name="ce7">
            <text:p>11.000.143/0001-10</text:p>
          </table:table-cell>
          <table:table-cell office:value-type="string" table:style-name="ce11">
            <text:p>PARA MANUTENÇÃO DO SISTEMA PERIMETRAL DE ALARME.</text:p>
          </table:table-cell>
          <table:table-cell office:value-type="string" table:style-name="ce6">
            <text:p>R$ <text:s text:c="3"/>120,00</text:p>
          </table:table-cell>
          <table:table-cell table:number-columns-repeated="16373"/>
        </table:table-row>
        <table:table-row table:style-name="ro2">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29/03/2021 a 25/06/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04/02/2021 a 04/05/2021</text:p>
          </table:table-cell>
          <table:table-cell office:value-type="string" table:style-name="ce6">
            <text:p>SIM</text:p>
          </table:table-cell>
          <table:table-cell office:value-type="string" table:style-name="ce6">
            <text:p>04/05/2021</text:p>
          </table:table-cell>
          <table:table-cell office:value-type="string" table:style-name="ce10">
            <text:p>AGNUS - COMERCIO DE EQUIPAMENTOS DE SEGURANCA LTDA ME</text:p>
          </table:table-cell>
          <table:table-cell office:value-type="string" table:style-name="ce7">
            <text:p>03.325.275/0001-93</text:p>
          </table:table-cell>
          <table:table-cell office:value-type="string" table:style-name="ce11">
            <text:p>SERVIÇO DE INSTALAÇÃO DE ANTENA E INTERLIGAÇÃO DA CENTRAL DE ALARME DA SEDE COMPARTILHADA EM COLATINA E A EMPRESA QUE REALIZA O MONITORAMENTO DO ALARME DA SEDE COMPARTILHADA.</text:p>
          </table:table-cell>
          <table:table-cell office:value-type="string" table:style-name="ce6">
            <text:p>R$ <text:s text:c="3"/>300,00</text:p>
          </table:table-cell>
          <table:table-cell table:number-columns-repeated="16373"/>
        </table:table-row>
        <table:table-row table:style-name="ro6">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04/02/2021 a 04/05/2021</text:p>
          </table:table-cell>
          <table:table-cell office:value-type="string" table:style-name="ce6">
            <text:p>SIM</text:p>
          </table:table-cell>
          <table:table-cell office:value-type="string" table:style-name="ce6">
            <text:p>26/03/2021</text:p>
          </table:table-cell>
          <table:table-cell office:value-type="string" table:style-name="ce8">
            <text:p>DRAGÃO MATERIAL ELÉTRICO LTDA</text:p>
          </table:table-cell>
          <table:table-cell office:value-type="string" table:style-name="ce6">
            <text:p>27.490.747/0001-21</text:p>
          </table:table-cell>
          <table:table-cell office:value-type="string" table:style-name="ce9">
            <text:p>MATERIAL PARA INSTALAÇÃO DE ANTENA PARA CONEXÃO DE REDE ENTRE A CENTRAL DE ALARME DA SEDE COMPARTILHADA EM COLATINA E A EMPRESA QUE PRESTA SERVIÇO DE MONITORAMENTO DE ALARME DA SEDE COMPARTILHADA.</text:p>
          </table:table-cell>
          <table:table-cell office:value-type="string" table:style-name="ce6">
            <text:p>R$ <text:s text:c="3"/>215,00</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4/03/2021</text:p>
          </table:table-cell>
          <table:table-cell office:value-type="string" table:style-name="ce8">
            <text:p>FLEXIMETAL BRASIL INDUSTRIA E COMERCIO LTDA ME</text:p>
          </table:table-cell>
          <table:table-cell office:value-type="string" table:style-name="ce6">
            <text:p>21.896.122/0001-88</text:p>
          </table:table-cell>
          <table:table-cell office:value-type="string" table:style-name="ce9">
            <text:p>NECESSIDADE URGENTE DE REALIZAR A TROCA DA FIAÇÃO ELÊTRICA DA BOMBA D'GUA DA SEDE DA PR/ES, QUE ESTAVA SEM ÁGUA NO PRÉDIO INTEIRO</text:p>
          </table:table-cell>
          <table:table-cell office:value-type="string" table:style-name="ce6">
            <text:p>R$ <text:s text:c="3"/>565,5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5/02/2021</text:p>
          </table:table-cell>
          <table:table-cell office:value-type="string" table:style-name="ce10">
            <text:p>CAPIXABA COMERCIO DE GAS EIRELI (MARUÍPE GÁS)</text:p>
          </table:table-cell>
          <table:table-cell office:value-type="string" table:style-name="ce7">
            <text:p>33.568.904/0001-77</text:p>
          </table:table-cell>
          <table:table-cell office:value-type="string" table:style-name="ce11">
            <text:p>NECESSIDADE DE COMPRAR BOTIJÕES DE GÁS PARA UTILIZAÇÃO PELA SESOT (SEGURANÇAS), NÃO CONSTANTES NO ALMOXARIFADO DA UNIDADE</text:p>
          </table:table-cell>
          <table:table-cell office:value-type="string" table:style-name="ce6">
            <text:p>R$ <text:s text:c="3"/>170,0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5/02/2021</text:p>
          </table:table-cell>
          <table:table-cell office:value-type="string" table:style-name="ce10">
            <text:p>CASA RARA COMERCIAL LTDA EPP</text:p>
          </table:table-cell>
          <table:table-cell office:value-type="string" table:style-name="ce7">
            <text:p>08.838.255/0001-30</text:p>
          </table:table-cell>
          <table:table-cell office:value-type="string" table:style-name="ce11">
            <text:p>SOLICITAÇÃO DE MATERIAL PARA ADAPTAR TOMADA DOS COMPUTADORES QUE MOSTRAM AS CÂMERAS DE SEGURANÇA, SOLICITADO PELA CTIC E NÃO CONSTANTE EM ALMOXARIFADO</text:p>
          </table:table-cell>
          <table:table-cell office:value-type="string" table:style-name="ce6">
            <text:p>R$ <text:s text:c="4"/>21,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9/02/2021</text:p>
          </table:table-cell>
          <table:table-cell office:value-type="string" table:style-name="ce8">
            <text:p>CASA RARA COMERCIAL LTDA EPP</text:p>
          </table:table-cell>
          <table:table-cell office:value-type="string" table:style-name="ce6">
            <text:p>08.838.255/0001-30</text:p>
          </table:table-cell>
          <table:table-cell office:value-type="string" table:style-name="ce9">
            <text:p>NECESSIDADE DE COMPRA DE MATERIAL PARA MANUTENÇÃO DA SEDE DA PR/ES, NÃO CONSTANTES EM ALMOXARIFADO</text:p>
          </table:table-cell>
          <table:table-cell office:value-type="string" table:style-name="ce6">
            <text:p>R$ <text:s text:c="3"/>306,9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18/02/2021</text:p>
          </table:table-cell>
          <table:table-cell office:value-type="string" table:style-name="ce8">
            <text:p>YAN FABRÍCIO VIEIRA DA SILVA CALISTO (PERFIL PERSIANAS)</text:p>
          </table:table-cell>
          <table:table-cell office:value-type="string" table:style-name="ce6">
            <text:p>39.972.721/0001-07</text:p>
          </table:table-cell>
          <table:table-cell office:value-type="string" table:style-name="ce9">
            <text:p>SERVIÇO URGENTE DE CONSERTO DA PORTA AUXILIAR DA SEDE DA PR/ES QUE ENCONTRAVA-SE IMPOSSIBILITADA DE ABRIR</text:p>
          </table:table-cell>
          <table:table-cell office:value-type="string" table:style-name="ce6">
            <text:p>R$ <text:s text:c="3"/>550,00</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ISRAEL LUCIANO PINTO</text:p>
          </table:table-cell>
          <table:table-cell office:value-type="string" table:style-name="ce6">
            <text:p>112.654.537-64</text:p>
          </table:table-cell>
          <table:table-cell office:value-type="string" table:style-name="ce6">
            <text:p>19/02/2021 a 18/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 MAXI SARAIVA</text:p>
          </table:table-cell>
          <table:table-cell office:value-type="string" table:style-name="ce6">
            <text:p>09.442.132/0008-14</text:p>
          </table:table-cell>
          <table:table-cell office:value-type="string" table:style-name="ce9">
            <text:p>COMPRA DE DIVERSAS DÚZIAS DE OVOS PARA AMOSTRAS/ANÁLISE DE ANTIPARASITÁRIOS</text:p>
          </table:table-cell>
          <table:table-cell office:value-type="string" table:style-name="ce6">
            <text:p>R$ <text:s text:c="4"/>38,95</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 MAXI UMUARAMA</text:p>
          </table:table-cell>
          <table:table-cell office:value-type="string" table:style-name="ce6">
            <text:p>09.442.132/0021-91</text:p>
          </table:table-cell>
          <table:table-cell office:value-type="string" table:style-name="ce9">
            <text:p>COMPRA DE DIVERSAS DÚZIAS DE OVOS PARA AMOSTRAS/ANÁLISE DE ANTIPARASITÁRIOS</text:p>
          </table:table-cell>
          <table:table-cell office:value-type="string" table:style-name="ce6">
            <text:p>R$ <text:s text:c="4"/>39,95</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MERCADO BRETAS BAIRRO BRASIL</text:p>
          </table:table-cell>
          <table:table-cell office:value-type="string" table:style-name="ce6">
            <text:p>39.346.861/0299-09</text:p>
          </table:table-cell>
          <table:table-cell office:value-type="string" table:style-name="ce9">
            <text:p>COMPRA DE DIVERSAS DÚZIAS DE OVOS PARA AMOSTRAS/ANÁLISE DE ANTIPARASITÁRIOS</text:p>
          </table:table-cell>
          <table:table-cell office:value-type="string" table:style-name="ce6">
            <text:p>R$ <text:s text:c="4"/>13,44</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MERCADO BRETAS BAIRRO CUSTODIO</text:p>
          </table:table-cell>
          <table:table-cell office:value-type="string" table:style-name="ce6">
            <text:p>39.346.861/0300-79</text:p>
          </table:table-cell>
          <table:table-cell office:value-type="string" table:style-name="ce9">
            <text:p>COMPRA DE DIVERSAS DÚZIAS DE OVOS PARA AMOSTRAS/ANÁLISE DE ANTIPARASITÁRIOS</text:p>
          </table:table-cell>
          <table:table-cell office:value-type="string" table:style-name="ce6">
            <text:p>R$ <text:s text:c="4"/>31,57</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0/05/2021 a 19/06/2021</text:p>
          </table:table-cell>
          <table:table-cell office:value-type="string" table:style-name="ce6">
            <text:p>SIM</text:p>
          </table:table-cell>
          <table:table-cell office:value-type="string" table:style-name="ce6">
            <text:p>25/05/2021</text:p>
          </table:table-cell>
          <table:table-cell office:value-type="string" table:style-name="ce8">
            <text:p>CCR AUTO PEÇAS LTDA.</text:p>
          </table:table-cell>
          <table:table-cell office:value-type="string" table:style-name="ce6">
            <text:p>64.234.073/0001-20</text:p>
          </table:table-cell>
          <table:table-cell office:value-type="string" table:style-name="ce9">
            <text:p>CÓPIA DE CHAVE PARA DR. ÂNGELO.</text:p>
            <text:p>CONTROLE REMOTO PARA PORTÃO ELETRÔNICO DA SEDE DA PRMG.</text:p>
          </table:table-cell>
          <table:table-cell office:value-type="string" table:style-name="ce6">
            <text:p>R$ <text:s text:c="4"/>52,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0/05/2021 a 19/06/2021</text:p>
          </table:table-cell>
          <table:table-cell office:value-type="string" table:style-name="ce6">
            <text:p>SIM</text:p>
          </table:table-cell>
          <table:table-cell office:value-type="string" table:style-name="ce6">
            <text:p>25/05/2021</text:p>
          </table:table-cell>
          <table:table-cell office:value-type="string" table:style-name="ce8">
            <text:p>OTHON DE CARVALHO</text:p>
          </table:table-cell>
          <table:table-cell office:value-type="string" table:style-name="ce6">
            <text:p>17.185.679/0001-33</text:p>
          </table:table-cell>
          <table:table-cell office:value-type="string" table:style-name="ce9">
            <text:p>MATERIAL PARA O DETECTOR DE METAIS DA SEDE DA PRMG.</text:p>
          </table:table-cell>
          <table:table-cell office:value-type="string" table:style-name="ce6">
            <text:p>R$ <text:s text:c="3"/>165,25</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5/02/2021 a 23/04/2021</text:p>
          </table:table-cell>
          <table:table-cell office:value-type="string" table:style-name="ce6">
            <text:p>SIM</text:p>
          </table:table-cell>
          <table:table-cell office:value-type="string" table:style-name="ce6">
            <text:p>12/03/2021</text:p>
          </table:table-cell>
          <table:table-cell office:value-type="string" table:style-name="ce8">
            <text:p>ROCHA MARIANO LTDA.</text:p>
          </table:table-cell>
          <table:table-cell office:value-type="string" table:style-name="ce6">
            <text:p>01.911.117/0001-90</text:p>
          </table:table-cell>
          <table:table-cell office:value-type="string" table:style-name="ce9">
            <text:p>READESIVAÇÃO DE PLACAS DA PRMG.</text:p>
          </table:table-cell>
          <table:table-cell office:value-type="string" table:style-name="ce6">
            <text:p>R$ <text:s text:c="3"/>180,00</text:p>
          </table:table-cell>
          <table:table-cell table:number-columns-repeated="16373"/>
        </table:table-row>
        <table:table-row table:style-name="ro6">
          <table:table-cell office:value-type="string" table:style-name="ce12">
            <text:p>PR-MG</text:p>
          </table:table-cell>
          <table:table-cell office:value-type="float" office:value="2021" table:style-name="ce12">
            <text:p>2021</text:p>
          </table:table-cell>
          <table:table-cell office:value-type="string" table:style-name="ce13">
            <text:p>ANGELO FERREIRA DA ROCHA JUNIOR</text:p>
          </table:table-cell>
          <table:table-cell office:value-type="string" table:style-name="ce12">
            <text:p>086.369.806-90</text:p>
          </table:table-cell>
          <table:table-cell office:value-type="string" table:style-name="ce12">
            <text:p>21/01/2021 a 20/02/2021</text:p>
          </table:table-cell>
          <table:table-cell office:value-type="string" table:style-name="ce12">
            <text:p>SIM</text:p>
          </table:table-cell>
          <table:table-cell office:value-type="string" table:style-name="ce12">
            <text:p>01/02/2021</text:p>
          </table:table-cell>
          <table:table-cell office:value-type="string" table:style-name="ce8">
            <text:p>CASA E JARDIM SEGURANÇA LTDA - ME</text:p>
          </table:table-cell>
          <table:table-cell office:value-type="string" table:style-name="ce12">
            <text:p>11.058.136/0001-79</text:p>
          </table:table-cell>
          <table:table-cell office:value-type="string" table:style-name="ce8">
            <text:p>Ao acionar o controle para abertura de um portão o outro abre simultaneamente.</text:p>
            <text:p>Será necessário reset da placa e nova codificação de controles, bem como regular os portões.</text:p>
          </table:table-cell>
          <table:table-cell office:value-type="string" table:style-name="ce12">
            <text:p>R$ <text:s text:c="3"/>120,00</text:p>
          </table:table-cell>
          <table:table-cell table:number-columns-repeated="16373" table:style-name="ce14"/>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1/05/2021 a 20/06/2021</text:p>
          </table:table-cell>
          <table:table-cell office:value-type="string" table:style-name="ce6">
            <text:p>SIM</text:p>
          </table:table-cell>
          <table:table-cell office:value-type="string" table:style-name="ce6">
            <text:p>31/05/2021</text:p>
          </table:table-cell>
          <table:table-cell office:value-type="string" table:style-name="ce8">
            <text:p>CASA E JARDIM SEGURANÇA LTDA - ME</text:p>
          </table:table-cell>
          <table:table-cell office:value-type="string" table:style-name="ce6">
            <text:p>11.058.136/0001-79</text:p>
          </table:table-cell>
          <table:table-cell office:value-type="string" table:style-name="ce9">
            <text:p>OMPRA DE CONTROLES PARA OS PORTÕES ELETRÔNICOS DA PRM MONTES CLAROS CLAROS.</text:p>
          </table:table-cell>
          <table:table-cell office:value-type="string" table:style-name="ce6">
            <text:p>R$ <text:s text:c="3"/>11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RLEM MARQUES DA SILVA</text:p>
          </table:table-cell>
          <table:table-cell office:value-type="string" table:style-name="ce6">
            <text:p>030.293.186-48</text:p>
          </table:table-cell>
          <table:table-cell office:value-type="string" table:style-name="ce6">
            <text:p>22/02/2021 a 21/04/2021</text:p>
          </table:table-cell>
          <table:table-cell office:value-type="string" table:style-name="ce6">
            <text:p>SIM</text:p>
          </table:table-cell>
          <table:table-cell office:value-type="string" table:style-name="ce6">
            <text:p>26/02/2021</text:p>
          </table:table-cell>
          <table:table-cell office:value-type="string" table:style-name="ce8">
            <text:p>T.B.M. SATHLER</text:p>
          </table:table-cell>
          <table:table-cell office:value-type="string" table:style-name="ce6">
            <text:p>03.276.311/0001-76</text:p>
          </table:table-cell>
          <table:table-cell office:value-type="string" table:style-name="ce9">
            <text:p>MANUTENÇÃO DO PORTÃO ELETRÔNICO DA GARAGEM: CAPA DE PVC QUE PROTEGE O MOTOR E TROCA DE 02 CONTROLES DO PORTÃO ELETRÔNICO</text:p>
          </table:table-cell>
          <table:table-cell office:value-type="string" table:style-name="ce6">
            <text:p>R$ <text:s text:c="3"/>196,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8">
            <text:p>RICOFER COMÉRCIO VAREJISTA LTDA.</text:p>
          </table:table-cell>
          <table:table-cell office:value-type="string" table:style-name="ce6">
            <text:p>02.592.452/0001-35</text:p>
          </table:table-cell>
          <table:table-cell office:value-type="string" table:style-name="ce9">
            <text:p>MANUTEÇÃO BENS IMÓVEIS</text:p>
          </table:table-cell>
          <table:table-cell office:value-type="string" table:style-name="ce6">
            <text:p>R$ <text:s text:c="3"/>204,8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8">
            <text:p>SUCAL <text:s/>FERRO E AÇO LTDA</text:p>
          </table:table-cell>
          <table:table-cell office:value-type="string" table:style-name="ce6">
            <text:p>25.707.423/0001-77</text:p>
          </table:table-cell>
          <table:table-cell office:value-type="string" table:style-name="ce9">
            <text:p>MANUTENÇÃO BENS IMÓVEIS</text:p>
          </table:table-cell>
          <table:table-cell office:value-type="string" table:style-name="ce6">
            <text:p>R$ <text:s text:c="4"/>33,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11/03/2021</text:p>
          </table:table-cell>
          <table:table-cell office:value-type="string" table:style-name="ce8">
            <text:p>CCR AUTO PEÇAS LTDA.</text:p>
          </table:table-cell>
          <table:table-cell office:value-type="string" table:style-name="ce6">
            <text:p>64.234.073/0001-20</text:p>
          </table:table-cell>
          <table:table-cell office:value-type="string" table:style-name="ce9">
            <text:p>ABERTURA PORTA DE GABINETE</text:p>
          </table:table-cell>
          <table:table-cell office:value-type="string" table:style-name="ce6">
            <text:p>R$ <text:s text:c="5"/>6,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5/06/2021 a 25/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8">
            <text:p>AUTO POSTO MONTREAL LTDA</text:p>
          </table:table-cell>
          <table:table-cell office:value-type="string" table:style-name="ce6">
            <text:p>12.518.217/0001-77</text:p>
          </table:table-cell>
          <table:table-cell office:value-type="string" table:style-name="ce9">
            <text:p>COMPRA DE OLEO DIESEL PARA REABASTECER O GERADOR DE ENERGIA DA SEDE DA PRM-UBERLANDIA</text:p>
          </table:table-cell>
          <table:table-cell office:value-type="string" table:style-name="ce6">
            <text:p>R$ <text:s text:c="3"/>2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8">
            <text:p>AUTO POSTO MONTREAL LTDA</text:p>
          </table:table-cell>
          <table:table-cell office:value-type="string" table:style-name="ce6">
            <text:p>12.518.217/0001-77</text:p>
          </table:table-cell>
          <table:table-cell office:value-type="string" table:style-name="ce9">
            <text:p>COMPRA DE OLEO DIESEM PARA REABASTECER O GERADOR DE ENERGIA DA SEDE DA PRM-UBERLANDIA</text:p>
          </table:table-cell>
          <table:table-cell office:value-type="string" table:style-name="ce6">
            <text:p>R$ <text:s text:c="3"/>2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7/07/2021 a 06/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4/06/2021 a 13/07/2021</text:p>
          </table:table-cell>
          <table:table-cell office:value-type="string" table:style-name="ce6">
            <text:p>SIM</text:p>
          </table:table-cell>
          <table:table-cell office:value-type="string" table:style-name="ce6">
            <text:p>18/06/2021</text:p>
          </table:table-cell>
          <table:table-cell office:value-type="string" table:style-name="ce8">
            <text:p>IRMAOS KEHDI COM. E IMP. LTDA</text:p>
          </table:table-cell>
          <table:table-cell office:value-type="string" table:style-name="ce6">
            <text:p>25.628.819/0001-29</text:p>
          </table:table-cell>
          <table:table-cell office:value-type="string" table:style-name="ce9">
            <text:p>PARA ATENDER DESPESAS DE PEQUENO VULTO.</text:p>
          </table:table-cell>
          <table:table-cell office:value-type="string" table:style-name="ce6">
            <text:p>R$ <text:s text:c="4"/>87,97</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28/06/2021 a 28/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8">
            <text:p>SERRARIA AGOSTINI LTDA</text:p>
          </table:table-cell>
          <table:table-cell office:value-type="string" table:style-name="ce6">
            <text:p>18.556.357/0001-16</text:p>
          </table:table-cell>
          <table:table-cell office:value-type="string" table:style-name="ce9">
            <text:p>SUBSTITUIÇÃO DE PORTA DE MADEIRA DA PRM-SJR-MG E ACESSÓRIOS QUE A ACOMPANHAM.</text:p>
          </table:table-cell>
          <table:table-cell office:value-type="string" table:style-name="ce6">
            <text:p>R$ <text:s/>1.417,79</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8">
            <text:p>SERRARIA AGOSTINI LTDA</text:p>
          </table:table-cell>
          <table:table-cell office:value-type="string" table:style-name="ce6">
            <text:p>18.556.357/0001-16</text:p>
          </table:table-cell>
          <table:table-cell office:value-type="string" table:style-name="ce9">
            <text:p>SUBSTITUIÇÃO DE PORTA DE MADEIRA NA PRM-SJR-MG E SEUS ACESSÓRIOS.</text:p>
          </table:table-cell>
          <table:table-cell office:value-type="string" table:style-name="ce6">
            <text:p>R$ <text:s/>1.417,79</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19/04/2021 a 18/05/2021</text:p>
          </table:table-cell>
          <table:table-cell office:value-type="string" table:style-name="ce6">
            <text:p>SIM</text:p>
          </table:table-cell>
          <table:table-cell office:value-type="string" table:style-name="ce6">
            <text:p>23/04/2021</text:p>
          </table:table-cell>
          <table:table-cell office:value-type="string" table:style-name="ce8">
            <text:p>LUMIGAS COMERCIO E TRANSPORTES LTDA</text:p>
          </table:table-cell>
          <table:table-cell office:value-type="string" table:style-name="ce6">
            <text:p>02.424.764/0001-30</text:p>
          </table:table-cell>
          <table:table-cell office:value-type="string" table:style-name="ce9">
            <text:p>AQUISIÇÃO DE GÁS GLP PARA CONTINUIDADE DO SERVIÇOS DA COPA.</text:p>
          </table:table-cell>
          <table:table-cell office:value-type="string" table:style-name="ce6">
            <text:p>R$ <text:s text:c="3"/>19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25/01/2021 a 24/02/2021</text:p>
          </table:table-cell>
          <table:table-cell office:value-type="string" table:style-name="ce6">
            <text:p>SIM</text:p>
          </table:table-cell>
          <table:table-cell office:value-type="string" table:style-name="ce6">
            <text:p>22/02/2021</text:p>
          </table:table-cell>
          <table:table-cell office:value-type="string" table:style-name="ce8">
            <text:p>ADRIANO MILLER FERREIRA - 21983290858</text:p>
          </table:table-cell>
          <table:table-cell office:value-type="string" table:style-name="ce6">
            <text:p>35.498.363/0001-83</text:p>
          </table:table-cell>
          <table:table-cell office:value-type="string" table:style-name="ce9">
            <text:p>LIMPEZA DO SISTEMA DE AR-CONDICIONADO (02 EQUIPAMENTOS) DO CPD DA PRM-PATOS DE MINAS PARA EVITAR O VAZAMENTO DE ÁGUA.</text:p>
          </table:table-cell>
          <table:table-cell office:value-type="string" table:style-name="ce6">
            <text:p>R$ <text:s text:c="3"/>40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6/03/2021 a 15/04/2021</text:p>
          </table:table-cell>
          <table:table-cell office:value-type="string" table:style-name="ce6">
            <text:p>SIM</text:p>
          </table:table-cell>
          <table:table-cell office:value-type="string" table:style-name="ce6">
            <text:p>17/03/2021</text:p>
          </table:table-cell>
          <table:table-cell office:value-type="string" table:style-name="ce8">
            <text:p>JRC PNEUS LTDA - ME</text:p>
          </table:table-cell>
          <table:table-cell office:value-type="string" table:style-name="ce6">
            <text:p>21.434.656/0001-92</text:p>
          </table:table-cell>
          <table:table-cell office:value-type="string" table:style-name="ce9">
            <text:p>REPARO / COLA DE PNEU DO VEÍCULO OFICIAL TOYOTA/HILUX GMF-6691</text:p>
          </table:table-cell>
          <table:table-cell office:value-type="string" table:style-name="ce6">
            <text:p>R$ <text:s text:c="4"/>8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8/06/2021 a 18/07/2021</text:p>
          </table:table-cell>
          <table:table-cell office:value-type="string" table:style-name="ce6">
            <text:p>SIM</text:p>
          </table:table-cell>
          <table:table-cell office:value-type="string" table:style-name="ce6">
            <text:p>19/06/2021</text:p>
          </table:table-cell>
          <table:table-cell office:value-type="string" table:style-name="ce8">
            <text:p>HIPERMERCADO TIA TECA LTDA</text:p>
          </table:table-cell>
          <table:table-cell office:value-type="string" table:style-name="ce6">
            <text:p>15.019.451/0001-48</text:p>
          </table:table-cell>
          <table:table-cell office:value-type="string" table:style-name="ce9">
            <text:p>AQUISIÇÃO DE AÇÚCAR CRISTAL</text:p>
          </table:table-cell>
          <table:table-cell office:value-type="string" table:style-name="ce6">
            <text:p>R$ <text:s text:c="3"/>161,88</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8/06/2021 a 18/07/2021</text:p>
          </table:table-cell>
          <table:table-cell office:value-type="string" table:style-name="ce6">
            <text:p>SIM</text:p>
          </table:table-cell>
          <table:table-cell office:value-type="string" table:style-name="ce6">
            <text:p>19/06/2021</text:p>
          </table:table-cell>
          <table:table-cell office:value-type="string" table:style-name="ce8">
            <text:p>PONTO DOS FOGÕES E PEÇAS LATDA</text:p>
          </table:table-cell>
          <table:table-cell office:value-type="string" table:style-name="ce6">
            <text:p>22.625.305/0001-21</text:p>
          </table:table-cell>
          <table:table-cell office:value-type="string" table:style-name="ce9">
            <text:p>AQUISIÇÃO DE MANGUEIRA PARA LIGAÇÃO DO BOTIJÃO DE GÁS AO FOGÃO.</text:p>
          </table:table-cell>
          <table:table-cell office:value-type="string" table:style-name="ce6">
            <text:p>R$ <text:s text:c="4"/>38,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8/04/2021 a 27/05/2021</text:p>
          </table:table-cell>
          <table:table-cell office:value-type="string" table:style-name="ce6">
            <text:p>SIM</text:p>
          </table:table-cell>
          <table:table-cell office:value-type="string" table:style-name="ce6">
            <text:p>04/05/2021</text:p>
          </table:table-cell>
          <table:table-cell office:value-type="string" table:style-name="ce8">
            <text:p>TV SOM LTDA - ME</text:p>
          </table:table-cell>
          <table:table-cell office:value-type="string" table:style-name="ce6">
            <text:p>16.548.703/0001-99</text:p>
          </table:table-cell>
          <table:table-cell office:value-type="string" table:style-name="ce9">
            <text:p>COMPRA DE 03 (TRÊS) TRANSMISSORES PARA ABERTURA DE PORTÃO ELETRÔNICO DE GARAGEM E 03 (TRÊS) BATERIAS A23 12V PARA TRANSMISSORES.</text:p>
          </table:table-cell>
          <table:table-cell office:value-type="string" table:style-name="ce6">
            <text:p>R$ <text:s text:c="3"/>20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8/04/2021 a 27/05/2021</text:p>
          </table:table-cell>
          <table:table-cell office:value-type="string" table:style-name="ce6">
            <text:p>SIM</text:p>
          </table:table-cell>
          <table:table-cell office:value-type="string" table:style-name="ce6">
            <text:p>21/05/2021</text:p>
          </table:table-cell>
          <table:table-cell office:value-type="string" table:style-name="ce8">
            <text:p>FREDERICO ANSELMO ARAUJO</text:p>
          </table:table-cell>
          <table:table-cell office:value-type="string" table:style-name="ce6">
            <text:p>06.980.286/0001-03</text:p>
          </table:table-cell>
          <table:table-cell office:value-type="string" table:style-name="ce9">
            <text:p>AQUISIÇÃO DE 02 (DOIS) GLP ENVASADO EM BOTIJÃO 013</text:p>
          </table:table-cell>
          <table:table-cell office:value-type="string" table:style-name="ce6">
            <text:p>R$ <text:s text:c="3"/>19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9/06/2021 a 08/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12">
            <text:p>SIM</text:p>
          </table:table-cell>
          <table:table-cell office:value-type="string" table:style-name="ce12">
            <text:p>30/03/2021</text:p>
          </table:table-cell>
          <table:table-cell office:value-type="string" table:style-name="ce10">
            <text:p>FLAMAGAS LTDA</text:p>
          </table:table-cell>
          <table:table-cell office:value-type="string" table:style-name="ce13">
            <text:p>00.414.683/0001-23</text:p>
          </table:table-cell>
          <table:table-cell office:value-type="string" table:style-name="ce11">
            <text:p>PARA UTILIZAÇÃO NA COPA DA PRM-UBERABA PARA AQUECIMENTO DE ALIMENTOS POR TERCEIRIZADOS, SERVIDORES,ESTAGIÁRIOS, VOLUNTÁRIOS E MEMBROS. ÚLTIMA AQUISIÇÃO FOI FEITA EM OUTUBRO/2020.</text:p>
          </table:table-cell>
          <table:table-cell office:value-type="string" table:style-name="ce12">
            <text:p>R$ <text:s text:c="4"/>80,00</text:p>
          </table:table-cell>
          <table:table-cell table:number-columns-repeated="16373"/>
        </table:table-row>
        <table:table-row table:style-name="ro7">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1/03/2021</text:p>
          </table:table-cell>
          <table:table-cell office:value-type="string" table:style-name="ce8">
            <text:p>RAIMUNDO NONATO RIBEIRO DE SOUZA</text:p>
          </table:table-cell>
          <table:table-cell office:value-type="string" table:style-name="ce6">
            <text:p>27.094.216/0001-10</text:p>
          </table:table-cell>
          <table:table-cell office:value-type="string" table:style-name="ce9">
            <text:p>1) CONSERTO LUMINÁRIA LAVABO DO SAGUÃO DE ENTRADA, POIS MESMO TROCANDO AS LÂMPADAS POR NOVAS, A LUMINÁRIA NÃO ESTÁ FUNCIONANDO E<text:s/></text:p>
            <text:p>2) CONSERTO VÁLVULA DE DESCARGA LAVABO DO SAGUÃO DE ENTRADA PARA SANAR VAZAMENTO NO VASO SANITÁRIO.</text:p>
          </table:table-cell>
          <table:table-cell office:value-type="string" table:style-name="ce6">
            <text:p>R$ <text:s text:c="3"/>20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5/03/2021</text:p>
          </table:table-cell>
          <table:table-cell office:value-type="string" table:style-name="ce8">
            <text:p>UGOLINI CAMPOS EIRELI EPP</text:p>
          </table:table-cell>
          <table:table-cell office:value-type="string" table:style-name="ce6">
            <text:p>01.354.498/0001-53</text:p>
          </table:table-cell>
          <table:table-cell office:value-type="string" table:style-name="ce9">
            <text:p>PARA DESENVOLVIMENTO DAS ATIVIDADES.</text:p>
          </table:table-cell>
          <table:table-cell office:value-type="string" table:style-name="ce6">
            <text:p>R$ <text:s text:c="4"/>84,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8/02/2021</text:p>
          </table:table-cell>
          <table:table-cell office:value-type="string" table:style-name="ce8">
            <text:p>UGOLINI CAMPOS EIRELI EPP</text:p>
          </table:table-cell>
          <table:table-cell office:value-type="string" table:style-name="ce6">
            <text:p>01.354.498/0001-53</text:p>
          </table:table-cell>
          <table:table-cell office:value-type="string" table:style-name="ce9">
            <text:p>PARA DESENVOLVIMENTO DAS ATIVIDADES.</text:p>
          </table:table-cell>
          <table:table-cell office:value-type="string" table:style-name="ce6">
            <text:p>R$ <text:s text:c="3"/>126,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5/02/2021</text:p>
          </table:table-cell>
          <table:table-cell office:value-type="string" table:style-name="ce8">
            <text:p>UGOLINI CAMPOS EIRELI EPP</text:p>
          </table:table-cell>
          <table:table-cell office:value-type="string" table:style-name="ce6">
            <text:p>01.354.498/0001-53</text:p>
          </table:table-cell>
          <table:table-cell office:value-type="string" table:style-name="ce9">
            <text:p>PARA DESENVOLVIMENTO DAS ATIVIDADES.</text:p>
          </table:table-cell>
          <table:table-cell office:value-type="string" table:style-name="ce6">
            <text:p>R$ <text:s text:c="3"/>112,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6/01/2026</text:p>
          </table:table-cell>
          <table:table-cell office:value-type="string" table:style-name="ce8">
            <text:p>UGOLINI CAMPOS EIRELI EPP</text:p>
          </table:table-cell>
          <table:table-cell office:value-type="string" table:style-name="ce6">
            <text:p>01.354.498/0001-53</text:p>
          </table:table-cell>
          <table:table-cell office:value-type="string" table:style-name="ce9">
            <text:p>PARA DESENVOLVIMENTO DA ATIVIDADE.</text:p>
          </table:table-cell>
          <table:table-cell office:value-type="string" table:style-name="ce6">
            <text:p>R$ <text:s text:c="3"/>231,00</text:p>
          </table:table-cell>
          <table:table-cell table:number-columns-repeated="16373"/>
        </table:table-row>
        <table:table-row table:style-name="ro7">
          <table:table-cell office:value-type="string" table:style-name="ce6">
            <text:p>PR-MT</text:p>
          </table:table-cell>
          <table:table-cell office:value-type="float" office:value="2021" table:style-name="ce6">
            <text:p>2021</text:p>
          </table:table-cell>
          <table:table-cell office:value-type="string" table:style-name="ce7">
            <text:p>ANA CARINA MESQUITA VILELA SABOYA</text:p>
          </table:table-cell>
          <table:table-cell office:value-type="string" table:style-name="ce6">
            <text:p>076.987.944-66</text:p>
          </table:table-cell>
          <table:table-cell office:value-type="string" table:style-name="ce6">
            <text:p>16/04/2021 a 04/06/2021</text:p>
          </table:table-cell>
          <table:table-cell office:value-type="string" table:style-name="ce6">
            <text:p>SIM</text:p>
          </table:table-cell>
          <table:table-cell office:value-type="string" table:style-name="ce6">
            <text:p>30/04/2021</text:p>
          </table:table-cell>
          <table:table-cell office:value-type="string" table:style-name="ce8">
            <text:p>TROPICAL SUPERMERCADOS LTDA</text:p>
          </table:table-cell>
          <table:table-cell office:value-type="string" table:style-name="ce6">
            <text:p>23.014.826/0003-77</text:p>
          </table:table-cell>
          <table:table-cell office:value-type="string" table:style-name="ce9">
            <text:p>AQUISIÇÃO DE PILHAS VOLTADAS PARA ABASTECER OS CONTROLES DE ARES CONDICIONADOS DA PRM-RONDONOPOLIS. A COMPRA ATENDE A CONTRATAÇÃO EM CARÁTER EXCEPCIONAL, DE PEQUENO VALOR E UTILIZAÇÃO IMEDIATA, NÃO PASSÍVEL DE PLANEJAMENTO.</text:p>
          </table:table-cell>
          <table:table-cell office:value-type="string" table:style-name="ce6">
            <text:p>R$ <text:s text:c="4"/>77,96</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1/02/2021</text:p>
          </table:table-cell>
          <table:table-cell office:value-type="string" table:style-name="ce8">
            <text:p>COMERCIO DE EXTINTORES RONDON LTDA ME</text:p>
          </table:table-cell>
          <table:table-cell office:value-type="string" table:style-name="ce6">
            <text:p>06.033.524/0001-65</text:p>
          </table:table-cell>
          <table:table-cell office:value-type="string" table:style-name="ce9">
            <text:p>MANUTENÇÃO DOS EXTINTORES DA PRM-RONDONÓPOLIS:</text:p>
            <text:p>PÓ QUÍMICO - 4 KG<text:s/></text:p>
            <text:p>CO2 - 6 KG<text:s/></text:p>
            <text:p>ÁGUA - 10 LITROS</text:p>
          </table:table-cell>
          <table:table-cell office:value-type="string" table:style-name="ce6">
            <text:p>R$ <text:s text:c="3"/>20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5/03/2021</text:p>
          </table:table-cell>
          <table:table-cell office:value-type="string" table:style-name="ce8">
            <text:p>AGRO FERRAGENS LUIZAO LTDA</text:p>
          </table:table-cell>
          <table:table-cell office:value-type="string" table:style-name="ce6">
            <text:p>24.774.390/0001-15</text:p>
          </table:table-cell>
          <table:table-cell office:value-type="string" table:style-name="ce9">
            <text:p>COMPRA DE CADEADOS PARA OS PORTÕES DA PRM-RONDONÓPOLIS.</text:p>
            <text:p>DESPESA DE PEQUENO VULTO E AUSÊNCIA EM ESTOQUE.</text:p>
          </table:table-cell>
          <table:table-cell office:value-type="string" table:style-name="ce6">
            <text:p>R$ <text:s text:c="4"/>69,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8/03/2021</text:p>
          </table:table-cell>
          <table:table-cell office:value-type="string" table:style-name="ce8">
            <text:p>WEISS &amp; NAKAYAMA LTDA</text:p>
          </table:table-cell>
          <table:table-cell office:value-type="string" table:style-name="ce6">
            <text:p>08.980.889/0003-94</text:p>
          </table:table-cell>
          <table:table-cell office:value-type="string" table:style-name="ce9">
            <text:p>AQUISIÇÃO DE 1 TERMÔMETRO INFRA VERMELHO SEM CONTATO, PARA AFERIÇÃO DE TEMPERATURA NA RECEPÇÃO DA PRM-RONDONÓPOLIS.</text:p>
          </table:table-cell>
          <table:table-cell office:value-type="string" table:style-name="ce6">
            <text:p>R$ <text:s text:c="3"/>249,99</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28/01/2021</text:p>
          </table:table-cell>
          <table:table-cell office:value-type="string" table:style-name="ce8">
            <text:p>LUCIMAR NADAL EIRELI</text:p>
          </table:table-cell>
          <table:table-cell office:value-type="string" table:style-name="ce6">
            <text:p>09.327.580/0001-09</text:p>
          </table:table-cell>
          <table:table-cell office:value-type="string" table:style-name="ce9">
            <text:p>CONFECÇÃO DE CÓPIA DE CHAVES PARA O CLAVICULÁRIO DA PRM-RONDONÓPOLIS.</text:p>
            <text:p>DESPESAS DE PEQUENO VULTO.</text:p>
          </table:table-cell>
          <table:table-cell office:value-type="string" table:style-name="ce6">
            <text:p>R$ <text:s text:c="4"/>4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8">
            <text:p>S. DIAS DA SILVA</text:p>
          </table:table-cell>
          <table:table-cell office:value-type="string" table:style-name="ce6">
            <text:p>21.781.277/0001-79</text:p>
          </table:table-cell>
          <table:table-cell office:value-type="string" table:style-name="ce9">
            <text:p>MANUTENÇÃO DO MOTOR DO PORTÃO ELETRÔNICO DA PROCURADORIA DA REPÚBLICA EM BARRA DO GARÇAS-MT</text:p>
          </table:table-cell>
          <table:table-cell office:value-type="string" table:style-name="ce6">
            <text:p>R$ <text:s text:c="3"/>10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8">
            <text:p>TV COR MAGAZINE</text:p>
          </table:table-cell>
          <table:table-cell office:value-type="string" table:style-name="ce6">
            <text:p>15.203.669/0001-58</text:p>
          </table:table-cell>
          <table:table-cell office:value-type="string" table:style-name="ce9">
            <text:p>AQUISIÇÃO DE BATERIA RECARREGÁVEL PARA BASTÃO DE DETECÇÃO DE METAL.</text:p>
          </table:table-cell>
          <table:table-cell office:value-type="string" table:style-name="ce6">
            <text:p>R$ <text:s text:c="4"/>43,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4/02/2021</text:p>
          </table:table-cell>
          <table:table-cell office:value-type="string" table:style-name="ce10">
            <text:p>JD EXTINTORES E ACESSÓRIOS</text:p>
          </table:table-cell>
          <table:table-cell office:value-type="string" table:style-name="ce7">
            <text:p>13.751.750/0001-47</text:p>
          </table:table-cell>
          <table:table-cell office:value-type="string" table:style-name="ce11">
            <text:p>RECARGA DE EXTINTORES VENDIDOS COM FIM DE VIABILIZAR O PLANO DE DESASTRES DA PROCURADORIA DA REPÚBLICA EM BARRA DO GARÇAS-MT.</text:p>
          </table:table-cell>
          <table:table-cell office:value-type="string" table:style-name="ce6">
            <text:p>R$ <text:s text:c="3"/>30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9/02/2021</text:p>
          </table:table-cell>
          <table:table-cell office:value-type="string" table:style-name="ce10">
            <text:p>JOILSON RODRIGUES PORTO</text:p>
          </table:table-cell>
          <table:table-cell office:value-type="string" table:style-name="ce7">
            <text:p>17.864.028/0001-70</text:p>
          </table:table-cell>
          <table:table-cell office:value-type="string" table:style-name="ce11">
            <text:p>SERVIÇO DE JARDINNGEM E LIMPEZA DA ÁREA EXTERNA DA PROCURADORIA DA REPÚBLICA EM BARRA DO GARÇAS</text:p>
          </table:table-cell>
          <table:table-cell office:value-type="string" table:style-name="ce6">
            <text:p>R$ <text:s text:c="3"/>17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3/03/2021</text:p>
          </table:table-cell>
          <table:table-cell office:value-type="string" table:style-name="ce10">
            <text:p>SANGALETTI SANGALETTI E CIA LTDA</text:p>
          </table:table-cell>
          <table:table-cell office:value-type="string" table:style-name="ce13">
            <text:p>26.777.276/0003-36</text:p>
          </table:table-cell>
          <table:table-cell office:value-type="string" table:style-name="ce11">
            <text:p>AQUISIÇÃO NECESSÁRIA DE PRODUTOS COM RELAÇÃO AOS QUAIS NÃO HAVIA ESTOQUE CUJO VALOR FOI DE PEQUENA MONTA.</text:p>
          </table:table-cell>
          <table:table-cell office:value-type="string" table:style-name="ce6">
            <text:p>R$ <text:s text:c="4"/>71,40</text:p>
          </table:table-cell>
          <table:table-cell table:number-columns-repeated="16373"/>
        </table:table-row>
        <table:table-row table:style-name="ro7">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4/03/2021</text:p>
          </table:table-cell>
          <table:table-cell office:value-type="string" table:style-name="ce8">
            <text:p>DATAPLUS INF. E ELETR. LTDA - SNP</text:p>
          </table:table-cell>
          <table:table-cell office:value-type="string" table:style-name="ce6">
            <text:p>36.902.971/0004-17</text:p>
          </table:table-cell>
          <table:table-cell office:value-type="string" table:style-name="ce9">
            <text:p>NECESSIDADE DE TROCA DAS BATERIAS DOS NOBREAKS. <text:s/>COMPRA REALIZADA EM EMPRESA CUJO PREÇO FOI VENCEDOR ENTRE 3 EMPRESAS COTADAS. <text:s text:c="2"/>COMPRA AUTORIZADA PELA SECRETARIA ESTADUAL. VIDE DESPACHO DA SE PR-MT-00008496/2021</text:p>
          </table:table-cell>
          <table:table-cell office:value-type="string" table:style-name="ce6">
            <text:p>R$ <text:s text:c="3"/>297,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9/03/2021</text:p>
          </table:table-cell>
          <table:table-cell office:value-type="string" table:style-name="ce8">
            <text:p>NILSON DOLAVAL SOARES - ME - AQUARELA ADESIVOS</text:p>
          </table:table-cell>
          <table:table-cell office:value-type="string" table:style-name="ce6">
            <text:p>01.889.389/0001-30</text:p>
          </table:table-cell>
          <table:table-cell office:value-type="string" table:style-name="ce9">
            <text:p>AQUISIÇÃO NECESSÁRIA DE SERVIÇO CUJO VALOR FOI DE PEQUENA MONTA.</text:p>
          </table:table-cell>
          <table:table-cell office:value-type="string" table:style-name="ce6">
            <text:p>R$ <text:s text:c="4"/>25,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2/02/2021</text:p>
          </table:table-cell>
          <table:table-cell office:value-type="string" table:style-name="ce8">
            <text:p>SANGALETTI SANGALETTI E CIA LTDA</text:p>
          </table:table-cell>
          <table:table-cell office:value-type="string" table:style-name="ce6">
            <text:p>26.777.276/0003-36</text:p>
          </table:table-cell>
          <table:table-cell office:value-type="string" table:style-name="ce9">
            <text:p>AQUISIÇÃO NECESSÁRIA DE PRODUTOS COM RELAÇÃO AOS QUAIS NÃO HAVIA ESTOQUE CUJO VALOR FOI DE PEQUENA MONTA.</text:p>
          </table:table-cell>
          <table:table-cell office:value-type="string" table:style-name="ce6">
            <text:p>R$ <text:s text:c="4"/>37,92</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10">
            <text:p>HANAUER &amp; BARBOSA LTDA</text:p>
          </table:table-cell>
          <table:table-cell office:value-type="string" table:style-name="ce7">
            <text:p>08.916.969/0001-19</text:p>
          </table:table-cell>
          <table:table-cell office:value-type="string" table:style-name="ce11">
            <text:p>AQUISIÇÃO NECESSÁRIA DE PRODUTOS COM RELAÇÃO AOS QUAIS NÃO HAVIA ESTOQUE E CUJO VALOR É DE PEQUENA MONTA.</text:p>
          </table:table-cell>
          <table:table-cell office:value-type="string" table:style-name="ce6">
            <text:p>R$ <text:s text:c="4"/>68,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10">
            <text:p>HANAUER &amp; BARBOSA LTDA</text:p>
          </table:table-cell>
          <table:table-cell office:value-type="string" table:style-name="ce7">
            <text:p>08.916.969/0001-19</text:p>
          </table:table-cell>
          <table:table-cell office:value-type="string" table:style-name="ce11">
            <text:p>AQUISIÇÃO NECESSÁRIA DE SERVIÇO CUJO VALOR FOI DE PEQUENA MONTA.</text:p>
          </table:table-cell>
          <table:table-cell office:value-type="string" table:style-name="ce6">
            <text:p>R$ <text:s text:c="4"/>5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15/06/2021 a 06/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1/06/2021 a 06/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03/02/2021</text:p>
          </table:table-cell>
          <table:table-cell office:value-type="string" table:style-name="ce8">
            <text:p>CONTATUS COMUNICAÇÃO VISUAL</text:p>
          </table:table-cell>
          <table:table-cell office:value-type="string" table:style-name="ce6">
            <text:p>18.385.607/0001-00</text:p>
          </table:table-cell>
          <table:table-cell office:value-type="string" table:style-name="ce9">
            <text:p>CONFECÇÃO DE UM MAPA COM O ESTADO DO MATO GROSSO, INDICAÇÃO DOS MUNICÍPIOS, DE UNIDADES DE CONSERVAÇÃO, TERRAS INDÍGENAS, QUILOMBOS E DESTAQUE DAS ÁREAS DE ATRIBUIÇÃO DE CADA PROCURADORIA DA REPÚBLICA DO MT.</text:p>
          </table:table-cell>
          <table:table-cell office:value-type="string" table:style-name="ce6">
            <text:p>R$ <text:s text:c="3"/>492,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28/01/2021</text:p>
          </table:table-cell>
          <table:table-cell office:value-type="string" table:style-name="ce8">
            <text:p>HIPER JN</text:p>
          </table:table-cell>
          <table:table-cell office:value-type="string" table:style-name="ce6">
            <text:p>02.359.273/0002-33</text:p>
          </table:table-cell>
          <table:table-cell office:value-type="string" table:style-name="ce9">
            <text:p>FIXAÇÃO DE MAPA EM PVC IMPRESSO COM INFORMAÇÕES RELEVANTES À ATUAÇÃO NA PRM CÁCERES CONFORME PGEA1.20.001.000250/2020-43 - ADMINISTRATIVA (ELETRÔNICO)</text:p>
          </table:table-cell>
          <table:table-cell office:value-type="string" table:style-name="ce6">
            <text:p>R$ <text:s text:c="4"/>47,00</text:p>
          </table:table-cell>
          <table:table-cell table:number-columns-repeated="16373"/>
        </table:table-row>
        <table:table-row table:style-name="ro2">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ANTONIO CARLOS ANDRADE DA SILVA</text:p>
          </table:table-cell>
          <table:table-cell office:value-type="string" table:style-name="ce6">
            <text:p>089.557.974-00</text:p>
          </table:table-cell>
          <table:table-cell office:value-type="string" table:style-name="ce6">
            <text:p>12/03/2021 a 09/06/2021</text:p>
          </table:table-cell>
          <table:table-cell office:value-type="string" table:style-name="ce6">
            <text:p>SIM</text:p>
          </table:table-cell>
          <table:table-cell office:value-type="string" table:style-name="ce6">
            <text:p>10/06/2021</text:p>
          </table:table-cell>
          <table:table-cell office:value-type="string" table:style-name="ce8">
            <text:p>J BATISTA RAMOS DE CARVALHO COMÉRCIO</text:p>
          </table:table-cell>
          <table:table-cell office:value-type="string" table:style-name="ce6">
            <text:p>26.989.715/0020-75</text:p>
          </table:table-cell>
          <table:table-cell office:value-type="string" table:style-name="ce9">
            <text:p>SERVIÇOS DE MANUTENÇÃO DO SISTEMA DE MONITORAMENTO DA PRM-PATOS/PB.</text:p>
          </table:table-cell>
          <table:table-cell office:value-type="string" table:style-name="ce6">
            <text:p>R$ <text:s text:c="3"/>1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4/05/2021</text:p>
          </table:table-cell>
          <table:table-cell office:value-type="string" table:style-name="ce8">
            <text:p>JUCILIO FERREIRA BARBOSA</text:p>
          </table:table-cell>
          <table:table-cell office:value-type="string" table:style-name="ce6">
            <text:p>08.263.396/0001-71</text:p>
          </table:table-cell>
          <table:table-cell office:value-type="string" table:style-name="ce9">
            <text:p>MATERIAL PARA REPAROS NA PRM MONTEIRO MONTEIRO.</text:p>
          </table:table-cell>
          <table:table-cell office:value-type="string" table:style-name="ce6">
            <text:p>R$ <text:s text:c="4"/>3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5/05/2021</text:p>
          </table:table-cell>
          <table:table-cell office:value-type="string" table:style-name="ce8">
            <text:p>CELECILENO ALVES BISPO CASA DAS TINTAS</text:p>
          </table:table-cell>
          <table:table-cell office:value-type="string" table:style-name="ce6">
            <text:p>24.222.267/0001-91</text:p>
          </table:table-cell>
          <table:table-cell office:value-type="string" table:style-name="ce9">
            <text:p>MATERIAL PARA REPAROS E MANUTENÇÃO DA PRM MONTEIRO.</text:p>
          </table:table-cell>
          <table:table-cell office:value-type="string" table:style-name="ce6">
            <text:p>R$ <text:s text:c="3"/>362,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6/05/2021</text:p>
          </table:table-cell>
          <table:table-cell office:value-type="string" table:style-name="ce8">
            <text:p>RMC COMÉRCIO DE MATERIAIS DE CONSTRUÇÃO LTDA - CARVALHO</text:p>
          </table:table-cell>
          <table:table-cell office:value-type="string" table:style-name="ce6">
            <text:p>94.865.706/0001-60</text:p>
          </table:table-cell>
          <table:table-cell office:value-type="string" table:style-name="ce9">
            <text:p>FECHADURA PARA LAVABO DOS SERVIDORES.</text:p>
          </table:table-cell>
          <table:table-cell office:value-type="string" table:style-name="ce6">
            <text:p>R$ <text:s text:c="4"/>34,9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8/03/2021</text:p>
          </table:table-cell>
          <table:table-cell office:value-type="string" table:style-name="ce8">
            <text:p>RMC COMÉRCIO DE MATERIAIS DE CONSTRUÇÃO LTDA - CARVALHO</text:p>
          </table:table-cell>
          <table:table-cell office:value-type="string" table:style-name="ce6">
            <text:p>94.865.706/0001-60</text:p>
          </table:table-cell>
          <table:table-cell office:value-type="string" table:style-name="ce9">
            <text:p>MASSA ACRÍLICA PARA REPAROS NA PRM MONTEIRO.</text:p>
          </table:table-cell>
          <table:table-cell office:value-type="string" table:style-name="ce6">
            <text:p>R$ <text:s text:c="4"/>18,99</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9/03/2021</text:p>
          </table:table-cell>
          <table:table-cell office:value-type="string" table:style-name="ce8">
            <text:p>CELECILENO ALVES BISPO CASA DAS TINTAS</text:p>
          </table:table-cell>
          <table:table-cell office:value-type="string" table:style-name="ce6">
            <text:p>24.222.267/0001-91</text:p>
          </table:table-cell>
          <table:table-cell office:value-type="string" table:style-name="ce9">
            <text:p>COMPRA DE MATERIAL PARA REPAROS NA PRM MONTEIRO.</text:p>
          </table:table-cell>
          <table:table-cell office:value-type="string" table:style-name="ce6">
            <text:p>R$ <text:s text:c="4"/>27,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10/03/2021</text:p>
          </table:table-cell>
          <table:table-cell office:value-type="string" table:style-name="ce8">
            <text:p>RMC COMÉRCIO DE MATERIAIS DE CONSTRUÇÃO LTDA - CARVALHO</text:p>
          </table:table-cell>
          <table:table-cell office:value-type="string" table:style-name="ce6">
            <text:p>94.865.706/0001-60</text:p>
          </table:table-cell>
          <table:table-cell office:value-type="string" table:style-name="ce9">
            <text:p>MATREIAL PARA REPAROS NA PRM MONTEIRO.</text:p>
          </table:table-cell>
          <table:table-cell office:value-type="string" table:style-name="ce6">
            <text:p>R$ <text:s text:c="4"/>49,47</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23/03/2021</text:p>
          </table:table-cell>
          <table:table-cell office:value-type="string" table:style-name="ce8">
            <text:p>RMC COMÉRCIO DE MATERIAIS DE CONSTRUÇÃO LTDA - CARVALHO</text:p>
          </table:table-cell>
          <table:table-cell office:value-type="string" table:style-name="ce6">
            <text:p>94.865.706/0001-60</text:p>
          </table:table-cell>
          <table:table-cell office:value-type="string" table:style-name="ce9">
            <text:p>MATERIAL DE REPAROS.</text:p>
          </table:table-cell>
          <table:table-cell office:value-type="string" table:style-name="ce6">
            <text:p>R$ <text:s text:c="5"/>8,44</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8">
            <text:p>FIT INFORMATICA LTDA - ME</text:p>
          </table:table-cell>
          <table:table-cell office:value-type="string" table:style-name="ce6">
            <text:p>14.529.732/0001-88</text:p>
          </table:table-cell>
          <table:table-cell office:value-type="string" table:style-name="ce9">
            <text:p>A CONTRATAÇÃO NECESSÁRIA EM RAZÃO DA MANUTENÇÃO DOS EQUIPAMENTOS DE SEGURANÇA DA PRM MONTEIRO, TAIS COMO CFVT, CERCA ELÉTRICA E MOTOR DO PORTÃO QUE DÁ ACESSO AO ESTACIONAMENTO DA PROCURADORIA DE MONTEIRO.</text:p>
          </table:table-cell>
          <table:table-cell office:value-type="string" table:style-name="ce6">
            <text:p>R$ <text:s text:c="3"/>5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8">
            <text:p>JR CONSTRUCOES E FERRAGENS</text:p>
          </table:table-cell>
          <table:table-cell office:value-type="string" table:style-name="ce6">
            <text:p>18.585.911/0001-93</text:p>
          </table:table-cell>
          <table:table-cell office:value-type="string" table:style-name="ce9">
            <text:p>COMPRA DE MATERIAL PARA REPAROS DE MANUTENÇÃO PREDIAL NA PRM MONTEIRO.</text:p>
          </table:table-cell>
          <table:table-cell office:value-type="string" table:style-name="ce6">
            <text:p>R$ <text:s text:c="3"/>31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8">
            <text:p>MALVES SUPERMERCADOS LTDA</text:p>
          </table:table-cell>
          <table:table-cell office:value-type="string" table:style-name="ce6">
            <text:p>05.294.386/0002-96</text:p>
          </table:table-cell>
          <table:table-cell office:value-type="string" table:style-name="ce9">
            <text:p>PULVERIZADOR E ALCOOL LÍQUIDO 70 PARA LIMPEZA DAS SUPERFÍCIES DAS MESAS DAS SALAS DA PRM MONTEIRO.</text:p>
          </table:table-cell>
          <table:table-cell office:value-type="string" table:style-name="ce6">
            <text:p>R$ <text:s text:c="4"/>22,48</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8">
            <text:p>L L A COMÉRCIO DE GÁS LTDA</text:p>
          </table:table-cell>
          <table:table-cell office:value-type="string" table:style-name="ce6">
            <text:p>31.651.392/0001-82</text:p>
          </table:table-cell>
          <table:table-cell office:value-type="string" table:style-name="ce9">
            <text:p>EM RAZÃO DA ALTERAÇÃO DA EMPRESA QUE FORNECE ÁGUA MINERAL PARA MONTEIRO, <text:s/>FEZ-SE NECESSÁRIO A AQUISIÇÃO DE NOVOS GARRAFÕES, UMA VEZ QUE OS GARRAFÕES EM USO NA PRM NÃO CORRESPONDIAM A LOGOMARCA INDAIÁ.</text:p>
          </table:table-cell>
          <table:table-cell office:value-type="string" table:style-name="ce6">
            <text:p>R$ <text:s text:c="3"/>2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3/02/2021</text:p>
          </table:table-cell>
          <table:table-cell office:value-type="string" table:style-name="ce8">
            <text:p>L L A COMÉRCIO DE GÁS LTDA</text:p>
          </table:table-cell>
          <table:table-cell office:value-type="string" table:style-name="ce6">
            <text:p>31.651.392/0001-82</text:p>
          </table:table-cell>
          <table:table-cell office:value-type="string" table:style-name="ce9">
            <text:p>AQUISIÇÃO DE 02 GÁS DE COZINHA EM VASILHAME PARA UTILIZAÇÃO NA PRM MONTEIRO.</text:p>
          </table:table-cell>
          <table:table-cell office:value-type="string" table:style-name="ce6">
            <text:p>R$ <text:s text:c="3"/>16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1/02/2021</text:p>
          </table:table-cell>
          <table:table-cell office:value-type="string" table:style-name="ce10">
            <text:p>B&amp;M COMÉRCIO VAREJISTA DE GAS E ÁGUA LTDA</text:p>
          </table:table-cell>
          <table:table-cell office:value-type="string" table:style-name="ce7">
            <text:p>25.245.600/0001-40</text:p>
          </table:table-cell>
          <table:table-cell office:value-type="string" table:style-name="ce11">
            <text:p>REABASTECIMENTO DO GÁS PARA USO NA PRPB</text:p>
          </table:table-cell>
          <table:table-cell office:value-type="string" table:style-name="ce6">
            <text:p>R$ <text:s text:c="3"/>29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1/02/2021</text:p>
          </table:table-cell>
          <table:table-cell office:value-type="string" table:style-name="ce10">
            <text:p>JUCELIO CANDIDO SUCUPIRA-ME</text:p>
          </table:table-cell>
          <table:table-cell office:value-type="string" table:style-name="ce7">
            <text:p>35.506.567/0002-08</text:p>
          </table:table-cell>
          <table:table-cell office:value-type="string" table:style-name="ce11">
            <text:p>COMPRA DE CABO TELEFÔNICO PARA USO DA SETIC</text:p>
          </table:table-cell>
          <table:table-cell office:value-type="string" table:style-name="ce6">
            <text:p>R$ <text:s text:c="4"/>3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5/04/2021</text:p>
          </table:table-cell>
          <table:table-cell office:value-type="string" table:style-name="ce10">
            <text:p>CHAVEIRO INOVAÇÃO</text:p>
          </table:table-cell>
          <table:table-cell office:value-type="string" table:style-name="ce7">
            <text:p>09.230.393/0001-02</text:p>
          </table:table-cell>
          <table:table-cell office:value-type="string" table:style-name="ce11">
            <text:p>CONFECÇÃO DE 2 CHAVES PARA O GABINETE DE DR. GODOY</text:p>
          </table:table-cell>
          <table:table-cell office:value-type="string" table:style-name="ce6">
            <text:p>R$ <text:s text:c="4"/>7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04/06/2021</text:p>
          </table:table-cell>
          <table:table-cell office:value-type="string" table:style-name="ce10">
            <text:p>AVECAMP SPORTS COMERCIO DE MATERIAIS ESPORTIVOS LTDA</text:p>
          </table:table-cell>
          <table:table-cell office:value-type="string" table:style-name="ce7">
            <text:p>13.192.473/0001-80</text:p>
          </table:table-cell>
          <table:table-cell office:value-type="string" table:style-name="ce11">
            <text:p>COMPRA DE PRESILHAS PARA CABOS DAS BANDEIRAS</text:p>
          </table:table-cell>
          <table:table-cell office:value-type="string" table:style-name="ce6">
            <text:p>R$ <text:s text:c="3"/>1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11/05/2021</text:p>
          </table:table-cell>
          <table:table-cell office:value-type="string" table:style-name="ce10">
            <text:p>RECICABOS COMERCIAL LTDA-PE</text:p>
          </table:table-cell>
          <table:table-cell office:value-type="string" table:style-name="ce7">
            <text:p>24.454.886/0001-01</text:p>
          </table:table-cell>
          <table:table-cell office:value-type="string" table:style-name="ce11">
            <text:p>COMPRA DE DETECTOR DE FUMAÇA PARA A PRM CAMPINA GRANDE</text:p>
          </table:table-cell>
          <table:table-cell office:value-type="string" table:style-name="ce6">
            <text:p>R$ <text:s text:c="3"/>489,8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21/05/2021</text:p>
          </table:table-cell>
          <table:table-cell office:value-type="string" table:style-name="ce10">
            <text:p>PORTAL DAS BANDEIRAS</text:p>
          </table:table-cell>
          <table:table-cell office:value-type="string" table:style-name="ce7">
            <text:p>20.213.219/0002-67</text:p>
          </table:table-cell>
          <table:table-cell office:value-type="string" table:style-name="ce11">
            <text:p>CORDA PARA HASTEAMENTO DAS BANDEIRAS</text:p>
          </table:table-cell>
          <table:table-cell office:value-type="string" table:style-name="ce6">
            <text:p>R$ <text:s text:c="3"/>10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1/06/2021 a 08/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3/06/2021 a 2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30/04/2021 a 28/07/2021</text:p>
          </table:table-cell>
          <table:table-cell office:value-type="string" table:style-name="ce6">
            <text:p>SIM</text:p>
          </table:table-cell>
          <table:table-cell office:value-type="string" table:style-name="ce6">
            <text:p>19/05/2021</text:p>
          </table:table-cell>
          <table:table-cell office:value-type="string" table:style-name="ce10">
            <text:p>DECARLINTO SERVIÇO NOTARIAL</text:p>
          </table:table-cell>
          <table:table-cell office:value-type="string" table:style-name="ce7">
            <text:p>08.271.322/0001-87</text:p>
          </table:table-cell>
          <table:table-cell office:value-type="string" table:style-name="ce11">
            <text:p>RECONHECIMENTO DE FIRMA EM DOCUMENTO DE CARRO OFICIAL</text:p>
          </table:table-cell>
          <table:table-cell office:value-type="string" table:style-name="ce6">
            <text:p>R$ <text:s text:c="4"/>26,82</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13/05/2021 a 10/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3/02/2021</text:p>
          </table:table-cell>
          <table:table-cell office:value-type="string" table:style-name="ce10">
            <text:p>COSTA COMERCIAL DE FERRAGENS LTDA</text:p>
          </table:table-cell>
          <table:table-cell office:value-type="string" table:style-name="ce7">
            <text:p>05.010.232/0001-44</text:p>
          </table:table-cell>
          <table:table-cell office:value-type="string" table:style-name="ce11">
            <text:p>REPAROS NA CAIXA DE DESCARGA E NA PORTA DO SANITÁRIO MASCULINO LOCALIZADOS NO PISO TÉRREO E REPARO DE UMA TELHA QUEBRADA, AMBOS OS REPAROS REALIZADOS NO ÂMBITO DA PRM-GUARABIRA.</text:p>
          </table:table-cell>
          <table:table-cell office:value-type="string" table:style-name="ce6">
            <text:p>R$ <text:s text:c="4"/>81,4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9/04/2021</text:p>
          </table:table-cell>
          <table:table-cell office:value-type="string" table:style-name="ce10">
            <text:p>COSTA COMERCIAL DE FERRAGENS LTDA</text:p>
          </table:table-cell>
          <table:table-cell office:value-type="string" table:style-name="ce7">
            <text:p>05.010.232/0001-44</text:p>
          </table:table-cell>
          <table:table-cell office:value-type="string" table:style-name="ce11">
            <text:p>SUBSTITUIÇÃO DO ENGATE DA CAIXA DE DESCARGA ACOPLADA LOCALIZADA NO WC MASCULINO DO PISO TÉRREO</text:p>
          </table:table-cell>
          <table:table-cell office:value-type="string" table:style-name="ce6">
            <text:p>R$ <text:s text:c="5"/>8,50</text:p>
          </table:table-cell>
          <table:table-cell table:number-columns-repeated="16373"/>
        </table:table-row>
        <table:table-row table:style-name="ro7">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19/02/2021</text:p>
          </table:table-cell>
          <table:table-cell office:value-type="string" table:style-name="ce10">
            <text:p>REI DOS DISCOS ELETRÔNICA</text:p>
          </table:table-cell>
          <table:table-cell office:value-type="string" table:style-name="ce7">
            <text:p>09.184.128/0001-27</text:p>
          </table:table-cell>
          <table:table-cell office:value-type="string" table:style-name="ce11">
            <text:p>FOI CONSTATADO NO DIA 19/02/2021 QUE A FONTE DE ALIMENTAÇÃO DO SISTEMA DE CFTV DA PROCURADORIA ESTAVA AVARIADA, POIS O CFTV ESTAVA INOPERANTE, PORTANTO, FEZ-SE NECESSÁRIA, A SUBSTITUIÇÃO DESTA FONTE DE MANEIRA IMEDIATA.</text:p>
          </table:table-cell>
          <table:table-cell office:value-type="string" table:style-name="ce6">
            <text:p>R$ <text:s text:c="4"/>68,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2/2021</text:p>
          </table:table-cell>
          <table:table-cell office:value-type="string" table:style-name="ce10">
            <text:p>REVENDEDORA DE GAS DO BRASIL LTDA</text:p>
          </table:table-cell>
          <table:table-cell office:value-type="string" table:style-name="ce7">
            <text:p>03.092.570/0008-13</text:p>
          </table:table-cell>
          <table:table-cell office:value-type="string" table:style-name="ce11">
            <text:p>NÃO HA DISPONIBILIDADE NO ESTOQUE DA SELOG</text:p>
          </table:table-cell>
          <table:table-cell office:value-type="string" table:style-name="ce6">
            <text:p>R$ <text:s text:c="3"/>1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3/2021</text:p>
          </table:table-cell>
          <table:table-cell office:value-type="string" table:style-name="ce10">
            <text:p>CASA DAS BATERIAS</text:p>
          </table:table-cell>
          <table:table-cell office:value-type="string" table:style-name="ce7">
            <text:p>07.075.386/0002-20</text:p>
          </table:table-cell>
          <table:table-cell office:value-type="string" table:style-name="ce11">
            <text:p>NÃO HAVIA DISPONIBILIDADE NO ESTOQUE DA SELOG</text:p>
          </table:table-cell>
          <table:table-cell office:value-type="string" table:style-name="ce6">
            <text:p>R$ <text:s text:c="3"/>12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4/2021</text:p>
          </table:table-cell>
          <table:table-cell office:value-type="string" table:style-name="ce10">
            <text:p>JOELMA DIOMEDES DA SILVA</text:p>
          </table:table-cell>
          <table:table-cell office:value-type="string" table:style-name="ce7">
            <text:p>21.479.863/0001-63</text:p>
          </table:table-cell>
          <table:table-cell office:value-type="string" table:style-name="ce11">
            <text:p>NÃO HAVIA DISPONIBILIDADE NO ESTOQUE DA SELOG</text:p>
          </table:table-cell>
          <table:table-cell office:value-type="string" table:style-name="ce6">
            <text:p>R$ <text:s text:c="3"/>116,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10">
            <text:p>CARAJAS MATERIAIS DE CONSTRUÇÃO</text:p>
          </table:table-cell>
          <table:table-cell office:value-type="string" table:style-name="ce7">
            <text:p>03.656.804/0010-22</text:p>
          </table:table-cell>
          <table:table-cell office:value-type="string" table:style-name="ce11">
            <text:p>NÃO HA DISPONIBILIDADE NO ESTOQUE DA SELOG.</text:p>
          </table:table-cell>
          <table:table-cell office:value-type="string" table:style-name="ce6">
            <text:p>R$ <text:s text:c="4"/>26,27</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10">
            <text:p>JOELMA DIOMEDES DA SILVA</text:p>
          </table:table-cell>
          <table:table-cell office:value-type="string" table:style-name="ce7">
            <text:p>21.479.863/0001-63</text:p>
          </table:table-cell>
          <table:table-cell office:value-type="string" table:style-name="ce11">
            <text:p>NÃO HA DISPONIBILIDADE NO ESTOQUE DA SELOG.</text:p>
          </table:table-cell>
          <table:table-cell office:value-type="string" table:style-name="ce6">
            <text:p>R$ <text:s text:c="3"/>116,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25/01/2021</text:p>
          </table:table-cell>
          <table:table-cell office:value-type="string" table:style-name="ce10">
            <text:p>ARAUJO TINTAS</text:p>
          </table:table-cell>
          <table:table-cell office:value-type="string" table:style-name="ce7">
            <text:p>01.116.460/0001-42</text:p>
          </table:table-cell>
          <table:table-cell office:value-type="string" table:style-name="ce11">
            <text:p>NÃO HA DISPONIBILIDADE NO ESTOQUE DA SELOG</text:p>
          </table:table-cell>
          <table:table-cell office:value-type="string" table:style-name="ce6">
            <text:p>R$ <text:s text:c="3"/>149,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04/06/2021</text:p>
          </table:table-cell>
          <table:table-cell office:value-type="string" table:style-name="ce10">
            <text:p>FUGIMAQ</text:p>
          </table:table-cell>
          <table:table-cell office:value-type="string" table:style-name="ce7">
            <text:p>09.534.723/0001-45</text:p>
          </table:table-cell>
          <table:table-cell office:value-type="string" table:style-name="ce11">
            <text:p>NÃO HAVIA DISPONIBILIDADE NO ESTOQUE DA SELGO DA PR/PB</text:p>
          </table:table-cell>
          <table:table-cell office:value-type="string" table:style-name="ce6">
            <text:p>R$ <text:s text:c="3"/>2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18/06/2021</text:p>
          </table:table-cell>
          <table:table-cell office:value-type="string" table:style-name="ce10">
            <text:p>CASA DAS BATERIAS</text:p>
          </table:table-cell>
          <table:table-cell office:value-type="string" table:style-name="ce7">
            <text:p>07.075.386/0002-20</text:p>
          </table:table-cell>
          <table:table-cell office:value-type="string" table:style-name="ce11">
            <text:p>NÃO HAVIA DISPONIBILIDADE NO ESTOQUE DA SELGO DA PR/PB.</text:p>
          </table:table-cell>
          <table:table-cell office:value-type="string" table:style-name="ce6">
            <text:p>R$ <text:s text:c="3"/>44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26/05/2021</text:p>
          </table:table-cell>
          <table:table-cell office:value-type="string" table:style-name="ce10">
            <text:p>SERGIO DE MENEZES DANTAS</text:p>
          </table:table-cell>
          <table:table-cell office:value-type="string" table:style-name="ce7">
            <text:p>04.480.020/0001-68</text:p>
          </table:table-cell>
          <table:table-cell office:value-type="string" table:style-name="ce11">
            <text:p>NÃO HAVIA DISPONIBILIDADE NO ESTOQUE DA SELOG DA PR/PB.</text:p>
          </table:table-cell>
          <table:table-cell office:value-type="string" table:style-name="ce6">
            <text:p>R$ <text:s text:c="4"/>8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4/06/2021 a 21/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30/04/2021 a 2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02/03/2021</text:p>
          </table:table-cell>
          <table:table-cell office:value-type="string" table:style-name="ce10">
            <text:p>OLIVEIRA E TOME LTDA</text:p>
          </table:table-cell>
          <table:table-cell office:value-type="string" table:style-name="ce7">
            <text:p>11.892.163/0001-42</text:p>
          </table:table-cell>
          <table:table-cell office:value-type="string" table:style-name="ce11">
            <text:p>DESPESA COM MATERIAL DE CONSUMO PARA A PRM-SOUSA.</text:p>
          </table:table-cell>
          <table:table-cell office:value-type="string" table:style-name="ce6">
            <text:p>R$ <text:s text:c="4"/>14,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2/03/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CONSERTOS DOS PORTÕES FRONTAIS DA PRM-SOUSA, COLOCAÇÃO DE TAMPA NO POÇO ARTESIANO E CONSERTO DE 5 PORTAS INTERNAS DO PRÉDIO.</text:p>
          </table:table-cell>
          <table:table-cell office:value-type="string" table:style-name="ce6">
            <text:p>R$ <text:s text:c="3"/>63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6/04/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SERVIÇO DE MANUTENÇÃO DE MOTOR DE PORTÃO.</text:p>
          </table:table-cell>
          <table:table-cell office:value-type="string" table:style-name="ce6">
            <text:p>R$ <text:s text:c="4"/>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10">
            <text:p>L&amp;S PRESENTES PAPELARIAS E ARMARINHOS LTDA</text:p>
          </table:table-cell>
          <table:table-cell office:value-type="string" table:style-name="ce7">
            <text:p>12.604.130/0001-12</text:p>
          </table:table-cell>
          <table:table-cell office:value-type="string" table:style-name="ce11">
            <text:p>COMPRA DE BATERIA FLEX 12V.</text:p>
          </table:table-cell>
          <table:table-cell office:value-type="string" table:style-name="ce6">
            <text:p>R$ <text:s text:c="4"/>3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10">
            <text:p>ONOFRE MATERIAIS DE CONTRUÇÃO</text:p>
          </table:table-cell>
          <table:table-cell office:value-type="string" table:style-name="ce7">
            <text:p>24.293.755/0001-90</text:p>
          </table:table-cell>
          <table:table-cell office:value-type="string" table:style-name="ce11">
            <text:p>MATERIAIS DE CONSUMO PARA PEQUENOS CONSERTOS NA ESTRUTURA FÍSICA.</text:p>
          </table:table-cell>
          <table:table-cell office:value-type="string" table:style-name="ce6">
            <text:p>R$ <text:s text:c="3"/>53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5/02/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REVISÃO DE CERCA ELÉTRICA COM TROCA DE ASTE.</text:p>
          </table:table-cell>
          <table:table-cell office:value-type="string" table:style-name="ce6">
            <text:p>R$ <text:s text:c="3"/>10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16/06/2021 a 03/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20/01/2021 a 1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05/03/2021</text:p>
          </table:table-cell>
          <table:table-cell office:value-type="string" table:style-name="ce10">
            <text:p>GREEN GRÁFICA RÁPIDA EIRELLI</text:p>
          </table:table-cell>
          <table:table-cell office:value-type="string" table:style-name="ce7">
            <text:p>19.193.778/0001-92</text:p>
          </table:table-cell>
          <table:table-cell office:value-type="string" table:style-name="ce11">
            <text:p>DIGITALIZAR DOCUMENTO NO TAMANHO A0.</text:p>
          </table:table-cell>
          <table:table-cell office:value-type="string" table:style-name="ce6">
            <text:p>R$ <text:s text:c="5"/>7,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10">
            <text:p>AMPLA MATERIAL DE CONSTRUÇÃO LTDA</text:p>
          </table:table-cell>
          <table:table-cell office:value-type="string" table:style-name="ce7">
            <text:p>10.944.409/0001-10</text:p>
          </table:table-cell>
          <table:table-cell office:value-type="string" table:style-name="ce11">
            <text:p>ATENDER SOLICITAÇÃO DA SESOT; E PEQUENOS REPAROS A SEREM FEITOS PELA CONTRATADA ENERGIZA.</text:p>
          </table:table-cell>
          <table:table-cell office:value-type="string" table:style-name="ce6">
            <text:p>R$ <text:s text:c="4"/>37,6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10">
            <text:p>J. MONTE CENTER</text:p>
          </table:table-cell>
          <table:table-cell office:value-type="string" table:style-name="ce7">
            <text:p>05.162.079/0007-66</text:p>
          </table:table-cell>
          <table:table-cell office:value-type="string" table:style-name="ce11">
            <text:p>SOLICITADO PELA CONTRATA ENERGIZA PARA PEQUENOS REPAROS.</text:p>
          </table:table-cell>
          <table:table-cell office:value-type="string" table:style-name="ce6">
            <text:p>R$ <text:s text:c="4"/>31,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20/04/2021 a 1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9/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1/2021 a 16/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9/04/2021 a 1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08/03/2021</text:p>
          </table:table-cell>
          <table:table-cell office:value-type="string" table:style-name="ce10">
            <text:p>DISTRIBUIDORA DE ALIMENTOS SÃO JUDAS TADEU LTDA.</text:p>
          </table:table-cell>
          <table:table-cell office:value-type="string" table:style-name="ce7">
            <text:p>26.549.838/0001-22</text:p>
          </table:table-cell>
          <table:table-cell office:value-type="string" table:style-name="ce11">
            <text:p>FALTA DE CAFÉ E AÇÚCAR NO ESTOQUE DA UNIDADE E AUSÊNCIA DE PREVISÃO DE FORNECIMENTO DESSES ITENS PELO ALMOXARIFADO DA PR/PI, O QUAL DEPENDE DE VIAGEM ADMINISTRATIVA A SER REALIZADA PARA AS UNIDADES DO INTERIOR DO ESTADO.</text:p>
          </table:table-cell>
          <table:table-cell office:value-type="string" table:style-name="ce6">
            <text:p>R$ <text:s text:c="3"/>115,94</text:p>
          </table:table-cell>
          <table:table-cell table:number-columns-repeated="16373"/>
        </table:table-row>
        <table:table-row table:style-name="ro8">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11/03/2021</text:p>
          </table:table-cell>
          <table:table-cell office:value-type="string" table:style-name="ce10">
            <text:p>LUIZ GONZAGA DE SANTANA - ME (GONZAGA GERADORES)</text:p>
          </table:table-cell>
          <table:table-cell office:value-type="string" table:style-name="ce7">
            <text:p>18.317.079/0001-44</text:p>
          </table:table-cell>
          <table:table-cell office:value-type="string" table:style-name="ce11">
            <text:p>ESGOTAMENTO DA BATERIA DO GRUPO GERADOR INSTALADO NA UNIDADE E A NECESSIDADE DE SUA SUBSTITUIÇÃO POR OUTRA, QUE FOI ADQUIRIDA DA MESMA EMPRESA RESPONSÁVEL PELA ÚLTIMA MANUTENÇÃO CORRETIVA DO EQUIPAMENTO, OCASIÃO QUE FOI TAMBÉM APROVEITADA PARA REALIZAR A INSTALAÇÃO DA NOVA BATERIA.</text:p>
          </table:table-cell>
          <table:table-cell office:value-type="string" table:style-name="ce6">
            <text:p>R$ <text:s text:c="3"/>350,00</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5/03/2021</text:p>
          </table:table-cell>
          <table:table-cell office:value-type="string" table:style-name="ce10">
            <text:p>LAYLA RAFAEL DA SILVA DA LUZ - ME (CASA DO ELETRICISTA)</text:p>
          </table:table-cell>
          <table:table-cell office:value-type="string" table:style-name="ce7">
            <text:p>21.899.821/0001-81</text:p>
          </table:table-cell>
          <table:table-cell office:value-type="string" table:style-name="ce11">
            <text:p>NECESSIDADE DE MANUTENÇÃO DA REDE ELÉTRICA DA UNIDADE, QUE ESTAVA APRESENTANDO CONSTANTES OSCILAÇÕES E OCASIONANDO A QUEIMA FREQUENTE DE LÂMPADAS. PARA SOLUCIONAR O PROBLEMA, ERA NECESSÁRIA A AQUISIÇÃO DE DOIS DPS E FIOS ELÉTRICOS PARA REALIZAR OS ATERRAMENTOS INDIVIDUAIS DOS DPS INSTALADOS NO QUADRO DE DISTRIBUIÇÃO DA UNIDADE, NO TOTAL QUATRO.</text:p>
          </table:table-cell>
          <table:table-cell office:value-type="string" table:style-name="ce6">
            <text:p>R$ <text:s text:c="3"/>630,00</text:p>
          </table:table-cell>
          <table:table-cell table:number-columns-repeated="16373"/>
        </table:table-row>
        <table:table-row table:style-name="ro8">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6/03/2021</text:p>
          </table:table-cell>
          <table:table-cell office:value-type="string" table:style-name="ce10">
            <text:p>IVETE DE SOUSA LUNA - MEI</text:p>
          </table:table-cell>
          <table:table-cell office:value-type="string" table:style-name="ce7">
            <text:p>21.912.884/0001-20</text:p>
          </table:table-cell>
          <table:table-cell office:value-type="string" table:style-name="ce11">
            <text:p>NECESSIDADE DE MANUTENÇÃO DA REDE ELÉTRICA DA UNIDADE, QUE ESTAVA APRESENTANDO CONSTANTES OSCILAÇÕES E OCASIONANDO A QUEIMA FREQUENTE DE LÂMPADAS. PARA SOLUCIONAR O PROBLEMA, ERA NECESSÁRIO SUBSTITUIR DOIS DPS QUEIMADOS E FAZER ATERRAMENTOS INDIVIDUAIS PARA CADA DPS INSTALADO, QUATRO NO TOTAL.</text:p>
          </table:table-cell>
          <table:table-cell office:value-type="string" table:style-name="ce6">
            <text:p>R$ <text:s text:c="3"/>40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4/02/2021 a 07/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ANDRÉ RICARDO DE SOUSA SANTOS</text:p>
          </table:table-cell>
          <table:table-cell office:value-type="string" table:style-name="ce7">
            <text:p>612.302.203-21</text:p>
          </table:table-cell>
          <table:table-cell office:value-type="string" table:style-name="ce11">
            <text:p>SERVIÇO DE RETELHAMENTO E CONSERTO DE VAZAMENTOS NAS SALAS ONDE FUNCIONAM O ATENDIMENTO AO CIDADÃO E SETOR ADMINISTRATIVO DA PRM SÃO RAIMUNDO NONATO-PI.</text:p>
          </table:table-cell>
          <table:table-cell office:value-type="string" table:style-name="ce6">
            <text:p>R$ <text:s text:c="3"/>247,19</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2/02/2021</text:p>
          </table:table-cell>
          <table:table-cell office:value-type="string" table:style-name="ce10">
            <text:p>MARCO ANTONIO RIBEIRO CAFE COSTA</text:p>
          </table:table-cell>
          <table:table-cell office:value-type="string" table:style-name="ce7">
            <text:p>30.191.386/0001-27</text:p>
          </table:table-cell>
          <table:table-cell office:value-type="string" table:style-name="ce11">
            <text:p>AQUISIÇÃO DE VASO SANITÁRIO ACOPLADO, PARA SUBSTITUIÇÃO DE OUTRO VASO QUE ESTAVA EM UTILIZAÇÃO NO BANHEIRO, SUÍTE, DO GABINETE DA PRM. TAL APARELHO SUBSTITUÍDO APRESENTOU RACHADURAS E ESTAVA COM SUA QUALIDADE COMPROMETIDA.</text:p>
          </table:table-cell>
          <table:table-cell office:value-type="string" table:style-name="ce6">
            <text:p>R$ <text:s text:c="3"/>400,00</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15/03/2021</text:p>
          </table:table-cell>
          <table:table-cell office:value-type="string" table:style-name="ce10">
            <text:p>RAIMUNDO NONATO DE LIMA</text:p>
          </table:table-cell>
          <table:table-cell office:value-type="string" table:style-name="ce7">
            <text:p>29.103.220/0001-22</text:p>
          </table:table-cell>
          <table:table-cell office:value-type="string" table:style-name="ce11">
            <text:p>SUBSTITUIÇÃO DE SPLIT INSTALADO NO CPD E INSTALAÇÃO DE SPLIT EM SUBSTITUIÇÃO DO APARELHO DO CPD, EM RAZÃO DE PROBLEMAS DE NÃO REFRIGERAÇÃO E DANOS NA PLACA ELETRÔNICA.</text:p>
          </table:table-cell>
          <table:table-cell office:value-type="string" table:style-name="ce6">
            <text:p>R$ <text:s text:c="3"/>180,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10">
            <text:p>MANOEL RAIMUNDO PEREIRA DOS SANTOS</text:p>
          </table:table-cell>
          <table:table-cell office:value-type="string" table:style-name="ce7">
            <text:p>300.441.623-91</text:p>
          </table:table-cell>
          <table:table-cell office:value-type="string" table:style-name="ce11">
            <text:p>PAGAMENTO DE SERVIÇO DE SUBSTITUIÇÃO DE VASO SANITÁRIO.</text:p>
          </table:table-cell>
          <table:table-cell office:value-type="string" table:style-name="ce6">
            <text:p>R$ <text:s text:c="4"/>56,17</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31/05/2021 a 13/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1/03/2021</text:p>
          </table:table-cell>
          <table:table-cell office:value-type="string" table:style-name="ce10">
            <text:p>NILZA DE SOUZA - IMPÉRIO DAS CHAVES</text:p>
          </table:table-cell>
          <table:table-cell office:value-type="string" table:style-name="ce7">
            <text:p>20.889.882/0001-03</text:p>
          </table:table-cell>
          <table:table-cell office:value-type="string" table:style-name="ce11">
            <text:p>REFERENTE AO SERVIÇO DE MANUTENÇÃO CORRETIVA NA PORTA PRINCIPAL DA ANTIGA SEDE A QUAL ESTAVA EMPERRADA SENDO NECESSÁRIO O REPARO DE MANEIRA EXPEDITA PARA A ENTREGA DO IMÓVEL AO PROPRIETÁRIO EM RAZÃO DE MUDANÇA - PGEAS 1.25.000.003055/2020-07 E 1.25.009.000190/2020-11</text:p>
          </table:table-cell>
          <table:table-cell office:value-type="string" table:style-name="ce6">
            <text:p>R$ <text:s text:c="4"/>70,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2/03/2021</text:p>
          </table:table-cell>
          <table:table-cell office:value-type="string" table:style-name="ce10">
            <text:p>H. C. MATERIAIS ELETRICOS LTDA</text:p>
          </table:table-cell>
          <table:table-cell office:value-type="string" table:style-name="ce7">
            <text:p>32.889.100/0001-07</text:p>
          </table:table-cell>
          <table:table-cell office:value-type="string" table:style-name="ce11">
            <text:p>REFERENTE AQUISIÇÃO 4 PLUGS UTILIZADOS NA INSTALAÇÃO DOS EQUIPAMENTOS DE TI NO CPD DO NOVO IMÓVEL SEDE DA UNIDADE EM RAZÃO DA MUDANÇA - PGEAS 1.25.000.003055/2020-07 E 1.25.009.000190/2020-11.</text:p>
          </table:table-cell>
          <table:table-cell office:value-type="string" table:style-name="ce6">
            <text:p>R$ <text:s text:c="4"/>34,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4/03/2021</text:p>
          </table:table-cell>
          <table:table-cell office:value-type="string" table:style-name="ce10">
            <text:p>NOSSA CASA TECIDOS E CONFECÇÕES LTDA</text:p>
          </table:table-cell>
          <table:table-cell office:value-type="string" table:style-name="ce7">
            <text:p>01.475.658/0001-12</text:p>
          </table:table-cell>
          <table:table-cell office:value-type="string" table:style-name="ce11">
            <text:p>AQUISIÇÃO DE PILHAS PALITO AAA PARA SEREM UTILIZADAS NOS CONTROLES DOS EQUIPAMENTOS DE AR CONDICIONADO E TERMÔMETRO DE AFERIÇÃO DE TEMPERATURA DA UNIDADE (MATERIAL NÃO DISPONÍVEL NO ALMOXARIFADO DA PRPR).</text:p>
          </table:table-cell>
          <table:table-cell office:value-type="string" table:style-name="ce6">
            <text:p>R$ <text:s text:c="4"/>17,45</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1/2021</text:p>
          </table:table-cell>
          <table:table-cell office:value-type="string" table:style-name="ce10">
            <text:p>F O GIAROLA E CIA LTDA</text:p>
          </table:table-cell>
          <table:table-cell office:value-type="string" table:style-name="ce7">
            <text:p>04.459.281/0001-04</text:p>
          </table:table-cell>
          <table:table-cell office:value-type="string" table:style-name="ce11">
            <text:p>REFERENTE AQUISIÇÃO UM COOLER 6CM 12V (UTILIZADO PELA TI LOCAL EM REPARO) E SEIS PILHAS AAA ALCALINA (UTILIZADAS EM TROCAS EM CONTROLE REMOTOS DE APARELHOS DE AR CONDICIONADO).</text:p>
          </table:table-cell>
          <table:table-cell office:value-type="string" table:style-name="ce6">
            <text:p>R$ <text:s text:c="4"/>30,00</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2/2021</text:p>
          </table:table-cell>
          <table:table-cell office:value-type="string" table:style-name="ce10">
            <text:p>TW COM. DE SUPRIMENTOS PARA IMPRESSORA</text:p>
          </table:table-cell>
          <table:table-cell office:value-type="string" table:style-name="ce7">
            <text:p>25.109.650/0001-09</text:p>
          </table:table-cell>
          <table:table-cell office:value-type="string" table:style-name="ce11">
            <text:p>REFERENTE AQUISIÇÃO DE UMA FAIXA EM LONA 160 X 60 CM (COM OS DIZERES MUDAMOS PARA A RUA GUADIANA, Nº 3506) PARA INFORMAR AO PÚBLICO EXTERNO A MUDANÇA DE SEDE DA PRM/UMUAMA) - PGEAS 1.25.000.003055/2020-07 E 1.25.009.000190/2020-11.</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9/06/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31/03/2021 a 25/06/2021</text:p>
          </table:table-cell>
          <table:table-cell office:value-type="string" table:style-name="ce6">
            <text:p>SIM</text:p>
          </table:table-cell>
          <table:table-cell office:value-type="string" table:style-name="ce6">
            <text:p>24/06/2021</text:p>
          </table:table-cell>
          <table:table-cell office:value-type="string" table:style-name="ce10">
            <text:p>NOSSA CASA TECIDOS E CONFECÇÕES LTDA</text:p>
          </table:table-cell>
          <table:table-cell office:value-type="string" table:style-name="ce7">
            <text:p>01.475.658/0001-12</text:p>
          </table:table-cell>
          <table:table-cell office:value-type="string" table:style-name="ce11">
            <text:p>AQUISIÇÃO DE PILHAS PALITO AAA PARA SEREM UTILIZADAS NOS CONTROLES DOS EQUIPAMENTOS DE AR CONDICIONADO E TERMÔMETRO DE AFERIÇÃO DE TEMPERATURA DA UNIDADE (MATERIAL NÃO DISPONÍVEL NO ALMOXARIFADO DA PRPR).</text:p>
          </table:table-cell>
          <table:table-cell office:value-type="string" table:style-name="ce6">
            <text:p>R$ <text:s text:c="4"/>13,96</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3/02/2021 a 26/03/2021</text:p>
          </table:table-cell>
          <table:table-cell office:value-type="string" table:style-name="ce6">
            <text:p>SIM</text:p>
          </table:table-cell>
          <table:table-cell office:value-type="string" table:style-name="ce6">
            <text:p>24/02/2021</text:p>
          </table:table-cell>
          <table:table-cell office:value-type="string" table:style-name="ce10">
            <text:p>NELSEN &amp; CIA. LTDA.</text:p>
          </table:table-cell>
          <table:table-cell office:value-type="string" table:style-name="ce7">
            <text:p>77.577.336/0001-46</text:p>
          </table:table-cell>
          <table:table-cell office:value-type="string" table:style-name="ce11">
            <text:p>REALIZAÇÃO DO SERVIÇO DE PLASTIFICAÇÃO DE 11 DOCUMENTOS.</text:p>
          </table:table-cell>
          <table:table-cell office:value-type="string" table:style-name="ce6">
            <text:p>R$ <text:s text:c="4"/>1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4/05/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11/01/2021 a 26/03/2021</text:p>
          </table:table-cell>
          <table:table-cell office:value-type="string" table:style-name="ce6">
            <text:p>SIM</text:p>
          </table:table-cell>
          <table:table-cell office:value-type="string" table:style-name="ce6">
            <text:p>22/01/2021</text:p>
          </table:table-cell>
          <table:table-cell office:value-type="string" table:style-name="ce10">
            <text:p>R. CASTRO COMERCIO DE MATERIAIS ELETRICOS LTDA.</text:p>
          </table:table-cell>
          <table:table-cell office:value-type="string" table:style-name="ce7">
            <text:p>04.940.257/0001-84</text:p>
          </table:table-cell>
          <table:table-cell office:value-type="string" table:style-name="ce11">
            <text:p>AQUISIÇÃO DE BATERIA PARA ALARME DE INCÊNDIO DA PRM/CASCAVEL. A REFERIDA AQUISIÇÃO FOI EFETUADA EM CARÁTER DE URGÊNCIA TENDO EM VISTA QUE O SISTEMA DE ALARME DE INCÊNDIO PODERIA APRESENTAR FALHAS EM POR CONTA DE FALTA DE ENERGIA ELETRICA DA REDE EXTERNA.</text:p>
          </table:table-cell>
          <table:table-cell office:value-type="string" table:style-name="ce6">
            <text:p>R$ <text:s text:c="3"/>138,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LISON DE OLIVEIRA LIMA</text:p>
          </table:table-cell>
          <table:table-cell office:value-type="string" table:style-name="ce6">
            <text:p>163.097.338-69</text:p>
          </table:table-cell>
          <table:table-cell office:value-type="string" table:style-name="ce6">
            <text:p>07/05/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3/02/2021</text:p>
          </table:table-cell>
          <table:table-cell office:value-type="string" table:style-name="ce10">
            <text:p>S E ELETRICOS LTDA</text:p>
          </table:table-cell>
          <table:table-cell office:value-type="string" table:style-name="ce7">
            <text:p>30.274.186/0001-38</text:p>
          </table:table-cell>
          <table:table-cell office:value-type="string" table:style-name="ce11">
            <text:p>COMPRA DE 12 UNIDADES DE PILHAS AAA 1,5 PARA SUPRIR AS DEMANDAS DA UNIDADE.</text:p>
          </table:table-cell>
          <table:table-cell office:value-type="string" table:style-name="ce6">
            <text:p>R$ <text:s text:c="4"/>45,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5/03/2021</text:p>
          </table:table-cell>
          <table:table-cell office:value-type="string" table:style-name="ce10">
            <text:p>S E ELETRICOS LTDA</text:p>
          </table:table-cell>
          <table:table-cell office:value-type="string" table:style-name="ce7">
            <text:p>30.274.186/0001-38</text:p>
          </table:table-cell>
          <table:table-cell office:value-type="string" table:style-name="ce11">
            <text:p>COMPRA DE 8 UNIDADES DE PILHAS AA PARA SUPRIR AS DEMANDAS DA UNIDADE.</text:p>
          </table:table-cell>
          <table:table-cell office:value-type="string" table:style-name="ce6">
            <text:p>R$ <text:s text:c="4"/>4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ASES CELL CELULARES EIRELI - EPP</text:p>
          </table:table-cell>
          <table:table-cell office:value-type="string" table:style-name="ce7">
            <text:p>24.975.984/0001-94</text:p>
          </table:table-cell>
          <table:table-cell office:value-type="string" table:style-name="ce11">
            <text:p>AQUISIÇÃO DE CAPA PROTETORA PARA O CELULAR FUNCIONAL DE PLANTÃO DESTA PRM, CONFORME SOLICITAÇÃO DA COORDENADORIA DE ADMINISTRAÇÃO</text:p>
          </table:table-cell>
          <table:table-cell office:value-type="string" table:style-name="ce6">
            <text:p>R$ <text:s text:c="4"/>25,00</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20/01/2021</text:p>
          </table:table-cell>
          <table:table-cell office:value-type="string" table:style-name="ce10">
            <text:p>PERSONAL GARDEN - PLANTAS LTDA</text:p>
          </table:table-cell>
          <table:table-cell office:value-type="string" table:style-name="ce7">
            <text:p>05.813.834/0001-30</text:p>
          </table:table-cell>
          <table:table-cell office:value-type="string" table:style-name="ce11">
            <text:p>NF 000000650 - REF. AQUISIÇÃO DE 4 SACHÊS DE INSETICIDA PARA JARDINAGEM (ICON GARDEN), PARA ATENDER NECESSIDADE EMERGENCIAL (COMBATE INFESTAÇÃO DE INSETOS), CONFORME SOLICITAÇÃO DA COORDENADORIA DE ADMINISTRAÇÃO DESTA PRM</text:p>
          </table:table-cell>
          <table:table-cell office:value-type="string" table:style-name="ce6">
            <text:p>R$ <text:s text:c="4"/>28,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24/06/2021 a 27/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8/02/2021 a 26/04/2021</text:p>
          </table:table-cell>
          <table:table-cell office:value-type="string" table:style-name="ce6">
            <text:p>SIM</text:p>
          </table:table-cell>
          <table:table-cell office:value-type="string" table:style-name="ce6">
            <text:p>24/03/2021</text:p>
          </table:table-cell>
          <table:table-cell office:value-type="string" table:style-name="ce10">
            <text:p>ANDE MATERIAIS ELÉTRICOS LTDA</text:p>
          </table:table-cell>
          <table:table-cell office:value-type="string" table:style-name="ce7">
            <text:p>80.342.330/0001-02</text:p>
          </table:table-cell>
          <table:table-cell office:value-type="string" table:style-name="ce11">
            <text:p>NECESSIDADE DE SUBSTITUIR PILHAS DE CONTROLES REMOTOS DE APARELHOS DE AR CONDICIONADO INSTALADOS EM GABINETES DE PROCURADORES DA REPÚBLICA DA PRM FOZ DO IGUAÇU E; NECESSIDADE DE SUBSITUIR SENSOR DE PRESENÇA INSTALADO NA GARAGEM DO PRÉDIO DA PRM FOZ.</text:p>
          </table:table-cell>
          <table:table-cell office:value-type="string" table:style-name="ce6">
            <text:p>R$ <text:s text:c="4"/>61,95</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0/05/2021</text:p>
          </table:table-cell>
          <table:table-cell office:value-type="string" table:style-name="ce10">
            <text:p>ÁGUA FOZ COMÉRCIO DE MATERIAIS DE CONSTRUÇÃO LTDA</text:p>
          </table:table-cell>
          <table:table-cell office:value-type="string" table:style-name="ce7">
            <text:p>03.500.425/0001-58</text:p>
          </table:table-cell>
          <table:table-cell office:value-type="string" table:style-name="ce11">
            <text:p>NECESSIDADE DE SUBSTITUIÇÃO DE UMA DAS TORNEIRAS DO PURIFICADOR DE ÁGUA, PATRIMÔNIO 25.016-912, EM UTILIZAÇÃO NO PRÉDIO DA PRM FOZ DO IGUAÇU.</text:p>
          </table:table-cell>
          <table:table-cell office:value-type="string" table:style-name="ce6">
            <text:p>R$ <text:s text:c="5"/>6,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0/05/2021</text:p>
          </table:table-cell>
          <table:table-cell office:value-type="string" table:style-name="ce10">
            <text:p>CHAVES BRASIL LTDA - ME</text:p>
          </table:table-cell>
          <table:table-cell office:value-type="string" table:style-name="ce7">
            <text:p>81.132.656/0001-60</text:p>
          </table:table-cell>
          <table:table-cell office:value-type="string" table:style-name="ce11">
            <text:p>NECESSIDADE DE SUBSTITUIÇÃO DA FECHADURA DA CENTRAL DE ALARME DE INCÊNDIO DO PRÉDIO.</text:p>
          </table:table-cell>
          <table:table-cell office:value-type="string" table:style-name="ce6">
            <text:p>R$ <text:s text:c="4"/>22,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5/2021</text:p>
          </table:table-cell>
          <table:table-cell office:value-type="string" table:style-name="ce10">
            <text:p>HORTOLAN E CIA LTDA - ME</text:p>
          </table:table-cell>
          <table:table-cell office:value-type="string" table:style-name="ce7">
            <text:p>82.202.847/0001-13</text:p>
          </table:table-cell>
          <table:table-cell office:value-type="string" table:style-name="ce11">
            <text:p>NECESSIDADE DE CONSERTO EMERGENCIAL DA BOMBA DO SISTEMA DE COMBATE A INCÊNDIO DO PRÉDIO DA PRM FOZ DO IGUAÇU.</text:p>
          </table:table-cell>
          <table:table-cell office:value-type="string" table:style-name="ce6">
            <text:p>R$ <text:s text:c="3"/>20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6/2021</text:p>
          </table:table-cell>
          <table:table-cell office:value-type="string" table:style-name="ce10">
            <text:p>SGUARIO DISTRIBUIDORA DE ELETRÔNICOS LTDA</text:p>
          </table:table-cell>
          <table:table-cell office:value-type="string" table:style-name="ce7">
            <text:p>08.998.662/0001-04</text:p>
          </table:table-cell>
          <table:table-cell office:value-type="string" table:style-name="ce11">
            <text:p>NECESSIDADE DE SUBSTITUIR DUAS BATERIAS DEFEITUOSAS DA CENTRAL DE ALARME DE INCÊNDIO DO PRÉDIO.</text:p>
          </table:table-cell>
          <table:table-cell office:value-type="string" table:style-name="ce6">
            <text:p>R$ <text:s text:c="3"/>145,8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6/2021</text:p>
          </table:table-cell>
          <table:table-cell office:value-type="string" table:style-name="ce10">
            <text:p>TOTAL FOZ - COMÉRCIO DE AR CONDICIONADOS LTDA</text:p>
          </table:table-cell>
          <table:table-cell office:value-type="string" table:style-name="ce7">
            <text:p>04.287.832/0001-91</text:p>
          </table:table-cell>
          <table:table-cell office:value-type="string" table:style-name="ce11">
            <text:p>NECESSIDADE DE CONSERTO EMERGENCIAL NO PRINCIPAL APARELHO DE AR CONDICIONADO INSTALADO NA RECEPÇÃO DO PRÉDIO DA PRM FOZ DO IGUAÇU. O EQUIPAMENTO ESTAVA "JOGANDO" ÁGUA PRA FORA QUANDO ERA LIGADO.</text:p>
          </table:table-cell>
          <table:table-cell office:value-type="string" table:style-name="ce6">
            <text:p>R$ <text:s text:c="3"/>15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28/06/2021</text:p>
          </table:table-cell>
          <table:table-cell office:value-type="string" table:style-name="ce10">
            <text:p>L.G.D BICUDO E BICUDO LTDA</text:p>
          </table:table-cell>
          <table:table-cell office:value-type="string" table:style-name="ce7">
            <text:p>04.917.884/0001-02</text:p>
          </table:table-cell>
          <table:table-cell office:value-type="string" table:style-name="ce11">
            <text:p>NECESSIDADE DE SUBSTITUIÇÃO DO PNEU E DA CÂMARA DE AR DO PNEU DO CARRINHO DE CARGA UTILIZADO UTILIZADO NA PRM FOZ IGUAÇU.</text:p>
          </table:table-cell>
          <table:table-cell office:value-type="string" table:style-name="ce6">
            <text:p>R$ <text:s text:c="4"/>53,1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17/06/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3/02/2021 a 26/03/2021</text:p>
          </table:table-cell>
          <table:table-cell office:value-type="string" table:style-name="ce6">
            <text:p>SIM</text:p>
          </table:table-cell>
          <table:table-cell office:value-type="string" table:style-name="ce6">
            <text:p>25/02/2021</text:p>
          </table:table-cell>
          <table:table-cell office:value-type="string" table:style-name="ce10">
            <text:p>VARASCHIN MAT. CONSTRUÇÃO LTDA.</text:p>
          </table:table-cell>
          <table:table-cell office:value-type="string" table:style-name="ce7">
            <text:p>85.076.719/0002-40</text:p>
          </table:table-cell>
          <table:table-cell office:value-type="string" table:style-name="ce11">
            <text:p>FECHAMENTO DO PORTÃO DO TERRENO DA PROCURADORIA DA REPÚBLICA NO ESTADO DO PARANÁ, NO BAIRRO DO CABRAL, EM CURITIBA.</text:p>
          </table:table-cell>
          <table:table-cell office:value-type="string" table:style-name="ce6">
            <text:p>R$ <text:s text:c="4"/>63,45</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7/04/2021 a 25/06/2021</text:p>
          </table:table-cell>
          <table:table-cell office:value-type="string" table:style-name="ce6">
            <text:p>SIM</text:p>
          </table:table-cell>
          <table:table-cell office:value-type="string" table:style-name="ce6">
            <text:p>09/06/2021</text:p>
          </table:table-cell>
          <table:table-cell office:value-type="string" table:style-name="ce10">
            <text:p>MÁXIMA EQUIPAMENTOS HIDRÁULICOS LTDA - ME</text:p>
          </table:table-cell>
          <table:table-cell office:value-type="string" table:style-name="ce7">
            <text:p>20.087.258/0001-84</text:p>
          </table:table-cell>
          <table:table-cell office:value-type="string" table:style-name="ce11">
            <text:p>LOCAÇÃO DE UMA PALETEIRA PARA MOVIMENTAÇÃO DE COFRES NA SEDE DESTA PRPR.</text:p>
          </table:table-cell>
          <table:table-cell office:value-type="string" table:style-name="ce6">
            <text:p>R$ <text:s text:c="3"/>25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7/04/2021 a 25/06/2021</text:p>
          </table:table-cell>
          <table:table-cell office:value-type="string" table:style-name="ce6">
            <text:p>SIM</text:p>
          </table:table-cell>
          <table:table-cell office:value-type="string" table:style-name="ce6">
            <text:p>12/04/2021</text:p>
          </table:table-cell>
          <table:table-cell office:value-type="string" table:style-name="ce10">
            <text:p>COMERCIAL RADIO TV UNIVERSAL LTDA.</text:p>
          </table:table-cell>
          <table:table-cell office:value-type="string" table:style-name="ce7">
            <text:p>76.532.639/0001-80</text:p>
          </table:table-cell>
          <table:table-cell office:value-type="string" table:style-name="ce11">
            <text:p>ATENDER SOLICITAÇÃO DA DISOT.</text:p>
          </table:table-cell>
          <table:table-cell office:value-type="string" table:style-name="ce6">
            <text:p>R$ <text:s text:c="3"/>382,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12/01/2021 a 26/03/2021</text:p>
          </table:table-cell>
          <table:table-cell office:value-type="string" table:style-name="ce6">
            <text:p>SIM</text:p>
          </table:table-cell>
          <table:table-cell office:value-type="string" table:style-name="ce6">
            <text:p>31/01/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1">
            <text:p>AQUISIÇÃO DE UMA UNIÃO DE 1/2 POLEGADA E DUAS PORCAS USINADAS DE 1/2 POLEGADA.</text:p>
          </table:table-cell>
          <table:table-cell office:value-type="string" table:style-name="ce6">
            <text:p>R$ <text:s text:c="4"/>28,61</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22/06/2021 a 27/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18/01/2021 a 26/03/2021</text:p>
          </table:table-cell>
          <table:table-cell office:value-type="string" table:style-name="ce6">
            <text:p>SIM</text:p>
          </table:table-cell>
          <table:table-cell office:value-type="string" table:style-name="ce6">
            <text:p>26/01/2021</text:p>
          </table:table-cell>
          <table:table-cell office:value-type="string" table:style-name="ce10">
            <text:p>ICTUS PRODUTOS PARA SAÚDE - EIRELI EPP</text:p>
          </table:table-cell>
          <table:table-cell office:value-type="string" table:style-name="ce7">
            <text:p>00.141.527/0001-36</text:p>
          </table:table-cell>
          <table:table-cell office:value-type="string" table:style-name="ce11">
            <text:p>JUSTIFICA-SE A NECESSIDADE DE AQUISIÇÃO DE DUAS MÁSCARAS EM ACRÍLICO, PARA FINS DE PROTEÇÃO CONTRA COVID AOS SERVIDORES QUE ACOMPANHARÃO A REFORMA NA PRM-GUARAPUAVA.</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28/06/2021 a 27/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06/04/2021 a 25/06/2021</text:p>
          </table:table-cell>
          <table:table-cell office:value-type="string" table:style-name="ce6">
            <text:p>SIM</text:p>
          </table:table-cell>
          <table:table-cell office:value-type="string" table:style-name="ce6">
            <text:p>07/05/2021</text:p>
          </table:table-cell>
          <table:table-cell office:value-type="string" table:style-name="ce10">
            <text:p>SUPORTE ELETRONICA LTDA</text:p>
          </table:table-cell>
          <table:table-cell office:value-type="string" table:style-name="ce7">
            <text:p>02.848.912/0001-43</text:p>
          </table:table-cell>
          <table:table-cell office:value-type="string" table:style-name="ce11">
            <text:p>AQUISIÇÃO DE 08 PILHAS AAA, POIS O ESTOQUE DO ALMOXARIFADO ESTÁ ZERADO.</text:p>
          </table:table-cell>
          <table:table-cell office:value-type="string" table:style-name="ce6">
            <text:p>R$ <text:s text:c="4"/>28,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12/01/2021 a 26/03/2021</text:p>
          </table:table-cell>
          <table:table-cell office:value-type="string" table:style-name="ce6">
            <text:p>SIM</text:p>
          </table:table-cell>
          <table:table-cell office:value-type="string" table:style-name="ce6">
            <text:p>11/02/2021</text:p>
          </table:table-cell>
          <table:table-cell office:value-type="string" table:style-name="ce10">
            <text:p>CAMPINHA, VARGAS &amp; CIA LTDA</text:p>
          </table:table-cell>
          <table:table-cell office:value-type="string" table:style-name="ce7">
            <text:p>35.185.748/0001-90</text:p>
          </table:table-cell>
          <table:table-cell office:value-type="string" table:style-name="ce11">
            <text:p>EM RAZÃO DA INSTALAÇÃO DO CONTROLADOR DE ACESSO NA SALA DO CPD, FOI NECESSÁRIO BLOQUEAR A MAÇANETA.</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29/06/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16/06/2021 a 13/09/2021</text:p>
          </table:table-cell>
          <table:table-cell office:value-type="string" table:style-name="ce6">
            <text:p>SIM</text:p>
          </table:table-cell>
          <table:table-cell office:value-type="string" table:style-name="ce6">
            <text:p>22/06/2021</text:p>
          </table:table-cell>
          <table:table-cell office:value-type="string" table:style-name="ce10">
            <text:p>SUPER TUNNIG COMERCIO DE ACESSORIOS</text:p>
          </table:table-cell>
          <table:table-cell office:value-type="string" table:style-name="ce7">
            <text:p>29.252.795/0001-07</text:p>
          </table:table-cell>
          <table:table-cell office:value-type="string" table:style-name="ce11">
            <text:p>AQUISIÇÃO DE CAPA DE PROTEÇÃO PARA OS VEÍCULOS OFICIAIS DA PRM</text:p>
          </table:table-cell>
          <table:table-cell office:value-type="string" table:style-name="ce6">
            <text:p>R$ <text:s text:c="3"/>119,6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AUTO POSTO MONTECASEROS LTDA</text:p>
          </table:table-cell>
          <table:table-cell office:value-type="string" table:style-name="ce7">
            <text:p>02.870.444/0001-03</text:p>
          </table:table-cell>
          <table:table-cell office:value-type="string" table:style-name="ce11">
            <text:p>LAVAGEM DE VEÍCULOS OFICIAIS</text:p>
          </table:table-cell>
          <table:table-cell office:value-type="string" table:style-name="ce6">
            <text:p>R$ <text:s text:c="3"/>20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PETROSERRA SOLIÇÕES CONTRA INCÊNDIOS LTDA</text:p>
          </table:table-cell>
          <table:table-cell office:value-type="string" table:style-name="ce7">
            <text:p>33.735.256/0001-04</text:p>
          </table:table-cell>
          <table:table-cell office:value-type="string" table:style-name="ce11">
            <text:p>RECARGA DE EXTINTORES</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SUPER TUNNIG COMERCIO DE ACESSORIOS</text:p>
          </table:table-cell>
          <table:table-cell office:value-type="string" table:style-name="ce7">
            <text:p>29.252.795/0001-07</text:p>
          </table:table-cell>
          <table:table-cell office:value-type="string" table:style-name="ce11">
            <text:p>AQUISIÇAO DE PALHETA LIMPADORA DE PARABRISA PARA VEÍCULO OFICIAL</text:p>
          </table:table-cell>
          <table:table-cell office:value-type="string" table:style-name="ce6">
            <text:p>R$ <text:s text:c="4"/>59,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27/05/2021</text:p>
          </table:table-cell>
          <table:table-cell office:value-type="string" table:style-name="ce10">
            <text:p>OTICA BRASÍLIA LTDA</text:p>
          </table:table-cell>
          <table:table-cell office:value-type="string" table:style-name="ce7">
            <text:p>28.823.722/0001-65</text:p>
          </table:table-cell>
          <table:table-cell office:value-type="string" table:style-name="ce11">
            <text:p>AQUISIÇÃO DE PLACA PARA HOMENAGEM PÓSTUMA À ADVOGADA</text:p>
          </table:table-cell>
          <table:table-cell office:value-type="string" table:style-name="ce6">
            <text:p>R$ <text:s text:c="3"/>16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9/01/2021 a 29/04/2021</text:p>
          </table:table-cell>
          <table:table-cell office:value-type="string" table:style-name="ce6">
            <text:p>SIM</text:p>
          </table:table-cell>
          <table:table-cell office:value-type="string" table:style-name="ce6">
            <text:p>05/02/2021</text:p>
          </table:table-cell>
          <table:table-cell office:value-type="string" table:style-name="ce10">
            <text:p>ELETRÔNICA TEFFE LTDA</text:p>
          </table:table-cell>
          <table:table-cell office:value-type="string" table:style-name="ce7">
            <text:p>29.143.088/0001-82</text:p>
          </table:table-cell>
          <table:table-cell office:value-type="string" table:style-name="ce11">
            <text:p>AQUISIÇÃO DE CAIXA DE SOM PARA COMPUTADOR PARA REALIZAÇÃO DE VIDEOCONFERÊNCIA</text:p>
          </table:table-cell>
          <table:table-cell office:value-type="string" table:style-name="ce6">
            <text:p>R$ <text:s text:c="4"/>69,8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9/01/2021 a 29/04/2021</text:p>
          </table:table-cell>
          <table:table-cell office:value-type="string" table:style-name="ce6">
            <text:p>SIM</text:p>
          </table:table-cell>
          <table:table-cell office:value-type="string" table:style-name="ce6">
            <text:p>21/04/2021</text:p>
          </table:table-cell>
          <table:table-cell office:value-type="string" table:style-name="ce10">
            <text:p>PETROSERRA SOLIÇÕES CONTRA INCÊNDIOS LTDA</text:p>
          </table:table-cell>
          <table:table-cell office:value-type="string" table:style-name="ce7">
            <text:p>33.735.256/0001-04</text:p>
          </table:table-cell>
          <table:table-cell office:value-type="string" table:style-name="ce11">
            <text:p>RECARGA DE EXTINTORES DE INCÊNDIO, CONFORME AUTORIZAÇÃO ANEXA, EM RAZÃO DA PRM NÃO CONSEGUIDO PROPOSTA VÁLIDA.</text:p>
          </table:table-cell>
          <table:table-cell office:value-type="string" table:style-name="ce6">
            <text:p>R$ <text:s text:c="3"/>49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2/02/2021</text:p>
          </table:table-cell>
          <table:table-cell office:value-type="string" table:style-name="ce10">
            <text:p>CASA ROCHA MATERIAL DE CONSTRUÇÃO LTDA</text:p>
          </table:table-cell>
          <table:table-cell office:value-type="string" table:style-name="ce7">
            <text:p>34.473.535/0001-00</text:p>
          </table:table-cell>
          <table:table-cell office:value-type="string" table:style-name="ce11">
            <text:p>COLOCAÇÃO DE RALO NA ÁREA EXTERNA DA SEDE</text:p>
          </table:table-cell>
          <table:table-cell office:value-type="string" table:style-name="ce6">
            <text:p>R$ <text:s text:c="4"/>11,4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2/02/2021</text:p>
          </table:table-cell>
          <table:table-cell office:value-type="string" table:style-name="ce10">
            <text:p>CASA ROCHA MATERIAL DE CONSTRUÇÃO LTDA</text:p>
          </table:table-cell>
          <table:table-cell office:value-type="string" table:style-name="ce7">
            <text:p>34.473.535/0001-00</text:p>
          </table:table-cell>
          <table:table-cell office:value-type="string" table:style-name="ce11">
            <text:p>PARA A APLICAÇÃO NAS PORTAS E JANELAS DA SEDE DA PRM RESENDE</text:p>
          </table:table-cell>
          <table:table-cell office:value-type="string" table:style-name="ce6">
            <text:p>R$ <text:s text:c="4"/>36,7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3/02/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SERVIÇO DE CAPINA E RETIRADA DO LIXO VERDE NAS DEPENDÊNCIAS EXTERNAS DA SEDE PRM</text:p>
          </table:table-cell>
          <table:table-cell office:value-type="string" table:style-name="ce6">
            <text:p>R$ <text:s text:c="3"/>17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8/02/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NOVO SIFÃO PARA REPOR O QUE HAVIA QUEBRADO.</text:p>
          </table:table-cell>
          <table:table-cell office:value-type="string" table:style-name="ce6">
            <text:p>R$ <text:s text:c="4"/>10,2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12/03/2021</text:p>
          </table:table-cell>
          <table:table-cell office:value-type="string" table:style-name="ce10">
            <text:p>SEBASTIAO R T DE ALMEIDA COMER</text:p>
          </table:table-cell>
          <table:table-cell office:value-type="string" table:style-name="ce7">
            <text:p>19.264.185/0001-70</text:p>
          </table:table-cell>
          <table:table-cell office:value-type="string" table:style-name="ce11">
            <text:p>DIAFRAGMA PARA REPARO NA CAIXA DE DESCARGA DO BANHEIRO MASCULINO</text:p>
          </table:table-cell>
          <table:table-cell office:value-type="string" table:style-name="ce6">
            <text:p>R$ <text:s text:c="4"/>2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12/04/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PARA LIMPEZA DA ÁREA EXTERNA E RETIRADA DO LIXO VERDE DA PRM RESENDE</text:p>
          </table:table-cell>
          <table:table-cell office:value-type="string" table:style-name="ce6">
            <text:p>R$ <text:s text:c="3"/>17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0/01/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PARA COLAR OS PÉS DA MESA QUE SE ENCONTRA NO GABINETE DO 2º OFÍCIO DA PRM RESENDE</text:p>
          </table:table-cell>
          <table:table-cell office:value-type="string" table:style-name="ce6">
            <text:p>R$ <text:s text:c="5"/>8,1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6/02/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1">
            <text:p>SUBSTITUIR A FITA ANTI DERRAPANTE NA ESCADARIA DE GRANITO QUE INICIA NA GARAGEM E SEGUE AO 2º ANDAR DO PRÉDIO</text:p>
          </table:table-cell>
          <table:table-cell office:value-type="string" table:style-name="ce6">
            <text:p>R$ <text:s text:c="4"/>59,24</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9/01/2021</text:p>
          </table:table-cell>
          <table:table-cell office:value-type="string" table:style-name="ce10">
            <text:p>VIEIRA E DINIZ MINIMERCADO LTDA-ME</text:p>
          </table:table-cell>
          <table:table-cell office:value-type="string" table:style-name="ce7">
            <text:p>17.572.599/0001-30</text:p>
          </table:table-cell>
          <table:table-cell office:value-type="string" table:style-name="ce11">
            <text:p>FOI NECESSÁRIO ADQUIRIR O DESENTUPIDOR, PARA COLOCAR NAS 2 PIAS DAS COPAS DA PRM RESENDE, BEM COMO EFETUAR A LIMPEZA DA CAIXA DE GORDURA</text:p>
          </table:table-cell>
          <table:table-cell office:value-type="string" table:style-name="ce6">
            <text:p>R$ <text:s text:c="4"/>14,99</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09/06/2021 a 06/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 COM RESSALVA</text:p>
          </table:table-cell>
          <table:table-cell office:value-type="string" table:style-name="ce6">
            <text:p>09/02/2021</text:p>
          </table:table-cell>
          <table:table-cell office:value-type="string" table:style-name="ce10">
            <text:p>PAPELARIA MÉXICO RIO LTDA</text:p>
          </table:table-cell>
          <table:table-cell office:value-type="string" table:style-name="ce7">
            <text:p>39.071.931/0001-16</text:p>
          </table:table-cell>
          <table:table-cell office:value-type="string" table:style-name="ce11">
            <text:p>SOLICITAÇÃO DE PILHAS PARA OS TERMOMETROS QUE MEDEM A TEMPERATURA DE TODAS AS PESSOAS QUE ACESSAM O PREDIO DA PRRJ EM RAZAO DA COVID19 E EM RAZAO DE NAO POSSUIRMOS EESSSE MATERIAL EM NOSSO ALMOXARIFADO.</text:p>
          </table:table-cell>
          <table:table-cell office:value-type="string" table:style-name="ce6">
            <text:p>R$ <text:s text:c="3"/>278,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 COM RESSALVA</text:p>
          </table:table-cell>
          <table:table-cell office:value-type="string" table:style-name="ce6">
            <text:p>26/04/2021</text:p>
          </table:table-cell>
          <table:table-cell office:value-type="string" table:style-name="ce10">
            <text:p>SENDAS DISTRIBUIDORA SA</text:p>
          </table:table-cell>
          <table:table-cell office:value-type="string" table:style-name="ce7">
            <text:p>06.057.223/0326-18</text:p>
          </table:table-cell>
          <table:table-cell office:value-type="string" table:style-name="ce11">
            <text:p>AQUISIÇÃO PARA ATENDER AOS TERMOMETROS DE TEMPERATURA CORPORAL, EM RAZÃO DA COVID. NÃO POSSUIMOS ESTE PRODUTO EM ESTOQUE.</text:p>
          </table:table-cell>
          <table:table-cell office:value-type="string" table:style-name="ce6">
            <text:p>R$ <text:s text:c="4"/>25,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 COM RESSALVA</text:p>
          </table:table-cell>
          <table:table-cell office:value-type="string" table:style-name="ce6">
            <text:p>28/01/2021</text:p>
          </table:table-cell>
          <table:table-cell office:value-type="string" table:style-name="ce10">
            <text:p>PEL PLANET PAPELARIA BAZAR SUPRI DE COMPUTAÇÃO LTDA</text:p>
          </table:table-cell>
          <table:table-cell office:value-type="string" table:style-name="ce7">
            <text:p>01.625.166/0001-66</text:p>
          </table:table-cell>
          <table:table-cell office:value-type="string" table:style-name="ce11">
            <text:p>MATERIAL PARA ATENDER A BIBLIOTECA. NÃO POSSUIMOS EM NOSSO ALMOXARIFADO.</text:p>
          </table:table-cell>
          <table:table-cell office:value-type="string" table:style-name="ce6">
            <text:p>R$ <text:s text:c="3"/>17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OES DE AGUA MINERAL</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DIMEL DISTRIBUIDORA DE MATERIAL ELETRICO LTDA.</text:p>
          </table:table-cell>
          <table:table-cell office:value-type="string" table:style-name="ce7">
            <text:p>28.512.291/0001-16</text:p>
          </table:table-cell>
          <table:table-cell office:value-type="string" table:style-name="ce11">
            <text:p>CAMPAINHA</text:p>
          </table:table-cell>
          <table:table-cell office:value-type="string" table:style-name="ce6">
            <text:p>R$ <text:s text:c="4"/>46,4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1/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Õ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ASA E VIDEO RIO DE JANEIRO SA</text:p>
          </table:table-cell>
          <table:table-cell office:value-type="string" table:style-name="ce7">
            <text:p>11.114.284/0119-55</text:p>
          </table:table-cell>
          <table:table-cell office:value-type="string" table:style-name="ce11">
            <text:p>10 LAMPADAS DE LED <text:s/>BOLINHA</text:p>
          </table:table-cell>
          <table:table-cell office:value-type="string" table:style-name="ce6">
            <text:p>R$ <text:s text:c="4"/>71,94</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2 GALOES DE AGUA MINERAL</text:p>
          </table:table-cell>
          <table:table-cell office:value-type="string" table:style-name="ce6">
            <text:p>R$ <text:s text:c="3"/>10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ESTORIL DE NITEROI MATERIAIS DE CONSTRUÇAO LTDA ME</text:p>
          </table:table-cell>
          <table:table-cell office:value-type="string" table:style-name="ce7">
            <text:p>00.091.673/0001-02</text:p>
          </table:table-cell>
          <table:table-cell office:value-type="string" table:style-name="ce11">
            <text:p>10 LAMPADAS DE LED TUBULAR</text:p>
          </table:table-cell>
          <table:table-cell office:value-type="string" table:style-name="ce6">
            <text:p>R$ <text:s text:c="3"/>200,00</text:p>
          </table:table-cell>
          <table:table-cell table:number-columns-repeated="16373"/>
        </table:table-row>
        <table:table-row table:style-name="ro6">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8/04/2021</text:p>
          </table:table-cell>
          <table:table-cell office:value-type="string" table:style-name="ce10">
            <text:p>BOOKCENTER INFORMATICA E SERVIÇOS EIRELI</text:p>
          </table:table-cell>
          <table:table-cell office:value-type="string" table:style-name="ce7">
            <text:p>05.867.052/0001-83</text:p>
          </table:table-cell>
          <table:table-cell office:value-type="string" table:style-name="ce11">
            <text:p>TROCA DE UMA FONTE COMPRADA EM 27/11/2020, PARA O DR. EDUARDO ANDRE LOPES PINTO, (NO VALOR DE R$160,00, NF 137, CANCELADA) POR OUTRA NO VALOR DE R$270,00. FOI PAGO A DIFERENÇA DE R$110,00.</text:p>
          </table:table-cell>
          <table:table-cell office:value-type="string" table:style-name="ce6">
            <text:p>R$ <text:s text:c="3"/>11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1/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ÕES DE AGUA MINERAL</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2/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1">
            <text:p>CONFIGURAÇÃO DE 3 CONTROLES REMOTOS</text:p>
          </table:table-cell>
          <table:table-cell office:value-type="string" table:style-name="ce6">
            <text:p>R$ <text:s text:c="3"/>12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3/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1">
            <text:p>3 CONTROLES REMOTOS PARA PORTÕES DE ACESSO DA PRM NITEROI</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6/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O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PAULO ROBERTO DA SILVA VIDAL</text:p>
          </table:table-cell>
          <table:table-cell office:value-type="string" table:style-name="ce6">
            <text:p>032.150.187-05</text:p>
          </table:table-cell>
          <table:table-cell office:value-type="string" table:style-name="ce6">
            <text:p>14/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07/05/2021 a 06/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SIM</text:p>
          </table:table-cell>
          <table:table-cell office:value-type="string" table:style-name="ce6">
            <text:p>08/03/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AQUISIÇÃO DE LAMPADA COMPACTA PARA SUBSTITUIÇÃO NA COZINHA E BANHEIRO DA UNIDADE, E AQUISIÇÃO DE LAMPADA DE EMBUTIR PARA SUBSTITUIÇÃO EXTERNA.</text:p>
          </table:table-cell>
          <table:table-cell office:value-type="string" table:style-name="ce6">
            <text:p>R$ <text:s text:c="4"/>77,7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SIM</text:p>
          </table:table-cell>
          <table:table-cell office:value-type="string" table:style-name="ce6">
            <text:p>18/03/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SUBSTITUIR BATERIA DE CONTROLE DE PORTÃO ELETRONICO E CAMPAINHA A DISTÂNCIA DA PRM ITAPERUNA - BATERIA 12V</text:p>
          </table:table-cell>
          <table:table-cell office:value-type="string" table:style-name="ce6">
            <text:p>R$ <text:s text:c="4"/>15,3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2/2021</text:p>
          </table:table-cell>
          <table:table-cell office:value-type="string" table:style-name="ce10">
            <text:p>WILSON JOSE FERREIRA SILVA</text:p>
          </table:table-cell>
          <table:table-cell office:value-type="string" table:style-name="ce7">
            <text:p>28.605.836/0001-39</text:p>
          </table:table-cell>
          <table:table-cell office:value-type="string" table:style-name="ce11">
            <text:p>ALCOÓL GEL PARA HIGIENIZAÇÃO DOS PÚBLICOS INTERNOS E EXTERNOS.</text:p>
          </table:table-cell>
          <table:table-cell office:value-type="string" table:style-name="ce6">
            <text:p>R$ <text:s text:c="3"/>437,4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3/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SIFÃO PARA BANHEIRO DO 3 ANDAR.</text:p>
          </table:table-cell>
          <table:table-cell office:value-type="string" table:style-name="ce6">
            <text:p>R$ <text:s text:c="4"/>19,9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PILHAS PARA BASTÃO DE RONDA E CONTROLES REMOTOS DE AR CONDICIONADO</text:p>
          </table:table-cell>
          <table:table-cell office:value-type="string" table:style-name="ce6">
            <text:p>R$ <text:s text:c="4"/>70,3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1">
            <text:p>ÓLEO HIDRÁULICO PARA O ELEVADOR DE VEÍCULOS.</text:p>
          </table:table-cell>
          <table:table-cell office:value-type="string" table:style-name="ce6">
            <text:p>R$ <text:s text:c="3"/>46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7/04/2021</text:p>
          </table:table-cell>
          <table:table-cell office:value-type="string" table:style-name="ce10">
            <text:p>J.O.J PEREIRA ELETRÔNICA-ME</text:p>
          </table:table-cell>
          <table:table-cell office:value-type="string" table:style-name="ce7">
            <text:p>04.628.066/0001-81</text:p>
          </table:table-cell>
          <table:table-cell office:value-type="string" table:style-name="ce11">
            <text:p>CONSERTO DOS MICRO-ONDAS PANASONIC 30.020.574 (COPA DO 3 ANDAR)STAVA DESLIGANDO DURANTE O USO, E 30.021.533 PAROU DE FUNCIONAR.</text:p>
          </table:table-cell>
          <table:table-cell office:value-type="string" table:style-name="ce6">
            <text:p>R$ <text:s text:c="3"/>34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8/02/2021</text:p>
          </table:table-cell>
          <table:table-cell office:value-type="string" table:style-name="ce10">
            <text:p>EITERER'S STAR COMERCIO E SERVIÇOS LTDA-ME</text:p>
          </table:table-cell>
          <table:table-cell office:value-type="string" table:style-name="ce7">
            <text:p>17.073.397/0001-44</text:p>
          </table:table-cell>
          <table:table-cell office:value-type="string" table:style-name="ce11">
            <text:p>CONSERTO DE VENTILADOR - BEM PERMANENTE SEM RECURSO PARA AQUISIÇÃO.</text:p>
          </table:table-cell>
          <table:table-cell office:value-type="string" table:style-name="ce6">
            <text:p>R$ <text:s text:c="4"/>72,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1/02/2021</text:p>
          </table:table-cell>
          <table:table-cell office:value-type="string" table:style-name="ce10">
            <text:p>TA KELL SERVIÇOS GRAFICOS EM GERAL EIRELI ME</text:p>
          </table:table-cell>
          <table:table-cell office:value-type="string" table:style-name="ce7">
            <text:p>25.032.042/0001-35</text:p>
          </table:table-cell>
          <table:table-cell office:value-type="string" table:style-name="ce11">
            <text:p>PLACA DE IDENTIFICAÇÃO DE GABINETE DA PROCURADORA LUANA VARGAS MACEDO</text:p>
          </table:table-cell>
          <table:table-cell office:value-type="string" table:style-name="ce6">
            <text:p>R$ <text:s text:c="4"/>8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2/03/2021</text:p>
          </table:table-cell>
          <table:table-cell office:value-type="string" table:style-name="ce10">
            <text:p>P ALVES PEREIRA VIDRAÇARIA</text:p>
          </table:table-cell>
          <table:table-cell office:value-type="string" table:style-name="ce7">
            <text:p>09.547.436/0001-70</text:p>
          </table:table-cell>
          <table:table-cell office:value-type="string" table:style-name="ce11">
            <text:p>SERVIÇO DE MOLDURA PARA QUADRO PARA O GABINETE DO 3º OFÍCIO.</text:p>
          </table:table-cell>
          <table:table-cell office:value-type="string" table:style-name="ce6">
            <text:p>R$ <text:s text:c="4"/>29,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3/01/2021</text:p>
          </table:table-cell>
          <table:table-cell office:value-type="string" table:style-name="ce10">
            <text:p>UTILICASA VILAR DOS TELES ME</text:p>
          </table:table-cell>
          <table:table-cell office:value-type="string" table:style-name="ce7">
            <text:p>19.142.867/0001-00</text:p>
          </table:table-cell>
          <table:table-cell office:value-type="string" table:style-name="ce11">
            <text:p>MATERIAIS PARA A COPA E PILHAS PARA O APARELHO DE MEDIR TEMPERATURA E CONTROLES DE AR CONDICIONADO.</text:p>
          </table:table-cell>
          <table:table-cell office:value-type="string" table:style-name="ce6">
            <text:p>R$ <text:s text:c="3"/>333,8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6/03/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1">
            <text:p>SERVIÇO DE VULCANIZAÇÃO E ALINHAMENTO DO VEÍCULO PALIO WEEKEND LLB1862</text:p>
          </table:table-cell>
          <table:table-cell office:value-type="string" table:style-name="ce6">
            <text:p>R$ <text:s text:c="4"/>7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8/02/2021</text:p>
          </table:table-cell>
          <table:table-cell office:value-type="string" table:style-name="ce10">
            <text:p>GIALE CHAVES LTDA</text:p>
          </table:table-cell>
          <table:table-cell office:value-type="string" table:style-name="ce7">
            <text:p>03.342.766/0001-42</text:p>
          </table:table-cell>
          <table:table-cell office:value-type="string" table:style-name="ce11">
            <text:p>CONFECÇÃO DE CÓPIAS DE CHAVES PARA A SALA DE SEGURANÇA INSTITUCIONAL E SALA DOS VIGILANTES.</text:p>
          </table:table-cell>
          <table:table-cell office:value-type="string" table:style-name="ce6">
            <text:p>R$ <text:s text:c="4"/>77,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09/04/2021 a 0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12/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ABIO ROBERTO DE SOUZA FREIRE</text:p>
          </table:table-cell>
          <table:table-cell office:value-type="string" table:style-name="ce6">
            <text:p>075.732.504-10</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ABIO ROBERTO DE SOUZA FREIRE</text:p>
          </table:table-cell>
          <table:table-cell office:value-type="string" table:style-name="ce6">
            <text:p>075.732.504-10</text:p>
          </table:table-cell>
          <table:table-cell office:value-type="string" table:style-name="ce6">
            <text:p>08/04/2021 a 0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11/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JOSE NIVALDO DA SILVA</text:p>
          </table:table-cell>
          <table:table-cell office:value-type="string" table:style-name="ce6">
            <text:p>342.583.614-53</text:p>
          </table:table-cell>
          <table:table-cell office:value-type="string" table:style-name="ce6">
            <text:p>12/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LEONARDO PAES BRAGA</text:p>
          </table:table-cell>
          <table:table-cell office:value-type="string" table:style-name="ce6">
            <text:p>840.048.273-53</text:p>
          </table:table-cell>
          <table:table-cell office:value-type="string" table:style-name="ce6">
            <text:p>13/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5/07/2021 a 03/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12/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12/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13/04/2021 a 12/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LDEBERGSON LOPES OLIVEIRA</text:p>
          </table:table-cell>
          <table:table-cell office:value-type="string" table:style-name="ce6">
            <text:p>841.512.003-63</text:p>
          </table:table-cell>
          <table:table-cell office:value-type="string" table:style-name="ce6">
            <text:p>22/01/2021 a 21/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NDER LEITE DA CRUZ</text:p>
          </table:table-cell>
          <table:table-cell office:value-type="string" table:style-name="ce6">
            <text:p>701.663.661-53</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NDER LEITE DA CRUZ</text:p>
          </table:table-cell>
          <table:table-cell office:value-type="string" table:style-name="ce6">
            <text:p>701.663.661-53</text:p>
          </table:table-cell>
          <table:table-cell office:value-type="string" table:style-name="ce6">
            <text:p>12/04/2021 a 0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04/03/2021</text:p>
          </table:table-cell>
          <table:table-cell office:value-type="string" table:style-name="ce10">
            <text:p>BRUNO CESAR BOFF EIRELI</text:p>
          </table:table-cell>
          <table:table-cell office:value-type="string" table:style-name="ce7">
            <text:p>03.253.059/0001-80</text:p>
          </table:table-cell>
          <table:table-cell office:value-type="string" table:style-name="ce11">
            <text:p>COMPRA DE VARAL DE CHÃO PARA ATENDER A DEMANDA DA COPA DESTA PROCURADORIA.</text:p>
          </table:table-cell>
          <table:table-cell office:value-type="string" table:style-name="ce6">
            <text:p>R$ <text:s text:c="3"/>132,05</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08/03/2021</text:p>
          </table:table-cell>
          <table:table-cell office:value-type="string" table:style-name="ce10">
            <text:p>SOU MAIS SAUDE MEDICOS EIRELI</text:p>
          </table:table-cell>
          <table:table-cell office:value-type="string" table:style-name="ce7">
            <text:p>34.380.863/0001-53</text:p>
          </table:table-cell>
          <table:table-cell office:value-type="string" table:style-name="ce11">
            <text:p>COMPRA DE MÁSCARA ATÓXICA HIPOALERGÊNICA PARA PROTEÇÃO CONTRA O VIRUS, DEVIDO A PANDEMIA. O USO SERÁ PARA OS SERVIDORES EM SERVIÇO NA UNIDADE.</text:p>
          </table:table-cell>
          <table:table-cell office:value-type="string" table:style-name="ce6">
            <text:p>R$ <text:s text:c="4"/>60,00</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17/03/2021</text:p>
          </table:table-cell>
          <table:table-cell office:value-type="string" table:style-name="ce10">
            <text:p>ALMIRANEI COMUNICAÇÃO VISUAL</text:p>
          </table:table-cell>
          <table:table-cell office:value-type="string" table:style-name="ce7">
            <text:p>07.714.068/0001-81</text:p>
          </table:table-cell>
          <table:table-cell office:value-type="string" table:style-name="ce11">
            <text:p>COMPRA E INSTALAÇÃO DE BARREIRA DE ACRÍLICO NA RECEPÇÃO E SALA DE ATENDIMENTO AO CIDADÃO COM O OBJETIVO DE CONTER A DISSEMINAÇÃO DO COVID19.</text:p>
          </table:table-cell>
          <table:table-cell office:value-type="string" table:style-name="ce6">
            <text:p>R$ <text:s/>1.25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27/05/2021 a 25/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11/05/2021 a 09/08/2021</text:p>
          </table:table-cell>
          <table:table-cell office:value-type="string" table:style-name="ce6">
            <text:p>SIM</text:p>
          </table:table-cell>
          <table:table-cell office:value-type="string" table:style-name="ce6">
            <text:p>21/05/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AUTORIZADO PELO SECRETÁRIO ESTADUAL</text:p>
          </table:table-cell>
          <table:table-cell office:value-type="string" table:style-name="ce6">
            <text:p>R$ <text:s text:c="3"/>66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6/04/2021</text:p>
          </table:table-cell>
          <table:table-cell office:value-type="string" table:style-name="ce10">
            <text:p>CAIXA ECONÔMICA FEDERAL</text:p>
          </table:table-cell>
          <table:table-cell office:value-type="string" table:style-name="ce7">
            <text:p>00.360.305/0632-97</text:p>
          </table:table-cell>
          <table:table-cell office:value-type="string" table:style-name="ce11">
            <text:p>PAGAMENTO DE TARIFA DE SERVIÇO COM NCESSIDADE IMEDIATA E PEQUENO VALOR.</text:p>
          </table:table-cell>
          <table:table-cell office:value-type="string" table:style-name="ce6">
            <text:p>R$ <text:s text:c="3"/>10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7/05/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NECESSIDADE URGENTE E PEQUENO VALOR</text:p>
          </table:table-cell>
          <table:table-cell office:value-type="string" table:style-name="ce6">
            <text:p>R$ <text:s text:c="3"/>12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8/03/2021</text:p>
          </table:table-cell>
          <table:table-cell office:value-type="string" table:style-name="ce10">
            <text:p>ESPAÇO DO SABER SERVIÇOS DE FOTOCÓPIAS LTDA</text:p>
          </table:table-cell>
          <table:table-cell office:value-type="string" table:style-name="ce7">
            <text:p>10.553.929/0001-00</text:p>
          </table:table-cell>
          <table:table-cell office:value-type="string" table:style-name="ce11">
            <text:p>DESPESA EVENTUAL DE PEQUENO VULTO.</text:p>
          </table:table-cell>
          <table:table-cell office:value-type="string" table:style-name="ce6">
            <text:p>R$ <text:s text:c="3"/>12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17/03/2021</text:p>
          </table:table-cell>
          <table:table-cell office:value-type="string" table:style-name="ce10">
            <text:p>MARIFOSSA SANEAMENTO EIRELI - ME</text:p>
          </table:table-cell>
          <table:table-cell office:value-type="string" table:style-name="ce7">
            <text:p>03.665.323/0001-92</text:p>
          </table:table-cell>
          <table:table-cell office:value-type="string" table:style-name="ce11">
            <text:p>SERVIÇO DE PEQUENO VULTO.</text:p>
          </table:table-cell>
          <table:table-cell office:value-type="string" table:style-name="ce6">
            <text:p>R$ <text:s text:c="3"/>675,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19/03/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SERVIÇO DE PEQUENO VULTO E URGENTE.</text:p>
          </table:table-cell>
          <table:table-cell office:value-type="string" table:style-name="ce6">
            <text:p>R$ <text:s text:c="3"/>25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23/04/2021</text:p>
          </table:table-cell>
          <table:table-cell office:value-type="string" table:style-name="ce10">
            <text:p>RONDONIA IND COM PRODUTOS QUIMICOS LTDA</text:p>
          </table:table-cell>
          <table:table-cell office:value-type="string" table:style-name="ce7">
            <text:p>15.857.873/0001-92</text:p>
          </table:table-cell>
          <table:table-cell office:value-type="string" table:style-name="ce11">
            <text:p>PRODUTO DE PEQUENO VULTO E DE NECESSIDADE URGENTE.</text:p>
          </table:table-cell>
          <table:table-cell office:value-type="string" table:style-name="ce6">
            <text:p>R$ <text:s text:c="3"/>265,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1/03/2021</text:p>
          </table:table-cell>
          <table:table-cell office:value-type="string" table:style-name="ce10">
            <text:p>ELETRUS COMERCIO DE MATERIAIS DE CONSTRUÇÃO EIRELI</text:p>
          </table:table-cell>
          <table:table-cell office:value-type="string" table:style-name="ce7">
            <text:p>33.311.039/0001-89</text:p>
          </table:table-cell>
          <table:table-cell office:value-type="string" table:style-name="ce11">
            <text:p>PARA ATENDER NECESSIDADES APONTADAS PELO DEMANDANTE NO PR-RO-00004431/2021.</text:p>
          </table:table-cell>
          <table:table-cell office:value-type="string" table:style-name="ce6">
            <text:p>R$ <text:s text:c="3"/>36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5/05/2021</text:p>
          </table:table-cell>
          <table:table-cell office:value-type="string" table:style-name="ce10">
            <text:p>SKINÃO MAT.CONST.EIRELI-EPP</text:p>
          </table:table-cell>
          <table:table-cell office:value-type="string" table:style-name="ce7">
            <text:p>34.744.433/0001-73</text:p>
          </table:table-cell>
          <table:table-cell office:value-type="string" table:style-name="ce11">
            <text:p>PARA ATENDER NECESSIDADES APONTADAS PELO DEMANDANTE NO PR-RO-00016962/2021.</text:p>
          </table:table-cell>
          <table:table-cell office:value-type="string" table:style-name="ce6">
            <text:p>R$ <text:s text:c="4"/>97,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7/05/2021</text:p>
          </table:table-cell>
          <table:table-cell office:value-type="string" table:style-name="ce10">
            <text:p>SOCIBRA DISTRIBUÍDORA LTDA</text:p>
          </table:table-cell>
          <table:table-cell office:value-type="string" table:style-name="ce7">
            <text:p>84.613.439/0001-80</text:p>
          </table:table-cell>
          <table:table-cell office:value-type="string" table:style-name="ce11">
            <text:p>PARA ATENDER NECESSIDADES APONTADAS PELO DEMANDANTE NO PR-RO-00013971/2021.</text:p>
          </table:table-cell>
          <table:table-cell office:value-type="string" table:style-name="ce6">
            <text:p>R$ <text:s text:c="4"/>48,56</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0/05/2021</text:p>
          </table:table-cell>
          <table:table-cell office:value-type="string" table:style-name="ce10">
            <text:p>SKINÃO MAT.CONST.EIRELI-EPP</text:p>
          </table:table-cell>
          <table:table-cell office:value-type="string" table:style-name="ce7">
            <text:p>34.744.433/0001-73</text:p>
          </table:table-cell>
          <table:table-cell office:value-type="string" table:style-name="ce11">
            <text:p>PARA ATENDER NECESSIDADES APONTADAS PELO DEMANDANTE NO PR-RO-00016953/2021.</text:p>
          </table:table-cell>
          <table:table-cell office:value-type="string" table:style-name="ce6">
            <text:p>R$ <text:s text:c="3"/>128,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1/05/2021</text:p>
          </table:table-cell>
          <table:table-cell office:value-type="string" table:style-name="ce10">
            <text:p>PARANAVAÍ PRÉ-MOLDADOS &amp; REVESTIMENTOS</text:p>
          </table:table-cell>
          <table:table-cell office:value-type="string" table:style-name="ce7">
            <text:p>02.984.305/0001-00</text:p>
          </table:table-cell>
          <table:table-cell office:value-type="string" table:style-name="ce11">
            <text:p>PARA ATENDER NECESSIDADES APONTADAS PELO DEMANDANTE NO PR-RO-00016962/2021.</text:p>
          </table:table-cell>
          <table:table-cell office:value-type="string" table:style-name="ce6">
            <text:p>R$ <text:s text:c="3"/>10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4/05/2021</text:p>
          </table:table-cell>
          <table:table-cell office:value-type="string" table:style-name="ce10">
            <text:p>BARBOSA MAT ELETRICOS</text:p>
          </table:table-cell>
          <table:table-cell office:value-type="string" table:style-name="ce7">
            <text:p>02.179.328/0001-42</text:p>
          </table:table-cell>
          <table:table-cell office:value-type="string" table:style-name="ce11">
            <text:p>PARA ATENDER NECESSIDADES APONTADAS PELO DEMANDANTE NO PR-RO-00013750/2021.</text:p>
          </table:table-cell>
          <table:table-cell office:value-type="string" table:style-name="ce6">
            <text:p>R$ <text:s text:c="3"/>548,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25/02/2021</text:p>
          </table:table-cell>
          <table:table-cell office:value-type="string" table:style-name="ce10">
            <text:p>AGROBOI</text:p>
          </table:table-cell>
          <table:table-cell office:value-type="string" table:style-name="ce7">
            <text:p>04.119.970/0003-23</text:p>
          </table:table-cell>
          <table:table-cell office:value-type="string" table:style-name="ce11">
            <text:p>A FIM DE ATENDER NECESSIDADES INFORMADAS NO PR-RO-00003540/2021.</text:p>
          </table:table-cell>
          <table:table-cell office:value-type="string" table:style-name="ce6">
            <text:p>R$ <text:s text:c="3"/>237,03</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NILVAN DE OLIVEIRA ALVES</text:p>
          </table:table-cell>
          <table:table-cell office:value-type="string" table:style-name="ce6">
            <text:p>592.069.852-72</text:p>
          </table:table-cell>
          <table:table-cell office:value-type="string" table:style-name="ce6">
            <text:p>01/07/2021 a 29/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DIOGENES CARVALHO DE OLIVEIRA</text:p>
          </table:table-cell>
          <table:table-cell office:value-type="string" table:style-name="ce6">
            <text:p>010.316.584-32</text:p>
          </table:table-cell>
          <table:table-cell office:value-type="string" table:style-name="ce6">
            <text:p>30/06/2021 a 28/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RS</text:p>
          </table:table-cell>
          <table:table-cell office:value-type="float" office:value="2021" table:style-name="ce6">
            <text:p>2021</text:p>
          </table:table-cell>
          <table:table-cell office:value-type="string" table:style-name="ce7">
            <text:p>RENATO MENNA DUARTE</text:p>
          </table:table-cell>
          <table:table-cell office:value-type="string" table:style-name="ce6">
            <text:p>597.054.500-72</text:p>
          </table:table-cell>
          <table:table-cell office:value-type="string" table:style-name="ce6">
            <text:p>08/01/2021 a 08/04/2021</text:p>
          </table:table-cell>
          <table:table-cell office:value-type="string" table:style-name="ce6">
            <text:p>SIM</text:p>
          </table:table-cell>
          <table:table-cell office:value-type="string" table:style-name="ce6">
            <text:p>15/01/2021</text:p>
          </table:table-cell>
          <table:table-cell office:value-type="string" table:style-name="ce10">
            <text:p>VBS COM E SERV DE SONORIZAÇÃO, ILUMINAÇÃO E IMAGEM EIRELI</text:p>
          </table:table-cell>
          <table:table-cell office:value-type="string" table:style-name="ce7">
            <text:p>12.290.868/0001-52</text:p>
          </table:table-cell>
          <table:table-cell office:value-type="string" table:style-name="ce11">
            <text:p>SUBSTITUIR PEÇA QUE FAZ A LIGAÇÃO DA IMAGEM DAS CFTV NO MONITOR DOS VIGILANTES. EQUIPAMENTO PERMITE QUE OS VIGILANTES CONSIGAM MONITURAR AS IMAGENS DAS CÃMERAS DE VIGILÃNCIA DA PRM.</text:p>
          </table:table-cell>
          <table:table-cell office:value-type="string" table:style-name="ce6">
            <text:p>R$ <text:s text:c="3"/>319,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WAGNER FERREIRA VALLES</text:p>
          </table:table-cell>
          <table:table-cell office:value-type="string" table:style-name="ce6">
            <text:p>809.583.380-00</text:p>
          </table:table-cell>
          <table:table-cell office:value-type="string" table:style-name="ce6">
            <text:p>11/05/2021 a 09/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ANDRE AUGUSTO PEREIRA CUNHA</text:p>
          </table:table-cell>
          <table:table-cell office:value-type="string" table:style-name="ce6">
            <text:p>768.542.561-00</text:p>
          </table:table-cell>
          <table:table-cell office:value-type="string" table:style-name="ce6">
            <text:p>23/02/2021 a 19/05/2021</text:p>
          </table:table-cell>
          <table:table-cell office:value-type="string" table:style-name="ce6">
            <text:p>SIM</text:p>
          </table:table-cell>
          <table:table-cell office:value-type="string" table:style-name="ce6">
            <text:p>11/05/2021</text:p>
          </table:table-cell>
          <table:table-cell office:value-type="string" table:style-name="ce10">
            <text:p>COOPER - COOP. DE PROD. ABASTECIMENTO DO VALE DO ITAJAI</text:p>
          </table:table-cell>
          <table:table-cell office:value-type="string" table:style-name="ce7">
            <text:p>82.647.165/0020-87</text:p>
          </table:table-cell>
          <table:table-cell office:value-type="string" table:style-name="ce11">
            <text:p>NECESSIDADES DA PRM - CAFÉ, FILTRO DE CAFE E PILHA PARA CONTROLES DE AR CONDICIONADO</text:p>
          </table:table-cell>
          <table:table-cell office:value-type="string" table:style-name="ce6">
            <text:p>R$ <text:s text:c="3"/>121,6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1/02/2021 a 03/05/2021</text:p>
          </table:table-cell>
          <table:table-cell office:value-type="string" table:style-name="ce6">
            <text:p>SIM</text:p>
          </table:table-cell>
          <table:table-cell office:value-type="string" table:style-name="ce6">
            <text:p>23/02/2021</text:p>
          </table:table-cell>
          <table:table-cell office:value-type="string" table:style-name="ce10">
            <text:p>LOJAS DE DEPARTAMENTOS MILIUM LTDA</text:p>
          </table:table-cell>
          <table:table-cell office:value-type="string" table:style-name="ce7">
            <text:p>83.240.333/0003-87</text:p>
          </table:table-cell>
          <table:table-cell office:value-type="string" table:style-name="ce11">
            <text:p>SEM O COPO, O LIQUIDIFICADOR NÃO TEM FUNÇÃO. TOALHAS PARA DECORAR AS MESINHAS ANTIGAS.</text:p>
          </table:table-cell>
          <table:table-cell office:value-type="string" table:style-name="ce6">
            <text:p>R$ <text:s text:c="4"/>71,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1/02/2021 a 03/05/2021</text:p>
          </table:table-cell>
          <table:table-cell office:value-type="string" table:style-name="ce6">
            <text:p>SIM</text:p>
          </table:table-cell>
          <table:table-cell office:value-type="string" table:style-name="ce6">
            <text:p>23/03/2021</text:p>
          </table:table-cell>
          <table:table-cell office:value-type="string" table:style-name="ce10">
            <text:p>MI COMÉRCIO E MANUTENÇÃO DE REFRIGERAÇÃO LTDA EPP</text:p>
          </table:table-cell>
          <table:table-cell office:value-type="string" table:style-name="ce7">
            <text:p>24.661.978/0001-62</text:p>
          </table:table-cell>
          <table:table-cell office:value-type="string" table:style-name="ce11">
            <text:p>NECESSÁRIA PARA O BOM FUNCIONAMENTO DA GELADEIRA. SUBSTITUIÇÃO.</text:p>
          </table:table-cell>
          <table:table-cell office:value-type="string" table:style-name="ce6">
            <text:p>R$ <text:s text:c="4"/>12,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4/02/2021</text:p>
          </table:table-cell>
          <table:table-cell office:value-type="string" table:style-name="ce10">
            <text:p>ZEUS DO BRASIL - FILIAL BLUMENAU - RUA ITAJAÍ</text:p>
          </table:table-cell>
          <table:table-cell office:value-type="string" table:style-name="ce7">
            <text:p>82.699.588/0012-30</text:p>
          </table:table-cell>
          <table:table-cell office:value-type="string" table:style-name="ce11">
            <text:p>AQUISIÇÃO DE EQUIPAMENTOS DE PREVENÇÃO A ACIDENTES PARA USO NA PRM BLUMENAU</text:p>
          </table:table-cell>
          <table:table-cell office:value-type="string" table:style-name="ce6">
            <text:p>R$ <text:s text:c="3"/>226,37</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MATERIAL DE PINTURA E ACABAMENTO, PARA REPARO NA PRM BLUMENAU.</text:p>
          </table:table-cell>
          <table:table-cell office:value-type="string" table:style-name="ce6">
            <text:p>R$ <text:s text:c="4"/>36,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CORRÊA MATERIAIS ELÉTRICOS LTDA - RUA FREI ESTANISLAU SCHAETTE</text:p>
          </table:table-cell>
          <table:table-cell office:value-type="string" table:style-name="ce7">
            <text:p>02.559.947/0002-43</text:p>
          </table:table-cell>
          <table:table-cell office:value-type="string" table:style-name="ce11">
            <text:p>AQUISIÇÃO DE 1 PAINEL LED EMBUTIR, 18W, 4100K, PARA SUBSTITUIÇÃO NA PRM BLUMENAU</text:p>
          </table:table-cell>
          <table:table-cell office:value-type="string" table:style-name="ce6">
            <text:p>R$ <text:s text:c="4"/>3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 PARA CONSERVAÇÃO DE ESTOFADOS DOS GABINETES DOS PROCURADORES LOTADOS NA PRM BLUMENAU</text:p>
          </table:table-cell>
          <table:table-cell office:value-type="string" table:style-name="ce6">
            <text:p>R$ <text:s text:c="4"/>29,8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MS FERRAGENS - RS COM E REP DE FERRAGENS LTDA</text:p>
          </table:table-cell>
          <table:table-cell office:value-type="string" table:style-name="ce7">
            <text:p>06.906.460/0001-60</text:p>
          </table:table-cell>
          <table:table-cell office:value-type="string" table:style-name="ce11">
            <text:p>AQUISIÇÃO DE PARAFUSOS FIXADORES DE TRINCOS, PARA USO NA PRM BLUMENAU</text:p>
          </table:table-cell>
          <table:table-cell office:value-type="string" table:style-name="ce6">
            <text:p>R$ <text:s text:c="4"/>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S PARA USO NA PRM BLUMENAU</text:p>
          </table:table-cell>
          <table:table-cell office:value-type="string" table:style-name="ce6">
            <text:p>R$ <text:s text:c="3"/>146,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CLORO 10%, PARA APLICAÇÃO EM ERVAS DANINHAS DEFRONTE À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SIFÕES E RALOS PARA MANUTENÇÃO GERAL DA PRM BLUMENAU.</text:p>
          </table:table-cell>
          <table:table-cell office:value-type="string" table:style-name="ce6">
            <text:p>R$ <text:s text:c="4"/>64,0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1">
            <text:p>AQUISIÇÃO DE PRODUTOS DE JARDINAGEM PARA A PRM BLUMENAU</text:p>
          </table:table-cell>
          <table:table-cell office:value-type="string" table:style-name="ce6">
            <text:p>R$ <text:s text:c="4"/>93,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BARNI ACABAMENTO E MATERIAL PARA CONSTRUÇÃO</text:p>
          </table:table-cell>
          <table:table-cell office:value-type="string" table:style-name="ce7">
            <text:p>74.156.381/0001-39</text:p>
          </table:table-cell>
          <table:table-cell office:value-type="string" table:style-name="ce11">
            <text:p>AQUISIÇÃO DE PRODUTOS E MATERIAIS PARA USO NA PRM BLUMENAU</text:p>
          </table:table-cell>
          <table:table-cell office:value-type="string" table:style-name="ce6">
            <text:p>R$ <text:s text:c="4"/>51,2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AGROPET DESCHAMPS</text:p>
          </table:table-cell>
          <table:table-cell office:value-type="string" table:style-name="ce7">
            <text:p>06.038.641/0001-11</text:p>
          </table:table-cell>
          <table:table-cell office:value-type="string" table:style-name="ce11">
            <text:p>AQUISIÇÃO DE ADUBO PARA APLICAÇÃO GRAMADO PRM BLUMENAU</text:p>
          </table:table-cell>
          <table:table-cell office:value-type="string" table:style-name="ce6">
            <text:p>R$ <text:s text:c="4"/>88,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E CIA LTDA - LJ09</text:p>
          </table:table-cell>
          <table:table-cell office:value-type="string" table:style-name="ce7">
            <text:p>83.648.477/0018-53</text:p>
          </table:table-cell>
          <table:table-cell office:value-type="string" table:style-name="ce11">
            <text:p>AQUISIÇÃO DE PRODUTOS DE HIGIENE E LIMPEZA PARA USO DA PRM BLUMENAU</text:p>
          </table:table-cell>
          <table:table-cell office:value-type="string" table:style-name="ce6">
            <text:p>R$ <text:s text:c="4"/>65,5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 CREMER S/A</text:p>
          </table:table-cell>
          <table:table-cell office:value-type="string" table:style-name="ce7">
            <text:p>82.641.325/0006-22</text:p>
          </table:table-cell>
          <table:table-cell office:value-type="string" table:style-name="ce11">
            <text:p>MASCARA DESCARTÁVEL TRIPLA COM ELÁSTICO CREMER</text:p>
          </table:table-cell>
          <table:table-cell office:value-type="string" table:style-name="ce6">
            <text:p>R$ <text:s text:c="4"/>99,9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GANCHO TIPO CABIDE, PEQUENO PORTE, PARA PENDURAR PANOS DE PRATO DA PRM BLUMENAU</text:p>
          </table:table-cell>
          <table:table-cell office:value-type="string" table:style-name="ce6">
            <text:p>R$ <text:s text:c="4"/>22,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COREMMA LTDA - RUA SÃO PAULO - BLUMENAU</text:p>
          </table:table-cell>
          <table:table-cell office:value-type="string" table:style-name="ce7">
            <text:p>83.109.504/0001-71</text:p>
          </table:table-cell>
          <table:table-cell office:value-type="string" table:style-name="ce11">
            <text:p>AQUISIÇÃO DE DOIS TUBOS DE ADESIVO SELANTE EM POLIURETANO, PARA USO GERAL NA PRM BLUMENAU</text:p>
          </table:table-cell>
          <table:table-cell office:value-type="string" table:style-name="ce6">
            <text:p>R$ <text:s text:c="4"/>43,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DIVERSOS PARA MANUTENÇÃO DA PRM BLUMENAU: FITA VEDA-ROSCA; FITA ISOLANTE E CHAVE GRIFO.</text:p>
          </table:table-cell>
          <table:table-cell office:value-type="string" table:style-name="ce6">
            <text:p>R$ <text:s text:c="4"/>93,8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1">
            <text:p>AQUISIÇÃO FIO NYLON UTILIZAÇÃO MANUTENÇÃO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PROESI COMPONENTES ELETRÔNICOS LTDA</text:p>
          </table:table-cell>
          <table:table-cell office:value-type="string" table:style-name="ce7">
            <text:p>10.428.528/0001-10</text:p>
          </table:table-cell>
          <table:table-cell office:value-type="string" table:style-name="ce11">
            <text:p>AQUISIÇÃO DE ALICATE DE INSERÇÃO/CRIMPAGEM PARA CABO RJ45, PARA USO DO SETOR DE INFORMÁTICA DA PRM BLUMENAU.</text:p>
          </table:table-cell>
          <table:table-cell office:value-type="string" table:style-name="ce6">
            <text:p>R$ <text:s text:c="4"/>28,3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MATERIAIS DIVERSOS PARA MANUTENÇÃO DA PRM BLUMENAU.</text:p>
          </table:table-cell>
          <table:table-cell office:value-type="string" table:style-name="ce6">
            <text:p>R$ <text:s text:c="4"/>91,52</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1 CAPA DE CHUVA PARA ZELADOR UTILIZAR DURANTE O EXPEDIENTE, CASO NECESSÁRIO, NA PRM BLUMENAU</text:p>
          </table:table-cell>
          <table:table-cell office:value-type="string" table:style-name="ce6">
            <text:p>R$ <text:s text:c="4"/>44,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DIVERSOS REPAROS PARA CONSERTO DA BOMBA DÁGUA PRM BLUMENAU</text:p>
          </table:table-cell>
          <table:table-cell office:value-type="string" table:style-name="ce6">
            <text:p>R$ <text:s text:c="4"/>4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PARA REPARO DA BOMBA DÁGUA PRM BLUMENAU</text:p>
          </table:table-cell>
          <table:table-cell office:value-type="string" table:style-name="ce6">
            <text:p>R$ <text:s text:c="4"/>43,5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COMERCIAL CELEIRO LTDA</text:p>
          </table:table-cell>
          <table:table-cell office:value-type="string" table:style-name="ce7">
            <text:p>83.314.757/0006-91</text:p>
          </table:table-cell>
          <table:table-cell office:value-type="string" table:style-name="ce11">
            <text:p>SUBSTITUIÇÃO DE BATERIA DE EQUIPAMENTO ELETRÔNICO</text:p>
          </table:table-cell>
          <table:table-cell office:value-type="string" table:style-name="ce6">
            <text:p>R$ <text:s text:c="4"/>43,98</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LIMA COMERCIO VAREJISTA DE PRODUTOS DE HIGIENE E LIMPEZA LTDA - ME</text:p>
          </table:table-cell>
          <table:table-cell office:value-type="string" table:style-name="ce7">
            <text:p>20.079.962/0001-95</text:p>
          </table:table-cell>
          <table:table-cell office:value-type="string" table:style-name="ce11">
            <text:p>MASCARA DE PROTEÇÃO CONTRA COVID19</text:p>
          </table:table-cell>
          <table:table-cell office:value-type="string" table:style-name="ce6">
            <text:p>R$ <text:s text:c="3"/>11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4/2021</text:p>
          </table:table-cell>
          <table:table-cell office:value-type="string" table:style-name="ce10">
            <text:p>DALLA VALLE REAL - COMERCIO DE UTENSILIOS DOMESTICOS LTDA</text:p>
          </table:table-cell>
          <table:table-cell office:value-type="string" table:style-name="ce7">
            <text:p>05.487.048/0006-02</text:p>
          </table:table-cell>
          <table:table-cell office:value-type="string" table:style-name="ce11">
            <text:p>AQUISIÇÃO DE PILHAS DO TAMANHO AA E AAA, BEM COMO CANETA ESFEROGRÁFICA</text:p>
          </table:table-cell>
          <table:table-cell office:value-type="string" table:style-name="ce6">
            <text:p>R$ <text:s text:c="4"/>4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M COMERCIO E DISTRIBUIDORA DE UTILIDADES</text:p>
          </table:table-cell>
          <table:table-cell office:value-type="string" table:style-name="ce7">
            <text:p>10.328.159/0005-17</text:p>
          </table:table-cell>
          <table:table-cell office:value-type="string" table:style-name="ce11">
            <text:p>PARA OS EQUIPAMENTOS ELETRONICOS DA PRM CHAPECÓ</text:p>
          </table:table-cell>
          <table:table-cell office:value-type="string" table:style-name="ce6">
            <text:p>R$ <text:s text:c="4"/>40,89</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6/05/2021 a 23/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01/06/2021</text:p>
          </table:table-cell>
          <table:table-cell office:value-type="string" table:style-name="ce10">
            <text:p>ELETRO TECNICA LAPARO LTDA</text:p>
          </table:table-cell>
          <table:table-cell office:value-type="string" table:style-name="ce7">
            <text:p>82.691.825/0001-64</text:p>
          </table:table-cell>
          <table:table-cell office:value-type="string" table:style-name="ce11">
            <text:p>PEÇAS DE REPOSIÇÃO PARA ROÇADEIRA ELÉTRICA</text:p>
          </table:table-cell>
          <table:table-cell office:value-type="string" table:style-name="ce6">
            <text:p>R$ <text:s text:c="4"/>3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01/06/2021</text:p>
          </table:table-cell>
          <table:table-cell office:value-type="string" table:style-name="ce10">
            <text:p>LOJAS TAMAYO LTDA</text:p>
          </table:table-cell>
          <table:table-cell office:value-type="string" table:style-name="ce7">
            <text:p>76.842.285/0001-70</text:p>
          </table:table-cell>
          <table:table-cell office:value-type="string" table:style-name="ce11">
            <text:p>LÂMPADAS PARA REPOSIÇÃO DAS QUE QUEIMARAM.</text:p>
          </table:table-cell>
          <table:table-cell office:value-type="string" table:style-name="ce6">
            <text:p>R$ <text:s text:c="3"/>151,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REPOSIÇÃO DE LÂMPADAS, LUMINÁRIAS, PILHAS, CANOS FLEXÍVEIS, SENSORES, COLA PARA CANOS.</text:p>
          </table:table-cell>
          <table:table-cell office:value-type="string" table:style-name="ce6">
            <text:p>R$ <text:s text:c="3"/>624,6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IMPERADOR GÁS E ÁGUA</text:p>
          </table:table-cell>
          <table:table-cell office:value-type="string" table:style-name="ce7">
            <text:p>12.162.741/0001-58</text:p>
          </table:table-cell>
          <table:table-cell office:value-type="string" table:style-name="ce11">
            <text:p>BOMBONAS DE ÁGUA PARA ATENDER SERVIDORES TERCEIRIZADOS</text:p>
          </table:table-cell>
          <table:table-cell office:value-type="string" table:style-name="ce6">
            <text:p>R$ <text:s text:c="4"/>8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MALF DOS SANTOS MATERIAIS DE CONSTRUCAO LTDA</text:p>
          </table:table-cell>
          <table:table-cell office:value-type="string" table:style-name="ce7">
            <text:p>72.344.435/0001-64</text:p>
          </table:table-cell>
          <table:table-cell office:value-type="string" table:style-name="ce11">
            <text:p>REMÉDIO PARA MATAR BARATAS E PARA REDUZIR O MATO QUE CRESCE NA ENTRADA</text:p>
          </table:table-cell>
          <table:table-cell office:value-type="string" table:style-name="ce6">
            <text:p>R$ <text:s text:c="4"/>32,50</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AQUISIÇÃO DE MATERIAIS DE CONSUMO PARA COPA, EXTRAORDINARIAMENTE, CONFORME OFÍCIO CIRCULAR 31/2021/CA/PRSC. REGISTRO QUE A SELOG/PRSC NÃO MANTÉM EM ESTOQUE OS PRODUTOS ADQUIRIDOS.</text:p>
          </table:table-cell>
          <table:table-cell office:value-type="string" table:style-name="ce6">
            <text:p>R$ <text:s text:c="3"/>163,5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UTILIZAÇÃO NA PRM-CRICIÚMA/SC.</text:p>
          </table:table-cell>
          <table:table-cell office:value-type="string" table:style-name="ce6">
            <text:p>R$ <text:s text:c="4"/>27,5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PIZZONI E PIVA EQUIPAMENTOS LTDA ME</text:p>
          </table:table-cell>
          <table:table-cell office:value-type="string" table:style-name="ce7">
            <text:p>13.591.006/0001-22</text:p>
          </table:table-cell>
          <table:table-cell office:value-type="string" table:style-name="ce11">
            <text:p>AQUISIÇÃO DE CARREGADOR DE CELULAR PARA TELEFONE DISPONIBILIZADO PARA PRM-CRICIÚMA.</text:p>
          </table:table-cell>
          <table:table-cell office:value-type="string" table:style-name="ce6">
            <text:p>R$ <text:s text:c="4"/>35,00</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6/04/2021</text:p>
          </table:table-cell>
          <table:table-cell office:value-type="string" table:style-name="ce10">
            <text:p>ADRIANO BORGES MEDEIROS ME</text:p>
          </table:table-cell>
          <table:table-cell office:value-type="string" table:style-name="ce7">
            <text:p>04.266.141/0002-92</text:p>
          </table:table-cell>
          <table:table-cell office:value-type="string" table:style-name="ce11">
            <text:p>A IMPRESSORA MULTIFUNCIONAL FOI ALOCADA NA BIBLIOTECA PARA ATENDER OS TRES GABINETES.A CÓPIA DAS CHAVES FOI PARA DEIXAR DISPONÍVEL UMA CHAVE PARA CADA GABINETE EM CASO DE NECESSIDADE DE UTILIZAÇÃO DA IMPRESSORA.</text:p>
          </table:table-cell>
          <table:table-cell office:value-type="string" table:style-name="ce6">
            <text:p>R$ <text:s text:c="4"/>2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amp; CIA LTDA - LJ 11</text:p>
          </table:table-cell>
          <table:table-cell office:value-type="string" table:style-name="ce7">
            <text:p>83.648.477/0020-78</text:p>
          </table:table-cell>
          <table:table-cell office:value-type="string" table:style-name="ce11">
            <text:p>AQUISIÇÃO DE PÓ E COADOR DE CAFÉ PARA PRM-CRICIÚMA/SC.</text:p>
          </table:table-cell>
          <table:table-cell office:value-type="string" table:style-name="ce6">
            <text:p>R$ <text:s text:c="4"/>78,3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MARCOS FERNANDES MATERIAIS DE CONSTRUÇÃO LTDA</text:p>
          </table:table-cell>
          <table:table-cell office:value-type="string" table:style-name="ce7">
            <text:p>19.654.843/0001-30</text:p>
          </table:table-cell>
          <table:table-cell office:value-type="string" table:style-name="ce11">
            <text:p>AQUISIÇÃO DE CAIXA DE CORREIO PARA USO NA PRM-CRICIÚMA/SC.</text:p>
          </table:table-cell>
          <table:table-cell office:value-type="string" table:style-name="ce6">
            <text:p>R$ <text:s text:c="4"/>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AGASERV COMERCIO E ASSISTENCIA TÉCNICA EIRELI</text:p>
          </table:table-cell>
          <table:table-cell office:value-type="string" table:style-name="ce7">
            <text:p>77.853.083/0001-96</text:p>
          </table:table-cell>
          <table:table-cell office:value-type="string" table:style-name="ce11">
            <text:p>AQUISIÇÃO MANGUEIRA DE SAÍDA D'ÁGUA PARA MÁQUINA DE LAVAR ROUPAS DA PRM-CRICIÚMA/SC.</text:p>
          </table:table-cell>
          <table:table-cell office:value-type="string" table:style-name="ce6">
            <text:p>R$ <text:s text:c="4"/>3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8/02/2021</text:p>
          </table:table-cell>
          <table:table-cell office:value-type="string" table:style-name="ce10">
            <text:p>JOSÉ LÁZARO OLIVEIRA DEUCHER -ME</text:p>
          </table:table-cell>
          <table:table-cell office:value-type="string" table:style-name="ce7">
            <text:p>27.940.276/0001-06</text:p>
          </table:table-cell>
          <table:table-cell office:value-type="string" table:style-name="ce11">
            <text:p>AQUISIÇÃO DE UMA CHAVE PARA SERVIDORA QUE CHEGOU NA PRM-CRICIÚMA REMOVIDA DE OUTRA PRM.</text:p>
          </table:table-cell>
          <table:table-cell office:value-type="string" table:style-name="ce6">
            <text:p>R$ <text:s text:c="5"/>7,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0/05/2021 a 06/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1/02/2021</text:p>
          </table:table-cell>
          <table:table-cell office:value-type="string" table:style-name="ce10">
            <text:p>COMERCIAL VITORIA DE ARMARINHOS LTDA.</text:p>
          </table:table-cell>
          <table:table-cell office:value-type="string" table:style-name="ce7">
            <text:p>83.471.292/0001-78</text:p>
          </table:table-cell>
          <table:table-cell office:value-type="string" table:style-name="ce11">
            <text:p>IMPERMEABILIZAÇÃO NO ÁTICO T3</text:p>
          </table:table-cell>
          <table:table-cell office:value-type="string" table:style-name="ce6">
            <text:p>R$ <text:s text:c="3"/>121,8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2/02/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MARCELO PAIVA XAVIER - CHAVEIRO - 1 CÓPIA CHAVE DEPÓSITO</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3/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INSTAÇÃO ELÉTRICA TOMADAS BICICLETÁRIO, NO SS DA SEDE DA PR/SC</text:p>
          </table:table-cell>
          <table:table-cell office:value-type="string" table:style-name="ce6">
            <text:p>R$ <text:s text:c="4"/>41,1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3/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INSTALAÇÃO TOMADAS BICICLETÁRIO SS</text:p>
          </table:table-cell>
          <table:table-cell office:value-type="string" table:style-name="ce6">
            <text:p>R$ <text:s text:c="5"/>9,7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2/02/2021</text:p>
          </table:table-cell>
          <table:table-cell office:value-type="string" table:style-name="ce10">
            <text:p>LUMIBOX IND. COMÉRCIO LUMINOSOS LTDA</text:p>
          </table:table-cell>
          <table:table-cell office:value-type="string" table:style-name="ce7">
            <text:p>78.210.853/0001-45</text:p>
          </table:table-cell>
          <table:table-cell office:value-type="string" table:style-name="ce11">
            <text:p>REFORÇOS PARA INSTALAÇÃO DE ANTEPAROS ACRÍLICOS MESAS SERVIDORES</text:p>
          </table:table-cell>
          <table:table-cell office:value-type="string" table:style-name="ce6">
            <text:p>R$ <text:s text:c="3"/>21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2/02/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CILINDROS + CÓPIAS DE CHAVES; DEPÓSITOS DO SS, PR/SC</text:p>
          </table:table-cell>
          <table:table-cell office:value-type="string" table:style-name="ce6">
            <text:p>R$ <text:s text:c="4"/>86,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4/04/2021</text:p>
          </table:table-cell>
          <table:table-cell office:value-type="string" table:style-name="ce10">
            <text:p>O MEU CAPACHO TAPETES PERSONALIZADOS LTDA</text:p>
          </table:table-cell>
          <table:table-cell office:value-type="string" table:style-name="ce7">
            <text:p>15.662.058/0001-78</text:p>
          </table:table-cell>
          <table:table-cell office:value-type="string" table:style-name="ce11">
            <text:p>AQUISIÇÃO DE 13 TAPETES SANITIZANTES PARA USO EM ACESSOS DA PR/SC</text:p>
          </table:table-cell>
          <table:table-cell office:value-type="string" table:style-name="ce6">
            <text:p>R$ <text:s/>1.28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4/04/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MANUTENÇÃO HIDRÁULICA</text:p>
          </table:table-cell>
          <table:table-cell office:value-type="string" table:style-name="ce6">
            <text:p>R$ <text:s text:c="4"/>2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5/03/2021</text:p>
          </table:table-cell>
          <table:table-cell office:value-type="string" table:style-name="ce10">
            <text:p>CIA DAS EMBALAGENS</text:p>
          </table:table-cell>
          <table:table-cell office:value-type="string" table:style-name="ce7">
            <text:p>08.166.136/0001-88</text:p>
          </table:table-cell>
          <table:table-cell office:value-type="string" table:style-name="ce11">
            <text:p>MATERIAL SOLICITADO PARA USO NA SELOG PR/SC</text:p>
          </table:table-cell>
          <table:table-cell office:value-type="string" table:style-name="ce6">
            <text:p>R$ <text:s text:c="3"/>2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6/03/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SUBSTITUIÇÃO DISJUNTOR DI, TÉRREO - T 3</text:p>
          </table:table-cell>
          <table:table-cell office:value-type="string" table:style-name="ce6">
            <text:p>R$ <text:s text:c="3"/>21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8/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FIXAÇÃO DE ANTEPAROS, SERAF/CGP.</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9/03/2021</text:p>
          </table:table-cell>
          <table:table-cell office:value-type="string" table:style-name="ce10">
            <text:p>CASSOL MAT. CONSTRUÇÃO LTDA - CAMPECHE</text:p>
          </table:table-cell>
          <table:table-cell office:value-type="string" table:style-name="ce7">
            <text:p>75.400.218/0032-39</text:p>
          </table:table-cell>
          <table:table-cell office:value-type="string" table:style-name="ce11">
            <text:p>ACABAMENTO PAREDE SANITÁRIO SELOG PR/SC</text:p>
          </table:table-cell>
          <table:table-cell office:value-type="string" table:style-name="ce6">
            <text:p>R$ <text:s text:c="3"/>152,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2/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MATERIAL PARA CORTE CIRCULAR DE PORCELATO; SANITÁRIO SELOG.</text:p>
          </table:table-cell>
          <table:table-cell office:value-type="string" table:style-name="ce6">
            <text:p>R$ <text:s text:c="3"/>17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2/03/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SANITÁRIO SELOG</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4/03/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SANITÁRIO SELOG</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6/01/2021</text:p>
          </table:table-cell>
          <table:table-cell office:value-type="string" table:style-name="ce10">
            <text:p>SANDRA ALVES DE JESUS - FOX INFORMÁTICA</text:p>
          </table:table-cell>
          <table:table-cell office:value-type="string" table:style-name="ce7">
            <text:p>21.709.516/0001-80</text:p>
          </table:table-cell>
          <table:table-cell office:value-type="string" table:style-name="ce11">
            <text:p>CARTUCHOS PARA IMPRESSORA EM USO DR. CARLOS AUGUSTO DO AMORIM</text:p>
          </table:table-cell>
          <table:table-cell office:value-type="string" table:style-name="ce6">
            <text:p>R$ <text:s text:c="4"/>4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7/01/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INSTALAÇÃO DE PONTO ENERGIA (TOMADA) NO BICICLETÁRIO DO SS , SEDE PR/SC</text:p>
          </table:table-cell>
          <table:table-cell office:value-type="string" table:style-name="ce6">
            <text:p>R$ <text:s text:c="4"/>56,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7/01/2021</text:p>
          </table:table-cell>
          <table:table-cell office:value-type="string" table:style-name="ce10">
            <text:p>LOJAS MILIUM LTDA.</text:p>
          </table:table-cell>
          <table:table-cell office:value-type="string" table:style-name="ce7">
            <text:p>83.240.333/0075-51</text:p>
          </table:table-cell>
          <table:table-cell office:value-type="string" table:style-name="ce11">
            <text:p>BATERIA PARA FECHADURAS BIOMÉTRICAS</text:p>
          </table:table-cell>
          <table:table-cell office:value-type="string" table:style-name="ce6">
            <text:p>R$ <text:s text:c="4"/>62,7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8/01/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INSTALAÇÃO PONTO DE ENERGIA BICICLETÁRIO SS DA SEDE PR/SC</text:p>
          </table:table-cell>
          <table:table-cell office:value-type="string" table:style-name="ce6">
            <text:p>R$ <text:s text:c="4"/>64,1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2/02/2021</text:p>
          </table:table-cell>
          <table:table-cell office:value-type="string" table:style-name="ce10">
            <text:p>BOX 30 FERRAMENTAS E ACESSORIOS LTDA ME</text:p>
          </table:table-cell>
          <table:table-cell office:value-type="string" table:style-name="ce7">
            <text:p>25.238.715/0001-08</text:p>
          </table:table-cell>
          <table:table-cell office:value-type="string" table:style-name="ce11">
            <text:p>COMPRA DE JOGO DE CHAVES HEXAGONAIS PARA MANUTENÇÃO DAS CÂMERAS CFTV DA PRM/CAÇADOR; CHAVE ESPECÍFICA PARA ABERTURA DA PROTEÇÃO DA CÊMERA.</text:p>
          </table:table-cell>
          <table:table-cell office:value-type="string" table:style-name="ce6">
            <text:p>R$ <text:s text:c="4"/>39,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8/03/2021</text:p>
          </table:table-cell>
          <table:table-cell office:value-type="string" table:style-name="ce10">
            <text:p>EVALDO MARTIN SCHULZE &amp; CIA LTDA</text:p>
          </table:table-cell>
          <table:table-cell office:value-type="string" table:style-name="ce7">
            <text:p>73.425.373/0001-88</text:p>
          </table:table-cell>
          <table:table-cell office:value-type="string" table:style-name="ce11">
            <text:p>AQUISIÇÃO DE CARIMBOS PARA A PRM/CAÇADOR</text:p>
          </table:table-cell>
          <table:table-cell office:value-type="string" table:style-name="ce6">
            <text:p>R$ <text:s text:c="3"/>1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13/02/2021</text:p>
          </table:table-cell>
          <table:table-cell office:value-type="string" table:style-name="ce10">
            <text:p>SILVIO JOSE DRIESSEN ME</text:p>
          </table:table-cell>
          <table:table-cell office:value-type="string" table:style-name="ce7">
            <text:p>05.504.677/0001-80</text:p>
          </table:table-cell>
          <table:table-cell office:value-type="string" table:style-name="ce11">
            <text:p>COMPRA DE ADAPTADOR E CABO PARA POSSIBILITAR ACESSO E GERENCIAMENTO DO CONTROLADOR DE ACESSO BIOMÉTRICO DA PRM/CAÇADOR E GARANTIR A SEGURANÇA DE ACESSOS</text:p>
          </table:table-cell>
          <table:table-cell office:value-type="string" table:style-name="ce6">
            <text:p>R$ <text:s text:c="4"/>4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10/02/2021</text:p>
          </table:table-cell>
          <table:table-cell office:value-type="string" table:style-name="ce10">
            <text:p>FRANCIELI CAITANO</text:p>
          </table:table-cell>
          <table:table-cell office:value-type="string" table:style-name="ce7">
            <text:p>17.664.055/0001-07</text:p>
          </table:table-cell>
          <table:table-cell office:value-type="string" table:style-name="ce11">
            <text:p>TRATA-SE DE AQUISIÇÃO DE 8 GALÕES DE ÁGUA MINERAL</text:p>
          </table:table-cell>
          <table:table-cell office:value-type="string" table:style-name="ce6">
            <text:p>R$ <text:s text:c="4"/>9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FRANCIELI CAITANO</text:p>
          </table:table-cell>
          <table:table-cell office:value-type="string" table:style-name="ce7">
            <text:p>17.664.055/0001-07</text:p>
          </table:table-cell>
          <table:table-cell office:value-type="string" table:style-name="ce11">
            <text:p>TRATA-SE DE NOTA FISCAL REFERENTE A AQUISIÇÃO DE GALÕES DE ÁGUA PARA PROCURADORIA DA REPÚBLICA EM ITAJAÍ</text:p>
          </table:table-cell>
          <table:table-cell office:value-type="string" table:style-name="ce6">
            <text:p>R$ <text:s text:c="4"/>46,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TRATA-SE DE AQUISIÇÃO DE MATERIAS E FERREMENTAS PARA O CONSERTO DA TUBULAÇÃO DAS DUAS BOMBAS D'ÁGUA DA PROCURADORIA DA RÉPÚBLICA EM ITAJAÍ.</text:p>
          </table:table-cell>
          <table:table-cell office:value-type="string" table:style-name="ce6">
            <text:p>R$ <text:s text:c="3"/>323,6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3/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reparo para conserto da válvula de descarga do vaso sanitário do banheiro adaptado do 6º andar da torre 3 da PR/SC</text:p>
          </table:table-cell>
          <table:table-cell office:value-type="string" table:style-name="ce6">
            <text:p>R$ <text:s text:c="4"/>54,1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3/03/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ANEL DE VEDAÇÃO PARA CONSERTO DO VASO SANITÁRIO DO BANHEIRO DA SELOG DA PR/SC</text:p>
          </table:table-cell>
          <table:table-cell office:value-type="string" table:style-name="ce6">
            <text:p>R$ <text:s text:c="5"/>8,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4/03/2021</text:p>
          </table:table-cell>
          <table:table-cell office:value-type="string" table:style-name="ce10">
            <text:p>LOJAS DEPARTAMENTOS MILIUM - STª MÔNICA</text:p>
          </table:table-cell>
          <table:table-cell office:value-type="string" table:style-name="ce7">
            <text:p>83.240.333/0050-01</text:p>
          </table:table-cell>
          <table:table-cell office:value-type="string" table:style-name="ce11">
            <text:p>AQUISIÇÃO DE CANTONEIRAS E PARAFUSOS PARA REPARAÇÃO DE MÓVEIS LOCALIZADOS NA SELOG DA PR/SC.</text:p>
          </table:table-cell>
          <table:table-cell office:value-type="string" table:style-name="ce6">
            <text:p>R$ <text:s text:c="4"/>61,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D&amp;B COMERCIO DE PRODUTOS DE LOJA DE VARIEDADE LTDA</text:p>
          </table:table-cell>
          <table:table-cell office:value-type="string" table:style-name="ce7">
            <text:p>33.314.494/0001-38</text:p>
          </table:table-cell>
          <table:table-cell office:value-type="string" table:style-name="ce11">
            <text:p>AQUISIÇÃO DE FONTE E CABO PARA TESTE DE "TABLETS" DA PR/SC</text:p>
          </table:table-cell>
          <table:table-cell office:value-type="string" table:style-name="ce6">
            <text:p>R$ <text:s text:c="4"/>7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FERRAMENTAL FERRAGENS E FERRAMENTAS LTDA.</text:p>
          </table:table-cell>
          <table:table-cell office:value-type="string" table:style-name="ce7">
            <text:p>83.603.738/0001-70</text:p>
          </table:table-cell>
          <table:table-cell office:value-type="string" table:style-name="ce11">
            <text:p>AQUISIÇÃO DE CANTONEIRAS E PARAFUSOS PARA REPARAÇÃO DE MÓVEIS LOCALIZADOS NA SELOG DA PR/SC</text:p>
          </table:table-cell>
          <table:table-cell office:value-type="string" table:style-name="ce6">
            <text:p>R$ <text:s text:c="4"/>62,5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K YAMAGISHI - EPP</text:p>
          </table:table-cell>
          <table:table-cell office:value-type="string" table:style-name="ce7">
            <text:p>83.050.690/0001-10</text:p>
          </table:table-cell>
          <table:table-cell office:value-type="string" table:style-name="ce11">
            <text:p>AQUISIÇÃO DE CABO HDMI PARA INSTALAÇÃO DE ESTRUTURA PARA VIDEOCONFERÊNCIAS NO GABINETE DO PROCURADOR-CHEFE DA PR/SC</text:p>
          </table:table-cell>
          <table:table-cell office:value-type="string" table:style-name="ce6">
            <text:p>R$ <text:s text:c="4"/>49,00</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9/03/2021</text:p>
          </table:table-cell>
          <table:table-cell office:value-type="string" table:style-name="ce10">
            <text:p>COMPENSADOS FERNANDES LTDA</text:p>
          </table:table-cell>
          <table:table-cell office:value-type="string" table:style-name="ce7">
            <text:p>00.718.661/0005-80</text:p>
          </table:table-cell>
          <table:table-cell office:value-type="string" table:style-name="ce11">
            <text:p>AQUISIÇÃO DE PEÇAS PARA REALIZAÇÃO DE REPAROS EM MÓVEIS DA PR/SC E DE SUPORTE PARA FIXAÇÃO DE TV PARA VIDEOCONFERÊNCIAS NO GABINETE DO PROCURADOR-CHEFE DA PR/SC.</text:p>
          </table:table-cell>
          <table:table-cell office:value-type="string" table:style-name="ce6">
            <text:p>R$ <text:s text:c="4"/>49,40</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9/03/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1">
            <text:p>AQUISIÇÃO DE DEFLETOR PARA INSTALAÇÃO NO GABINETE DO PROCURADOR-CHEFE DA PR/SC, DE FORMA A EVITAR QUE POSSÍVEL VAZAMENTO DE ÁGUA DO AR CONDICIONADO AFETE O TELEVISOR LÁ INSTALADO.</text:p>
          </table:table-cell>
          <table:table-cell office:value-type="string" table:style-name="ce6">
            <text:p>R$ <text:s text:c="3"/>291,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2/2021</text:p>
          </table:table-cell>
          <table:table-cell office:value-type="string" table:style-name="ce10">
            <text:p>BALAROTI COMERCIO DE MATERIAIS DE CONSTRUÇÃO S.A.</text:p>
          </table:table-cell>
          <table:table-cell office:value-type="string" table:style-name="ce7">
            <text:p>77.044.618/0050-66</text:p>
          </table:table-cell>
          <table:table-cell office:value-type="string" table:style-name="ce11">
            <text:p>AQUISIÇÃO DE VÁLVULA PARA MICTÓRIO PARA SUBSTITUIÇÃO DA QUE SE ENCONTRA DANIFICADA NO BANHEIRO MASCULINO DO 6 ANDAR DA TORRE 3 DA PR/SC</text:p>
          </table:table-cell>
          <table:table-cell office:value-type="string" table:style-name="ce6">
            <text:p>R$ <text:s text:c="3"/>151,3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peças hidráulicas para conserto do vaso sanitário do banheiro da Selog da PR/SC</text:p>
          </table:table-cell>
          <table:table-cell office:value-type="string" table:style-name="ce6">
            <text:p>R$ <text:s text:c="3"/>1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PEÇAS HIDRÁULICAS PARA CONSERTO DO VASO SANITÁRIO DO BANHEIRO DA SELOG DA PR/SC</text:p>
          </table:table-cell>
          <table:table-cell office:value-type="string" table:style-name="ce6">
            <text:p>R$ <text:s text:c="5"/>7,74</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VÁLVULA DE DESCARGA DE VASO SANITÁRIO E FITA VEDA ROSCA PARA CONSERTO DO VASO SANITÁRIO DO BANHEIRO DA SELOG DA PR/SC</text:p>
          </table:table-cell>
          <table:table-cell office:value-type="string" table:style-name="ce6">
            <text:p>R$ <text:s text:c="3"/>11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2/2021</text:p>
          </table:table-cell>
          <table:table-cell office:value-type="string" table:style-name="ce10">
            <text:p>A. N. SILVA COMÉRCIO DE REVISTAS LTDA. ME</text:p>
          </table:table-cell>
          <table:table-cell office:value-type="string" table:style-name="ce7">
            <text:p>04.603.481/0001-80</text:p>
          </table:table-cell>
          <table:table-cell office:value-type="string" table:style-name="ce11">
            <text:p>P/ CONSERTO DE UMA PORTA DO GABINETE DO PROCURADOR DA REPÚBLICA ANDRÉ COUTINHO, CUJA CHAVE QUEBROU DENTRO DO CILINDRO.</text:p>
          </table:table-cell>
          <table:table-cell office:value-type="string" table:style-name="ce6">
            <text:p>R$ <text:s text:c="4"/>64,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3/2021</text:p>
          </table:table-cell>
          <table:table-cell office:value-type="string" table:style-name="ce10">
            <text:p>CASA LENZI ACESSÓRIOS PARA MÓVEIS E FERRAGENS LTDA ME</text:p>
          </table:table-cell>
          <table:table-cell office:value-type="string" table:style-name="ce7">
            <text:p>08.282.151/0001-91</text:p>
          </table:table-cell>
          <table:table-cell office:value-type="string" table:style-name="ce11">
            <text:p>AQUISIÇÃO DE PEÇAS PARA REALIZAÇÃO DE REPAROS EM MÓVEIS DA PR/SC</text:p>
          </table:table-cell>
          <table:table-cell office:value-type="string" table:style-name="ce6">
            <text:p>R$ <text:s text:c="4"/>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P/ REALIZAÇÃO DE CONSERTO NO VASO SANITÁRIO DA SEÇÃO DE LOGÍSTICA DA PR/SC.</text:p>
          </table:table-cell>
          <table:table-cell office:value-type="string" table:style-name="ce6">
            <text:p>R$ <text:s text:c="4"/>14,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2/04/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torneira para substituição da que se encontra instalada no sanitário do gabinete do Procurador da República Eduardo Barragan</text:p>
          </table:table-cell>
          <table:table-cell office:value-type="string" table:style-name="ce6">
            <text:p>R$ <text:s text:c="4"/>73,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FLOPTECH COMERCIO DE EQUIPAMENTOS EIRELI</text:p>
          </table:table-cell>
          <table:table-cell office:value-type="string" table:style-name="ce7">
            <text:p>07.756.105/0001-14</text:p>
          </table:table-cell>
          <table:table-cell office:value-type="string" table:style-name="ce11">
            <text:p>CONFORME SOLICITAÇÃO DO COORDENADOR DE ADMINISTRAÇÃO (VIDE E-MAIL ANEXO) P/ ATENDIMENTO DE NECESSIDADE DA PRM/CRICIÚMA.</text:p>
          </table:table-cell>
          <table:table-cell office:value-type="string" table:style-name="ce6">
            <text:p>R$ <text:s text:c="3"/>393,13</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FORMAS INDUSTRIA E COMERCIO LTDA ME</text:p>
          </table:table-cell>
          <table:table-cell office:value-type="string" table:style-name="ce7">
            <text:p>04.450.158/0001-14</text:p>
          </table:table-cell>
          <table:table-cell office:value-type="string" table:style-name="ce11">
            <text:p>CONECTORES PARA EMENDAR AS CORRENTES DE ACIONAMENTO DAS CORTINAS DOS GABINETES DE PROCURADORES DA REPÚBLICA NA PR/SC.</text:p>
          </table:table-cell>
          <table:table-cell office:value-type="string" table:style-name="ce6">
            <text:p>R$ <text:s text:c="4"/>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LOJAS DE DEPARTAMENTOS MILIUM LTDA.</text:p>
          </table:table-cell>
          <table:table-cell office:value-type="string" table:style-name="ce7">
            <text:p>83.240.333/0009-72</text:p>
          </table:table-cell>
          <table:table-cell office:value-type="string" table:style-name="ce11">
            <text:p>P/ ARMAZENAMENTO TEMPORÁRIO DE PILHAS RECOLHIDAS PELA PR/SC ENQUANTO AGUARDA-SE A OBTENÇÃO DO MONTANTE NECESSÁRIO PARA REALIZAÇAO DE DESCARTE.</text:p>
          </table:table-cell>
          <table:table-cell office:value-type="string" table:style-name="ce6">
            <text:p>R$ <text:s text:c="3"/>119,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MARIONI DE SOUZA</text:p>
          </table:table-cell>
          <table:table-cell office:value-type="string" table:style-name="ce7">
            <text:p>37.037.004/0001-54</text:p>
          </table:table-cell>
          <table:table-cell office:value-type="string" table:style-name="ce11">
            <text:p>P/ IDENTIFICAÇÃO DAS CHAVES QUE FICAM SOB GUARDA DO NÚCLEO DE MANUTENÇÃO E DA DIVISÃO DE SEGURANÇA DA PR/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2/02/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P/ CONSERTO DA PORTA DE SECRETARIA ESTADUAL DA PR/SC.</text:p>
          </table:table-cell>
          <table:table-cell office:value-type="string" table:style-name="ce6">
            <text:p>R$ <text:s text:c="4"/>4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5/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BROCAS PARA REALIZAÇÃO DE REPARO EM ARMÁRIOS DA PR/SC.</text:p>
          </table:table-cell>
          <table:table-cell office:value-type="string" table:style-name="ce6">
            <text:p>R$ <text:s text:c="4"/>31,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5/03/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parafusos e brocas para realização de reparo em armários da PR/SC</text:p>
          </table:table-cell>
          <table:table-cell office:value-type="string" table:style-name="ce6">
            <text:p>R$ <text:s text:c="4"/>16,56</text:p>
          </table:table-cell>
          <table:table-cell table:number-columns-repeated="16373"/>
        </table:table-row>
        <table:table-row table:style-name="ro7">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6/02/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REPAROS PARA CONSERTO DAS VÁLVULAS DE DESCARGA DOS VASOS SANITÁRIOS DOS BANHEIROS DA SELOG E DO ÁTICO DA TORRE 3 (BANHEIRO ADAPTADO) DA PR/SC, ASSIM COMO DA CHAVE NECESSÁRIA PARA REALIZAÇÃO DO SERVIÇO CORRETAMENTE</text:p>
          </table:table-cell>
          <table:table-cell office:value-type="string" table:style-name="ce6">
            <text:p>R$ <text:s text:c="3"/>19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9/04/2021</text:p>
          </table:table-cell>
          <table:table-cell office:value-type="string" table:style-name="ce10">
            <text:p>BALAROTI COMERCIO DE MATERIAIS DE CONSTRUÇÃO S.A.</text:p>
          </table:table-cell>
          <table:table-cell office:value-type="string" table:style-name="ce7">
            <text:p>77.044.618/0050-66</text:p>
          </table:table-cell>
          <table:table-cell office:value-type="string" table:style-name="ce11">
            <text:p>AQUISIÇÃO DE SENSOR DE MOVIMENTO PARA ACIONAMENTO DAS LUMINÁRIAS DO CORREDOR DO 6º DA TORRE 3 DA PR/SC.</text:p>
          </table:table-cell>
          <table:table-cell office:value-type="string" table:style-name="ce6">
            <text:p>R$ <text:s text:c="4"/>62,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30/03/2021</text:p>
          </table:table-cell>
          <table:table-cell office:value-type="string" table:style-name="ce10">
            <text:p>LOJAS DE DEPARTAMENTOS MILIUM LTDA.</text:p>
          </table:table-cell>
          <table:table-cell office:value-type="string" table:style-name="ce7">
            <text:p>83.240.333/0010-06</text:p>
          </table:table-cell>
          <table:table-cell office:value-type="string" table:style-name="ce11">
            <text:p>AQUISIÇÃO DE PARAFUSOS E CANTONEIRAS PARA REALIZAÇÕD E REPAROS EM MÓVEIS DA PR/SC.</text:p>
          </table:table-cell>
          <table:table-cell office:value-type="string" table:style-name="ce6">
            <text:p>R$ <text:s text:c="4"/>30,6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5/05/2021 a 02/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TIAGO DA SILVA NEVES</text:p>
          </table:table-cell>
          <table:table-cell office:value-type="string" table:style-name="ce6">
            <text:p>436.588.815-34</text:p>
          </table:table-cell>
          <table:table-cell office:value-type="string" table:style-name="ce6">
            <text:p>07/05/2021 a 05/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DESPESA COM PAGAMENTO DE PEDÁGIO</text:p>
          </table:table-cell>
          <table:table-cell office:value-type="string" table:style-name="ce6">
            <text:p>R$ <text:s text:c="5"/>9,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DESPESA COM PAGAMENTO DE PEDÁGIO</text:p>
          </table:table-cell>
          <table:table-cell office:value-type="string" table:style-name="ce6">
            <text:p>R$ <text:s text:c="5"/>9,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Á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 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AGIO</text:p>
          </table:table-cell>
          <table:table-cell office:value-type="string" table:style-name="ce6">
            <text:p>R$ <text:s text:c="5"/>4,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4,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4,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LZEMIR CEZAR DA SILVA</text:p>
          </table:table-cell>
          <table:table-cell office:value-type="string" table:style-name="ce6">
            <text:p>092.134.248-92</text:p>
          </table:table-cell>
          <table:table-cell office:value-type="string" table:style-name="ce6">
            <text:p>12/01/2021 a 26/03/2021</text:p>
          </table:table-cell>
          <table:table-cell office:value-type="string" table:style-name="ce6">
            <text:p>SIM</text:p>
          </table:table-cell>
          <table:table-cell office:value-type="string" table:style-name="ce6">
            <text:p>19/01/2021</text:p>
          </table:table-cell>
          <table:table-cell office:value-type="string" table:style-name="ce10">
            <text:p>ADEGILSON DOURADO NASCIMENTO</text:p>
          </table:table-cell>
          <table:table-cell office:value-type="string" table:style-name="ce7">
            <text:p>33.909.123/0001-07</text:p>
          </table:table-cell>
          <table:table-cell office:value-type="string" table:style-name="ce11">
            <text:p>LIMPEZA DO PÁTIO DA ANTIGA SEDE DA PRM-ARARAQUARA DEVIDO À MANIFESTAÇÃO DE VIZINHA COM RELAÇÃO AO ABANDONO E O APARECIMENTO DE BICHOS INDESEJÁVEIS.</text:p>
          </table:table-cell>
          <table:table-cell office:value-type="string" table:style-name="ce6">
            <text:p>R$ <text:s text:c="3"/>30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10">
            <text:p>PIRACICABA TELEFONES LTDA.EPP.</text:p>
          </table:table-cell>
          <table:table-cell office:value-type="string" table:style-name="ce7">
            <text:p>02.776.993/0001-13</text:p>
          </table:table-cell>
          <table:table-cell office:value-type="string" table:style-name="ce11">
            <text:p>MÃO DE OBRA PARA SUBSTITUIÇÃO DE PEÇA NA CENTRAL PABX.</text:p>
          </table:table-cell>
          <table:table-cell office:value-type="string" table:style-name="ce6">
            <text:p>R$ <text:s text:c="3"/>22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10">
            <text:p>PIRACICABA TELEFONES LTDA.EPP.</text:p>
          </table:table-cell>
          <table:table-cell office:value-type="string" table:style-name="ce7">
            <text:p>02.776.993/0001-13</text:p>
          </table:table-cell>
          <table:table-cell office:value-type="string" table:style-name="ce11">
            <text:p>REPOSIÇÃO DE PEÇA DO PABX.</text:p>
          </table:table-cell>
          <table:table-cell office:value-type="string" table:style-name="ce6">
            <text:p>R$ <text:s text:c="3"/>480,00</text:p>
          </table:table-cell>
          <table:table-cell table:number-columns-repeated="16373"/>
        </table:table-row>
        <table:table-row table:style-name="ro10">
          <table:table-cell office:value-type="string" table:style-name="ce6">
            <text:p>PR-SP</text:p>
          </table:table-cell>
          <table:table-cell office:value-type="float" office:value="2021" table:style-name="ce6">
            <text:p>2021</text:p>
          </table:table-cell>
          <table:table-cell office:value-type="string" table:style-name="ce7">
            <text:p>CATIA ELIANA DE OLIVEIRA SERAFIM</text:p>
          </table:table-cell>
          <table:table-cell office:value-type="string" table:style-name="ce6">
            <text:p>062.047.788-11</text:p>
          </table:table-cell>
          <table:table-cell office:value-type="string" table:style-name="ce6">
            <text:p>28/01/2021 a 20/04/2021</text:p>
          </table:table-cell>
          <table:table-cell office:value-type="string" table:style-name="ce6">
            <text:p>SIM</text:p>
          </table:table-cell>
          <table:table-cell office:value-type="string" table:style-name="ce6">
            <text:p>03/02/2021</text:p>
          </table:table-cell>
          <table:table-cell office:value-type="string" table:style-name="ce10">
            <text:p>FREITAS TELECOM LTDA ME</text:p>
          </table:table-cell>
          <table:table-cell office:value-type="string" table:style-name="ce7">
            <text:p>13.416.550/0001-38</text:p>
          </table:table-cell>
          <table:table-cell office:value-type="string" table:style-name="ce11">
            <text:p>ATENDER DESPESA EMERGENCIAL DE PEQUENO VULTO COM A REALIZAÇÃO DE SERVIÇO URGENTE DE REPARO NA CENTRAL DE PABX DA PRM-PRESIDENTE PRUDENTE, QUE TEM APRESENTADO PROBLEMAS CONSTANTEMENTE. O TÉCNICO QUE REALIZA AS MANUTENÇÕES NA MESMA JÁ INFORMOU QUE A CENTRAL É OBSOLETA E QUE NÃO EXISTEM MAIS PEÇAS DE REPOSIÇÃO NO MERCADO. SERÁ FEITA UMA SOLDA EM UMA DAS PLACAS PARA QUE OS TELEFONES DA UNIDADE NÃO FIQUEM INOPERANTES.</text:p>
          </table:table-cell>
          <table:table-cell office:value-type="string" table:style-name="ce6">
            <text:p>R$ <text:s text:c="3"/>15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18/05/2021 a 13/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1">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0,20</text:p>
          </table:table-cell>
          <table:table-cell table:number-columns-repeated="16373"/>
        </table:table-row>
        <table:table-row table:style-name="ro11">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CONCESSIONARIA DA RODOVIA PRESIDENTE DUTRA S/A</text:p>
          </table:table-cell>
          <table:table-cell office:value-type="string" table:style-name="ce7">
            <text:p>00.861.626/0001-92</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13,40</text:p>
          </table:table-cell>
          <table:table-cell table:number-columns-repeated="16373"/>
        </table:table-row>
        <table:table-row table:style-name="ro11">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CONCESSIONÁRIA ROTA DAS BANDEIRAS</text:p>
          </table:table-cell>
          <table:table-cell office:value-type="string" table:style-name="ce7">
            <text:p>10.647.979/0001-48</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55,60</text:p>
          </table:table-cell>
          <table:table-cell table:number-columns-repeated="16373"/>
        </table:table-row>
        <table:table-row table:style-name="ro11">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RODOVIAS DO INTERIOR PAULISTA S/A</text:p>
          </table:table-cell>
          <table:table-cell office:value-type="string" table:style-name="ce7">
            <text:p>03.207.703/0001-83</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2,40</text:p>
          </table:table-cell>
          <table:table-cell table:number-columns-repeated="16373"/>
        </table:table-row>
        <table:table-row table:style-name="ro9">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text:p>
          </table:table-cell>
          <table:table-cell office:value-type="string" table:style-name="ce6">
            <text:p>R$ <text:s text:c="4"/>30,00</text:p>
          </table:table-cell>
          <table:table-cell table:number-columns-repeated="16373"/>
        </table:table-row>
        <table:table-row table:style-name="ro12">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15/04/2021</text:p>
          </table:table-cell>
          <table:table-cell office:value-type="string" table:style-name="ce10">
            <text:p>BERTUSO &amp; FERREIRA COMERCIAL LTDA</text:p>
          </table:table-cell>
          <table:table-cell office:value-type="string" table:style-name="ce7">
            <text:p>01.842.170/0001-86</text:p>
          </table:table-cell>
          <table:table-cell office:value-type="string" table:style-name="ce11">
            <text:p>AQUISIÇÃO DE CORDINHA BRANCA DE 6 MM</text:p>
            <text:p>AQUISIÇÃO DE 140 METROS DE CORDA PARA TROCARMOS AS CORDINHAS ATUALMENTE UTILIZADAS NOS MASTROS INTERNO <text:s/>E <text:s/>EXTERNOS <text:s/>DAS <text:s/>BANDEIRAS, <text:s/>POIS ENCONTRAM-SE <text:s/>MUITO <text:s/>SUJAS, <text:s/>E <text:s/>EM <text:s/>PÉSSIMO <text:s/>ESTADO. <text:s/>INFORMO AINDA, QUE CONSULTAMOS O ALMOXARIFADO E NÃO POSSUEM ESTE ITEM PARA FORNECER.</text:p>
            <text:p>ESCLAREÇO QUE O VALOR DA DESPESA É DE PEQUENO VULTO, E HÁ POUCOS FORNECEDORES DESSE ITEM NESTE MUNICÍPIO, O QUE DIFICULTA A COMPRA POR DISPENSA DE LICITAÇÃO.</text:p>
          </table:table-cell>
          <table:table-cell office:value-type="string" table:style-name="ce6">
            <text:p>R$ <text:s text:c="3"/>133,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LOMA MIDORI ARAGAKI SALLES</text:p>
          </table:table-cell>
          <table:table-cell office:value-type="string" table:style-name="ce6">
            <text:p>334.367.938-09</text:p>
          </table:table-cell>
          <table:table-cell office:value-type="string" table:style-name="ce6">
            <text:p>08/06/2021 a 20/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ADILSON DA SILVA</text:p>
          </table:table-cell>
          <table:table-cell office:value-type="string" table:style-name="ce6">
            <text:p>353.073.198-60</text:p>
          </table:table-cell>
          <table:table-cell office:value-type="string" table:style-name="ce6">
            <text:p>18/05/2021 a 20/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SANDOR VIEIRA DAS NEVES</text:p>
          </table:table-cell>
          <table:table-cell office:value-type="string" table:style-name="ce6">
            <text:p>192.147.808-03</text:p>
          </table:table-cell>
          <table:table-cell office:value-type="string" table:style-name="ce6">
            <text:p>28/01/2021 a 19/04/2021</text:p>
          </table:table-cell>
          <table:table-cell office:value-type="string" table:style-name="ce6">
            <text:p>SIM</text:p>
          </table:table-cell>
          <table:table-cell office:value-type="string" table:style-name="ce6">
            <text:p>01/03/2021</text:p>
          </table:table-cell>
          <table:table-cell office:value-type="string" table:style-name="ce10">
            <text:p>ARTHUR FERREIRA DOS SANTOS CHAVEIRO ME</text:p>
          </table:table-cell>
          <table:table-cell office:value-type="string" table:style-name="ce7">
            <text:p>02.163.115/0001-22</text:p>
          </table:table-cell>
          <table:table-cell office:value-type="string" table:style-name="ce11">
            <text:p>FECHADURA EMPERRADA DA PRM REGISTRO</text:p>
          </table:table-cell>
          <table:table-cell office:value-type="string" table:style-name="ce6">
            <text:p>R$ <text:s text:c="3"/>16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2/06/2021 a 20/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08/02/2021</text:p>
          </table:table-cell>
          <table:table-cell office:value-type="string" table:style-name="ce10">
            <text:p>16º TABELIÃO DE NOTAS DE SÃO PAULO</text:p>
          </table:table-cell>
          <table:table-cell office:value-type="string" table:style-name="ce7">
            <text:p>45.572.567/0001-70</text:p>
          </table:table-cell>
          <table:table-cell office:value-type="string" table:style-name="ce11">
            <text:p>PAGAMENTO <text:s/>DE DESPESAS <text:s/>COM <text:s/>3 <text:s/>RECONHECIMENTOS <text:s/>DE <text:s/>FIRMA <text:s/>POR <text:s/>AUTENTICIDADE: <text:s/>R$51,90 <text:s/>2 <text:s/>CÓPIAS AUTENTICADAS <text:s/>DOS <text:s/>DUTS <text:s/>(FRENTE <text:s/>E <text:s/>VERSO): <text:s/>R$55,20 <text:s/>TOTAL <text:s/>DOS <text:s/>SERVIÇO: <text:s/>R$107,10.</text:p>
          </table:table-cell>
          <table:table-cell office:value-type="string" table:style-name="ce6">
            <text:p>R$ <text:s text:c="3"/>107,1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19/02/2021</text:p>
          </table:table-cell>
          <table:table-cell office:value-type="string" table:style-name="ce10">
            <text:p>ASSOCIAÇÃO AMIGOS METROVIÁRIOS DOS EXCEPCIONAIS-SP</text:p>
          </table:table-cell>
          <table:table-cell office:value-type="string" table:style-name="ce7">
            <text:p>64.917.818/0001-56</text:p>
          </table:table-cell>
          <table:table-cell office:value-type="string" table:style-name="ce11">
            <text:p>PAGAMENTO DOS SERVIÇOS DE TRADUÇÃO EM LIBRAS SERÁ FEITO POR BOLETO BANCÁRIO, E CONFORME INFORMADO NA PROPOSTA DA EMPRESA AME, O VALOR INICIAL SERÁ DE R$60,00</text:p>
          </table:table-cell>
          <table:table-cell office:value-type="string" table:style-name="ce6">
            <text:p>R$ <text:s text:c="3"/>120,00</text:p>
          </table:table-cell>
          <table:table-cell table:number-columns-repeated="16373"/>
        </table:table-row>
        <table:table-row table:style-name="ro7">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0/01/2021</text:p>
          </table:table-cell>
          <table:table-cell office:value-type="string" table:style-name="ce10">
            <text:p>SÓ REPAROS</text:p>
          </table:table-cell>
          <table:table-cell office:value-type="string" table:style-name="ce7">
            <text:p>26.443.804/0001-59</text:p>
          </table:table-cell>
          <table:table-cell office:value-type="string" table:style-name="ce11">
            <text:p>AQUISIÇÃO DE REVESTIMENTO CERÂMICO 10 X 10 CM NA COR BRANCO ACETINADO PARA REPOSIÇÃO NAS PAREDES DAS COPAS DE ALGUNS ANDARES DA PRR1 EM DECORRÊNCIA DA REALIZAÇÃO DE MANUTENÇÃO NAS TUBULAÇÕES HIDRÁULICAS DEVIDO A VAZAMENTOS.</text:p>
          </table:table-cell>
          <table:table-cell office:value-type="string" table:style-name="ce6">
            <text:p>R$ <text:s text:c="3"/>103,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3/02/2021</text:p>
          </table:table-cell>
          <table:table-cell office:value-type="string" table:style-name="ce10">
            <text:p>MMG MATERIAIS PARA CONTRUÇAÕ EIRELI</text:p>
          </table:table-cell>
          <table:table-cell office:value-type="string" table:style-name="ce7">
            <text:p>36.062.504/0001-83</text:p>
          </table:table-cell>
          <table:table-cell office:value-type="string" table:style-name="ce11">
            <text:p>INSTALAÇÃO DE SOLEIRA DE PISO DE GRANITO DE 14 X 80 PARA COMPLEMENTAR REFORMA DE PISO DO REFEITÓRIO (LANCHONETE).</text:p>
          </table:table-cell>
          <table:table-cell office:value-type="string" table:style-name="ce6">
            <text:p>R$ <text:s text:c="4"/>49,80</text:p>
          </table:table-cell>
          <table:table-cell table:number-columns-repeated="16373"/>
        </table:table-row>
        <table:table-row table:style-name="ro8">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10">
            <text:p>ACRIPLAC DF</text:p>
          </table:table-cell>
          <table:table-cell office:value-type="string" table:style-name="ce7">
            <text:p>15.236.054/0001-28</text:p>
          </table:table-cell>
          <table:table-cell office:value-type="string" table:style-name="ce11">
            <text:p>PARA COMPANHIA SOCIAL TAMPINHA LEGAL: SEJA SOLIDÁRIO, SUA TAMPINHA FAZ A DIFERENÇA.TRATA-SE DE UM PROJETO SOCIAL, QUE TEM POR OBJETIVO ESSE CICLO VIRTUOSO DO PLÁSTICO. A TAMPA PASSARÁ POR TODO O PROCESSO DE RECICLAGEM E ESSA TAMPINHA VAI VOLTAR A SER TAMPINHA NOVAMENTE.</text:p>
          </table:table-cell>
          <table:table-cell office:value-type="string" table:style-name="ce6">
            <text:p>R$ <text:s text:c="3"/>595,00</text:p>
          </table:table-cell>
          <table:table-cell table:number-columns-repeated="16373"/>
        </table:table-row>
        <table:table-row table:style-name="ro6">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10">
            <text:p>HBL CARIMBOS E PLACAS IND. E COM. LTDA - ME</text:p>
          </table:table-cell>
          <table:table-cell office:value-type="string" table:style-name="ce7">
            <text:p>72.649.361/0001-74</text:p>
          </table:table-cell>
          <table:table-cell office:value-type="string" table:style-name="ce11">
            <text:p>COLOCAÇÃO DE FOTOGRAFIA DE PROCURADORA CHEFE REGIONAL DA GESTÃO ANTERIOR <text:s/>CONFORME TRADIÇÃO, EM MOLDURA PARA INSTALAÇÃO NA GALERIA DE FOTOS DOS PROCURADORES CHEFES LOCALIZADA NO 12º ANDAR DA PRR1.</text:p>
          </table:table-cell>
          <table:table-cell office:value-type="string" table:style-name="ce6">
            <text:p>R$ <text:s text:c="3"/>950,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7/01/2021</text:p>
          </table:table-cell>
          <table:table-cell office:value-type="string" table:style-name="ce10">
            <text:p>VGS COMERCIO VAREGISTA DE MATERIAL DE CONSTRUCAO LTDA</text:p>
          </table:table-cell>
          <table:table-cell office:value-type="string" table:style-name="ce7">
            <text:p>34.903.950/0001-48</text:p>
          </table:table-cell>
          <table:table-cell office:value-type="string" table:style-name="ce11">
            <text:p>ATENDER AS NECESSIDADES DE REPAROS DOS RALOS DOS BANHEIROS SOCIAIS DA PRR1.</text:p>
          </table:table-cell>
          <table:table-cell office:value-type="string" table:style-name="ce6">
            <text:p>R$ <text:s text:c="3"/>595,59</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8/01/2021</text:p>
          </table:table-cell>
          <table:table-cell office:value-type="string" table:style-name="ce10">
            <text:p>VGS COMERCIO VAREGISTA DE MATERIAL DE CONSTRUCAO LTDA</text:p>
          </table:table-cell>
          <table:table-cell office:value-type="string" table:style-name="ce7">
            <text:p>34.903.950/0001-48</text:p>
          </table:table-cell>
          <table:table-cell office:value-type="string" table:style-name="ce11">
            <text:p>REPARO NOS BANHEIROS MASCULINOS DA PRR1. MATERIAL INEXISTENTE NO ALMOXARIFADO.</text:p>
          </table:table-cell>
          <table:table-cell office:value-type="string" table:style-name="ce6">
            <text:p>R$ <text:s text:c="3"/>354,41</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9/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9/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MARCIO KATSUYUKI ODO</text:p>
          </table:table-cell>
          <table:table-cell office:value-type="string" table:style-name="ce6">
            <text:p>096.985.978-32</text:p>
          </table:table-cell>
          <table:table-cell office:value-type="string" table:style-name="ce6">
            <text:p>08/07/2021 a 0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3/01/2021 a 12/04/2021</text:p>
          </table:table-cell>
          <table:table-cell office:value-type="string" table:style-name="ce6">
            <text:p>SIM</text:p>
          </table:table-cell>
          <table:table-cell office:value-type="string" table:style-name="ce6">
            <text:p>28/01/2021</text:p>
          </table:table-cell>
          <table:table-cell office:value-type="string" table:style-name="ce10">
            <text:p>SAINT-GOBAIN DISTRIBUICAO BRASIL LTDA</text:p>
          </table:table-cell>
          <table:table-cell office:value-type="string" table:style-name="ce7">
            <text:p>03.840.986/0048-60</text:p>
          </table:table-cell>
          <table:table-cell office:value-type="string" table:style-name="ce11">
            <text:p>CONFORME FORMULÁRIO SEMSG PRR3ª-00002424/2021</text:p>
          </table:table-cell>
          <table:table-cell office:value-type="string" table:style-name="ce6">
            <text:p>R$ <text:s text:c="3"/>187,80</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05/02/2021</text:p>
          </table:table-cell>
          <table:table-cell office:value-type="string" table:style-name="ce10">
            <text:p>COMERCIAL DE COMBUSTIVEIS RAMIRO LTDA</text:p>
          </table:table-cell>
          <table:table-cell office:value-type="string" table:style-name="ce7">
            <text:p>10.520.277/0001-07</text:p>
          </table:table-cell>
          <table:table-cell office:value-type="string" table:style-name="ce11">
            <text:p>PARA ALIMENTAÇÃO DO GRUPO GERADOR</text:p>
          </table:table-cell>
          <table:table-cell office:value-type="string" table:style-name="ce6">
            <text:p>R$ <text:s text:c="3"/>397,7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05/02/2021</text:p>
          </table:table-cell>
          <table:table-cell office:value-type="string" table:style-name="ce10">
            <text:p>FECHO SUL COMÉRCIO DE FECHADURAS</text:p>
          </table:table-cell>
          <table:table-cell office:value-type="string" table:style-name="ce7">
            <text:p>03.417.907/0001-49</text:p>
          </table:table-cell>
          <table:table-cell office:value-type="string" table:style-name="ce11">
            <text:p>SUBSTITUIÇÃO DE FECHADURA DANIFICADA NA PORTA DE ACESSO AO TERRAÇO DO 3º ANDAR</text:p>
          </table:table-cell>
          <table:table-cell office:value-type="string" table:style-name="ce6">
            <text:p>R$ <text:s text:c="3"/>102,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19/02/2021</text:p>
          </table:table-cell>
          <table:table-cell office:value-type="string" table:style-name="ce10">
            <text:p>CIMAFER COMERCIO DE MATERIAL</text:p>
          </table:table-cell>
          <table:table-cell office:value-type="string" table:style-name="ce7">
            <text:p>88.297.544/0001-08</text:p>
          </table:table-cell>
          <table:table-cell office:value-type="string" table:style-name="ce11">
            <text:p>UMA <text:s/>DAS <text:s/>CUBAS <text:s/>DO <text:s/>BANHEIRO <text:s/>COLETIVO <text:s/>MASCULINO <text:s/>DO <text:s/>ANDAR <text:s/>TÉRREO QUEBROU</text:p>
          </table:table-cell>
          <table:table-cell office:value-type="string" table:style-name="ce6">
            <text:p>R$ <text:s text:c="4"/>95,80</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23/03/2021</text:p>
          </table:table-cell>
          <table:table-cell office:value-type="string" table:style-name="ce10">
            <text:p>RESULTADO FINAL IND COM PEÇAS DE ACRÍLICO LTDA</text:p>
          </table:table-cell>
          <table:table-cell office:value-type="string" table:style-name="ce7">
            <text:p>00.244.056/0001-91</text:p>
          </table:table-cell>
          <table:table-cell office:value-type="string" table:style-name="ce11">
            <text:p>AQUISIÇÃO DE BARREIRA EM ACRÍLICO PAR A SER COLOCADA ENTRE OS POSTOS D A SECRETARIA DA COORADM - MEDIDA DE PREVENÇÃO À COVID-19</text:p>
          </table:table-cell>
          <table:table-cell office:value-type="string" table:style-name="ce6">
            <text:p>R$ <text:s text:c="3"/>325,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3/01/2021 a 09/04/2021</text:p>
          </table:table-cell>
          <table:table-cell office:value-type="string" table:style-name="ce6">
            <text:p>SIM</text:p>
          </table:table-cell>
          <table:table-cell office:value-type="string" table:style-name="ce6">
            <text:p>07/04/2021</text:p>
          </table:table-cell>
          <table:table-cell office:value-type="string" table:style-name="ce10">
            <text:p>COPY MUNDI LTDA</text:p>
          </table:table-cell>
          <table:table-cell office:value-type="string" table:style-name="ce7">
            <text:p>08.608.434/0001-80</text:p>
          </table:table-cell>
          <table:table-cell office:value-type="string" table:style-name="ce11">
            <text:p>TROCA DE PLACA DE IDENTIFICAÇÃO DE GABINETE.</text:p>
          </table:table-cell>
          <table:table-cell office:value-type="string" table:style-name="ce6">
            <text:p>R$ <text:s text:c="3"/>10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3/05/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4/02/2021 a 30/04/2021</text:p>
          </table:table-cell>
          <table:table-cell office:value-type="string" table:style-name="ce6">
            <text:p>SIM</text:p>
          </table:table-cell>
          <table:table-cell office:value-type="string" table:style-name="ce6">
            <text:p>01/03/2021</text:p>
          </table:table-cell>
          <table:table-cell office:value-type="string" table:style-name="ce10">
            <text:p>POSTO DE COMBUSTIVEIS DICO LTDA</text:p>
          </table:table-cell>
          <table:table-cell office:value-type="string" table:style-name="ce7">
            <text:p>08.768.465/0001-07</text:p>
          </table:table-cell>
          <table:table-cell office:value-type="string" table:style-name="ce11">
            <text:p>NECESSIDADE DO SERVIÇO.</text:p>
          </table:table-cell>
          <table:table-cell office:value-type="string" table:style-name="ce6">
            <text:p>R$ <text:s text:c="4"/>20,00</text:p>
          </table:table-cell>
          <table:table-cell table:number-columns-repeated="16373"/>
        </table:table-row>
        <table:table-row table:style-name="ro6">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19/01/2021</text:p>
          </table:table-cell>
          <table:table-cell office:value-type="string" table:style-name="ce10">
            <text:p>DENTAL SORRISO LTDA</text:p>
          </table:table-cell>
          <table:table-cell office:value-type="string" table:style-name="ce7">
            <text:p>06.313.389/0001-01</text:p>
          </table:table-cell>
          <table:table-cell office:value-type="string" table:style-name="ce11">
            <text:p>ATENDER DEMANDAS DO SERVIÇO OODNTOLÓGICO DA PRR5/MPF.</text:p>
            <text:p/>
            <text:p>PANDEMIA COVID-19</text:p>
          </table:table-cell>
          <table:table-cell office:value-type="string" table:style-name="ce6">
            <text:p>R$ <text:s text:c="4"/>14,50</text:p>
          </table:table-cell>
          <table:table-cell table:number-columns-repeated="16373"/>
        </table:table-row>
        <table:table-row table:style-name="ro4">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19/01/2021</text:p>
          </table:table-cell>
          <table:table-cell office:value-type="string" table:style-name="ce10">
            <text:p>PADRAO DISTRIBUIDORA PRODUTOS E EQUIPAMENTOS HOSPITALARES PE CALLOU</text:p>
          </table:table-cell>
          <table:table-cell office:value-type="string" table:style-name="ce7">
            <text:p>09.441.460/0001-20</text:p>
          </table:table-cell>
          <table:table-cell office:value-type="string" table:style-name="ce11">
            <text:p>ATENDER DEMANDA URGENTE DO SERVIÇO ODONTOLÓGICO/PRR5.</text:p>
          </table:table-cell>
          <table:table-cell office:value-type="string" table:style-name="ce6">
            <text:p>R$ <text:s text:c="3"/>116,82</text:p>
          </table:table-cell>
          <table:table-cell table:number-columns-repeated="16373"/>
        </table:table-row>
        <table:table-row table:style-name="ro6">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26/01/2021</text:p>
          </table:table-cell>
          <table:table-cell office:value-type="string" table:style-name="ce10">
            <text:p>RENATA CRISTINA MARTINS PICCHETO EPP</text:p>
          </table:table-cell>
          <table:table-cell office:value-type="string" table:style-name="ce7">
            <text:p>23.778.278/0001-90</text:p>
          </table:table-cell>
          <table:table-cell office:value-type="string" table:style-name="ce11">
            <text:p>ATENDER DEMANDAS DO SERVIÇO ODONTOLÓGICO DA PRR5/MPF.</text:p>
            <text:p/>
            <text:p>PANDEMIA COVID-19.</text:p>
          </table:table-cell>
          <table:table-cell office:value-type="string" table:style-name="ce6">
            <text:p>R$ <text:s text:c="4"/>49,57</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04/02/2021</text:p>
          </table:table-cell>
          <table:table-cell office:value-type="string" table:style-name="ce10">
            <text:p>ARMAZEM CORAL LTDA</text:p>
          </table:table-cell>
          <table:table-cell office:value-type="string" table:style-name="ce7">
            <text:p>11.623.188/0020-03</text:p>
          </table:table-cell>
          <table:table-cell office:value-type="string" table:style-name="ce11">
            <text:p>MANUTENÇÃO PREDIAL</text:p>
          </table:table-cell>
          <table:table-cell office:value-type="string" table:style-name="ce6">
            <text:p>R$ <text:s text:c="3"/>140,1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10/03/2021</text:p>
          </table:table-cell>
          <table:table-cell office:value-type="string" table:style-name="ce10">
            <text:p>ORLANDO ANDRADE DE SANTANA</text:p>
          </table:table-cell>
          <table:table-cell office:value-type="string" table:style-name="ce7">
            <text:p>04.618.334/0001-84</text:p>
          </table:table-cell>
          <table:table-cell office:value-type="string" table:style-name="ce11">
            <text:p>MANUTENÇÃO PREDIAL</text:p>
          </table:table-cell>
          <table:table-cell office:value-type="string" table:style-name="ce6">
            <text:p>R$ <text:s text:c="3"/>218,00</text:p>
          </table:table-cell>
          <table:table-cell table:number-columns-repeated="16373"/>
        </table:table-row>
        <table:table-row table:style-name="ro3">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12/03/2021</text:p>
          </table:table-cell>
          <table:table-cell office:value-type="string" table:style-name="ce10">
            <text:p>JH COMPONENTES PARA ESQUADRIAS</text:p>
          </table:table-cell>
          <table:table-cell office:value-type="string" table:style-name="ce7">
            <text:p>07.177.638/0001-41</text:p>
          </table:table-cell>
          <table:table-cell office:value-type="string" table:style-name="ce11">
            <text:p>MANUTENÇÃO PREDIAL</text:p>
          </table:table-cell>
          <table:table-cell office:value-type="string" table:style-name="ce6">
            <text:p>R$ <text:s text:c="3"/>125,98</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28/01/2021</text:p>
          </table:table-cell>
          <table:table-cell office:value-type="string" table:style-name="ce10">
            <text:p>ARMAZEM CORAL LTDA</text:p>
          </table:table-cell>
          <table:table-cell office:value-type="string" table:style-name="ce7">
            <text:p>11.623.188/0020-03</text:p>
          </table:table-cell>
          <table:table-cell office:value-type="string" table:style-name="ce11">
            <text:p>MANUTENÇÃO PREDIAL</text:p>
          </table:table-cell>
          <table:table-cell office:value-type="string" table:style-name="ce6">
            <text:p>R$ <text:s text:c="4"/>39,9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28/01/2021</text:p>
          </table:table-cell>
          <table:table-cell office:value-type="string" table:style-name="ce10">
            <text:p>CASA DO GRANITO</text:p>
          </table:table-cell>
          <table:table-cell office:value-type="string" table:style-name="ce7">
            <text:p>12.375.524/0001-46</text:p>
          </table:table-cell>
          <table:table-cell office:value-type="string" table:style-name="ce11">
            <text:p>MANUTENÇÃO PREDIAL</text:p>
          </table:table-cell>
          <table:table-cell office:value-type="string" table:style-name="ce6">
            <text:p>R$ <text:s text:c="4"/>63,0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8/04/2021 a 2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number-rows-repeated="580" table:style-name="ro2">
          <table:table-cell table:number-columns-repeated="2" table:style-name="ce6"/>
          <table:table-cell table:style-name="ce7"/>
          <table:table-cell table:number-columns-repeated="4" table:style-name="ce6"/>
          <table:table-cell table:style-name="ce10"/>
          <table:table-cell table:style-name="ce7"/>
          <table:table-cell table:style-name="ce11"/>
          <table:table-cell table:style-name="ce6"/>
          <table:table-cell table:number-columns-repeated="16373"/>
        </table:table-row>
        <table:table-row table:number-rows-repeated="118" table:style-name="ro2">
          <table:table-cell table:number-columns-repeated="2" table:style-name="ce6"/>
          <table:table-cell table:style-name="ce7"/>
          <table:table-cell table:number-columns-repeated="4" table:style-name="ce6"/>
          <table:table-cell table:number-columns-repeated="2" table:style-name="ce7"/>
          <table:table-cell table:style-name="ce11"/>
          <table:table-cell table:style-name="ce6"/>
          <table:table-cell table:number-columns-repeated="16373"/>
        </table:table-row>
        <table:table-row table:style-name="ro2">
          <table:table-cell table:number-columns-repeated="2" table:style-name="ce6"/>
          <table:table-cell table:style-name="ce7"/>
          <table:table-cell table:number-columns-repeated="4" table:style-name="ce6"/>
          <table:table-cell table:number-columns-repeated="3" table:style-name="ce7"/>
          <table:table-cell table:style-name="ce6"/>
          <table:table-cell table:number-columns-repeated="16373"/>
        </table:table-row>
        <table:table-row table:number-rows-repeated="137" table:style-name="ro2">
          <table:table-cell table:number-columns-repeated="2" table:style-name="ce6"/>
          <table:table-cell table:style-name="ce7"/>
          <table:table-cell table:number-columns-repeated="4" table:style-name="ce6"/>
          <table:table-cell table:style-name="ce10"/>
          <table:table-cell table:style-name="ce7"/>
          <table:table-cell table:style-name="ce11"/>
          <table:table-cell table:style-name="ce6"/>
          <table:table-cell table:number-columns-repeated="16373"/>
        </table:table-row>
        <table:table-row table:number-rows-repeated="264" table:style-name="ro2">
          <table:table-cell table:number-columns-repeated="7" table:style-name="ce7"/>
          <table:table-cell table:style-name="ce15"/>
          <table:table-cell table:style-name="ce7"/>
          <table:table-cell table:style-name="ce15"/>
          <table:table-cell table:style-name="ce7"/>
          <table:table-cell table:number-columns-repeated="16373"/>
        </table:table-row>
        <table:table-row table:number-rows-repeated="104696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42%" style:table-centering="horizontal"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style:style style:name="T1" style:family="text">
      <style:text-properties fo:color="#000000" style:font-name="Times New Roman" style:font-name-asian="Times New Roman" style:font-name-complex="Times New Roman" fo:font-size="14pt" style:font-size-asian="14pt" style:font-size-complex="14pt" fo:font-weight="bold" style:font-weight-asian="bold" style:font-weight-complex="bold"/>
    </style:style>
    <style:style style:name="T2"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office:automatic-styles>
  <office:master-styles>
    <style:master-page style:name="mp1" style:page-layout-name="pm1">
      <style:header>
        <text:p><text:span text:style-name="T1">DESPESAS</text:span><text:span text:style-name="T1"> </text:span><text:span text:style-name="T1">COM</text:span><text:span text:style-name="T1"> </text:span><text:span text:style-name="T1">CARTÃO</text:span><text:span text:style-name="T1"> </text:span><text:span text:style-name="T1">CORPORATIVO</text:span><text:span text:style-name="T1"> </text:span><text:span text:style-name="T1">E</text:span><text:span text:style-name="T1"> </text:span><text:span text:style-name="T1">SUPRIMENTO</text:span><text:span text:style-name="T1"> </text:span><text:span text:style-name="T1">DE</text:span><text:span text:style-name="T1"> </text:span><text:span text:style-name="T1">FUNDOS</text:span></text:p>
      </style:header>
      <style:header-left style:display="false"/>
      <style:footer>
        <style:region-left>
          <text:p><text:span text:style-name="T2">Fonte</text:span><text:span text:style-name="T2"> </text:span><text:span text:style-name="T2">da</text:span><text:span text:style-name="T2"> </text:span><text:span text:style-name="T2">Informação:</text:span><text:span text:style-name="T2"> </text:span><text:span text:style-name="T2">Sistema</text:span><text:span text:style-name="T2"> </text:span><text:span text:style-name="T2">de</text:span><text:span text:style-name="T2"> </text:span><text:span text:style-name="T2">Gestão</text:span><text:span text:style-name="T2"> </text:span><text:span text:style-name="T2">Administrativa</text:span><text:span text:style-name="T2"> </text:span><text:span text:style-name="T2">(SGA)</text:span></text:p>
          <text:p><text:span text:style-name="T2">Data</text:span><text:span text:style-name="T2"> </text:span><text:span text:style-name="T2">da</text:span><text:span text:style-name="T2"> </text:span><text:span text:style-name="T2">última</text:span><text:span text:style-name="T2"> </text:span><text:span text:style-name="T2">atualização:</text:span><text:span text:style-name="T2"> </text:span><text:span text:style-name="T2">09/07/2021</text:span></text:p>
        </style:region-left>
        <style:region-center>
          <text:p><text:page-number>1</text:page-number><text:s/>de<text:s/><text:page-count>99</text:page-count></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Well Lopes</meta:initial-creator>
    <dc:creator>Well Lopes</dc:creator>
    <meta:creation-date>2021-07-09T05:39:31Z</meta:creation-date>
    <dc:date>2021-07-09T05:45:32Z</dc:date>
    <meta:print-date>2021-07-09T05:44:25Z</meta:print-date>
  </office:meta>
</office:document-meta>
</file>